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7.26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218.44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50.49pt"/>
    </style:style>
    <style:style style:name="co16" style:family="table-column">
      <style:table-column-properties fo:break-before="auto" style:column-width="116.56pt"/>
    </style:style>
    <style:style style:name="co17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fo:border-left="0.74pt solid #000000" fo:border-right="none" fo:border-top="none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6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8"/>
          <table:table-cell table:number-columns-repeated="5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22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18" office:value-type="string" calcext:value-type="string">
            <text:p>cpu</text:p>
          </table:table-cell>
          <table:table-cell table:style-name="ce18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17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6]" office:value-type="float" office:value="0.020532" calcext:value-type="float">
            <text:p>0.020532</text:p>
          </table:table-cell>
          <table:table-cell table:formula="of:=[$Timing.F107]" office:value-type="float" office:value="0.032531" calcext:value-type="float">
            <text:p>0.032531</text:p>
          </table:table-cell>
          <table:table-cell table:formula="of:=[$Timing.F108]" office:value-type="float" office:value="0.015441" calcext:value-type="float">
            <text:p>0.015441</text:p>
          </table:table-cell>
          <table:table-cell table:formula="of:=[$Timing.F109]" office:value-type="float" office:value="0.013367" calcext:value-type="float">
            <text:p>0.013367</text:p>
          </table:table-cell>
          <table:table-cell table:formula="of:=[$Timing.F110]" office:value-type="float" office:value="0.013368" calcext:value-type="float">
            <text:p>0.013368</text:p>
          </table:table-cell>
          <table:table-cell table:formula="of:=[$Timing.F11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2]" office:value-type="float" office:value="0.008814" calcext:value-type="float">
            <text:p>0.008814</text:p>
          </table:table-cell>
          <table:table-cell table:formula="of:=[$Timing.F113]" office:value-type="float" office:value="0.008867" calcext:value-type="float">
            <text:p>0.008867</text:p>
          </table:table-cell>
          <table:table-cell table:formula="of:=[$Timing.F114]" office:value-type="float" office:value="0.00566" calcext:value-type="float">
            <text:p>0.00566</text:p>
          </table:table-cell>
          <table:table-cell/>
          <table:table-cell table:formula="of:=[$Timing.F11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formula="of:=[$Timing.F166]" office:value-type="float" office:value="2.979217" calcext:value-type="float">
            <text:p>2.979217</text:p>
          </table:table-cell>
          <table:table-cell table:formula="of:=[$Timing.F16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formula="of:=[$Timing.F162]" office:value-type="float" office:value="2.012528" calcext:value-type="float">
            <text:p>2.012528</text:p>
          </table:table-cell>
          <table:table-cell table:formula="of:=[$Timing.F16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17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17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453.51pt" svg:height="317.96pt" svg:x="800.73pt" svg:y="2824.36pt">
            <draw:object draw:notify-on-update-of-ranges="Timing.J214:Timing.S214 Timing.I215:Timing.I215 Timing.J215:Timing.S215 Timing.I216:Timing.I216 Timing.J216:Timing.S216 Timing.I217:Timing.I217 Timing.J217:Timing.S2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453.51pt" svg:height="255.09pt" svg:x="847.9pt" svg:y="3274.61pt">
            <draw:object draw:notify-on-update-of-ranges="Timing.J249:Timing.U249 Timing.I250:Timing.I250 Timing.J250:Timing.U250 Timing.I251:Timing.I251 Timing.J251:Timing.U251 Timing.I252:Timing.I252 Timing.J252:Timing.U25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537.14pt" svg:height="329.78pt" svg:x="741.37pt" svg:y="5789.68pt">
            <draw:object draw:notify-on-update-of-ranges="Timing.J444:Timing.V444 Timing.I445:Timing.I445 Timing.J445:Timing.V445 Timing.I446:Timing.I446 Timing.J446:Timing.V446 Timing.I447:Timing.I447 Timing.J447:Timing.V44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607.8pt" svg:height="286.55pt" svg:x="789.76pt" svg:y="2436.66pt">
            <draw:object draw:notify-on-update-of-ranges="Timing.K185:Timing.O185 Timing.J186:Timing.J186 Timing.K186:Timing.O186 Timing.J187:Timing.J187 Timing.K187:Timing.O18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18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8" table:default-cell-style-name="ce53"/>
        <table:table-column table:style-name="co9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22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17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 table:number-columns-repeated="2"/>
          <table:table-cell office:value-type="string" calcext:value-type="string">
            <text:p>From here on, not much progres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/>
          <table:table-cell office:value-type="string" calcext:value-type="string">
            <text:p>TODO register progress from here on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Matrix – Platform compare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6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 table:number-rows-repeated="18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 table:number-columns-repeated="2"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15"/>
          <table:table-cell office:value-type="string" calcext:value-type="string">
            <text:p>`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 table:number-columns-repeated="2"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width:</text:p>
          </table:table-cell>
          <table:table-cell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22"/>
          <table:table-cell office:value-type="string" calcext:value-type="string">
            <text:p>height:</text:p>
          </table:table-cell>
          <table:table-cell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2"/>
          <table:table-cell office:value-type="string" calcext:value-type="string">
            <text:p>pi3</text:p>
          </table:table-cell>
          <table:table-cell office:value-type="float" office:value="58.47852" calcext:value-type="float">
            <text:p>58.47852</text:p>
          </table:table-cell>
          <table:table-cell office:value-type="float" office:value="29.671871" calcext:value-type="float">
            <text:p>29.671871</text:p>
          </table:table-cell>
          <table:table-cell office:value-type="float" office:value="16.260778" calcext:value-type="float">
            <text:p>16.260778</text:p>
          </table:table-cell>
          <table:table-cell office:value-type="float" office:value="16.239317" calcext:value-type="float">
            <text:p>16.239317</text:p>
          </table:table-cell>
          <table:table-cell office:value-type="float" office:value="16.254746" calcext:value-type="float">
            <text:p>16.25474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2"/>
          <table:table-cell office:value-type="string" calcext:value-type="string">
            <text:p>pi4 64-bits</text:p>
          </table:table-cell>
          <table:table-cell office:value-type="float" office:value="34.449104" calcext:value-type="float">
            <text:p>34.449104</text:p>
          </table:table-cell>
          <table:table-cell table:number-columns-repeated="2"/>
          <table:table-cell office:value-type="float" office:value="4.425815" calcext:value-type="float">
            <text:p>4.425815</text:p>
          </table:table-cell>
          <table:table-cell table:number-columns-repeated="1010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table:number-columns-repeated="1017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>
          <table:table-cell office:value-type="float" office:value="20210423" calcext:value-type="float">
            <text:p>20210423</text:p>
          </table:table-cell>
          <table:table-cell office:value-type="string" calcext:value-type="string">
            <text:p>fd7c097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63.935462" calcext:value-type="float">
            <text:p>63.9354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041854" calcext:value-type="float">
            <text:p>5.041854</text:p>
          </table:table-cell>
          <table:table-cell table:number-columns-repeated="1018"/>
        </table:table-row>
        <table:table-row table:style-name="ro1">
          <table:table-cell office:value-type="float" office:value="20210427" calcext:value-type="float">
            <text:p>20210427</text:p>
          </table:table-cell>
          <table:table-cell office:value-type="string" calcext:value-type="string">
            <text:p>335dde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calar</text:p>
          </table:table-cell>
          <table:table-cell office:value-type="float" office:value="17.626494" calcext:value-type="float">
            <text:p>17.6264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4.449104" calcext:value-type="float">
            <text:p>34.4491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4.425815" calcext:value-type="float">
            <text:p>4.4258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calar</text:p>
          </table:table-cell>
          <table:table-cell office:value-type="float" office:value="75.609017" calcext:value-type="float">
            <text:p>75.60901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8.47852" calcext:value-type="float">
            <text:p>58.4785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2</text:p>
          </table:table-cell>
          <table:table-cell office:value-type="float" office:value="29.671871" calcext:value-type="float">
            <text:p>29.67187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4</text:p>
          </table:table-cell>
          <table:table-cell office:value-type="float" office:value="16.260778" calcext:value-type="float">
            <text:p>16.26077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239317" calcext:value-type="float">
            <text:p>16.2393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254746" calcext:value-type="float">
            <text:p>16.25474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7" office:value-type="string" calcext:value-type="string">
            <text:p>DFT – in unit test, 10 iterations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/>
          <table:table-cell table:style-name="ce24" office:value-type="string" calcext:value-type="string">
            <text:p>-n=12</text:p>
          </table:table-cell>
          <table:table-cell table:style-name="ce24" table:number-columns-repeated="1014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 table:style-name="ce19"/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/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Pi4 – 10 iterations, n=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/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3" office:value-type="string" calcext:value-type="string">
            <text:p>matrix mul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/>
          <table:table-cell>
            <draw:frame draw:z-index="1" draw:style-name="gr1" draw:text-style-name="P1" svg:width="544.93pt" svg:height="288.4pt" svg:x="0.17pt" svg:y="7.4pt">
              <draw:object draw:notify-on-update-of-ranges="Timing.J372:Timing.S372 Timing.I373:Timing.I373 Timing.J373:Timing.S373 Timing.I374:Timing.I374 Timing.J374:Timing.S374 Timing.I375:Timing.I375 Timing.J375:Timing.S375 Timing.I376:Timing.I376 Timing.J376:Timing.S37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/>
          <table:table-cell>
            <draw:frame draw:z-index="2" draw:style-name="gr1" draw:text-style-name="P1" svg:width="705.97pt" svg:height="332.82pt" svg:x="17.49pt" svg:y="2.3pt">
              <draw:object draw:notify-on-update-of-ranges="Timing.J406:Timing.AF406 Timing.I407:Timing.I407 Timing.J407:Timing.AF407 Timing.I408:Timing.I408 Timing.J408:Timing.AF408 Timing.I409:Timing.I409 Timing.J409:Timing.AF409 Timing.I410:Timing.I410 Timing.J410:Timing.AF410 Timing.T526:Timing.T52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v3d sin/cos, 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office:value-type="float" office:value="784" calcext:value-type="float">
            <text:p>784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lib functions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hardware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5821" calcext:value-type="float">
            <text:p>0.005821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10335" calcext:value-type="float">
            <text:p>0.010335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0.019662" calcext:value-type="float">
            <text:p>0.019662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25099" calcext:value-type="float">
            <text:p>0.025099</text:p>
          </table:table-cell>
          <table:table-cell office:value-type="float" office:value="0.027739" calcext:value-type="float">
            <text:p>0.027739</text:p>
          </table:table-cell>
          <table:table-cell office:value-type="float" office:value="0.035538" calcext:value-type="float">
            <text:p>0.035538</text:p>
          </table:table-cell>
          <table:table-cell office:value-type="float" office:value="0.039354" calcext:value-type="float">
            <text:p>0.0393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matrix mult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0.006605" calcext:value-type="float">
            <text:p>0.00660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hardware sin/cos, before fix combineImmediates()</text:p>
          </table:table-cell>
          <table:table-cell table:number-columns-repeated="1023"/>
        </table:table-row>
        <table:table-row table:style-name="ro1" table:visibility="collapse">
          <table:table-cell/>
          <table:table-cell office:value-type="string" calcext:value-type="string">
            <text:p>2a1afbf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6923" calcext:value-type="float">
            <text:p>0.169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397" calcext:value-type="float">
            <text:p>0.0033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26" calcext:value-type="float">
            <text:p>0.00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7955" calcext:value-type="float">
            <text:p>0.17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65" calcext:value-type="float">
            <text:p>0.00386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84" calcext:value-type="float">
            <text:p>0.0037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42904" calcext:value-type="float">
            <text:p>0.1429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53" calcext:value-type="float">
            <text:p>0.00345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3" calcext:value-type="float">
            <text:p>0.00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48475" calcext:value-type="float">
            <text:p>0.44847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777" calcext:value-type="float">
            <text:p>0.0047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1" calcext:value-type="float">
            <text:p>0.00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08397" calcext:value-type="float">
            <text:p>0.8083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864" calcext:value-type="float">
            <text:p>0.00986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881" calcext:value-type="float">
            <text:p>0.0048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538913" calcext:value-type="float">
            <text:p>0.5389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8646" calcext:value-type="float">
            <text:p>0.0086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84" calcext:value-type="float">
            <text:p>0.0041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915302" calcext:value-type="float">
            <text:p>0.915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65" calcext:value-type="float">
            <text:p>0.0073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15" calcext:value-type="float">
            <text:p>0.004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892363" calcext:value-type="float">
            <text:p>1.89236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22609" calcext:value-type="float">
            <text:p>0.02260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7578" calcext:value-type="float">
            <text:p>0.0075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051611" calcext:value-type="float">
            <text:p>1.0516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9707" calcext:value-type="float">
            <text:p>0.01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592049" calcext:value-type="float">
            <text:p>1.5920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929" calcext:value-type="float">
            <text:p>0.01092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516" calcext:value-type="float">
            <text:p>0.004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488528" calcext:value-type="float">
            <text:p>3.48852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41814" calcext:value-type="float">
            <text:p>0.04181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382" calcext:value-type="float">
            <text:p>0.0093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657937" calcext:value-type="float">
            <text:p>1.65793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6425" calcext:value-type="float">
            <text:p>0.03642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8243" calcext:value-type="float">
            <text:p>0.008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25322" calcext:value-type="float">
            <text:p>2.5253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24" calcext:value-type="float">
            <text:p>0.0190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605" calcext:value-type="float">
            <text:p>0.0066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21409" calcext:value-type="float">
            <text:p>5.6214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9579" calcext:value-type="float">
            <text:p>0.06957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7013" calcext:value-type="float">
            <text:p>0.0170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43255" calcext:value-type="float">
            <text:p>2.54325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1282" calcext:value-type="float">
            <text:p>0.0612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6111" calcext:value-type="float">
            <text:p>0.016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753905" calcext:value-type="float">
            <text:p>3.75390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8.622221" calcext:value-type="float">
            <text:p>8.62222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110916" calcext:value-type="float">
            <text:p>0.11091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9812" calcext:value-type="float">
            <text:p>0.01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615705" calcext:value-type="float">
            <text:p>3.61570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90005" calcext:value-type="float">
            <text:p>0.09000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7206" calcext:value-type="float">
            <text:p>0.0172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5.335776" calcext:value-type="float">
            <text:p>5.33577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2.468999" calcext:value-type="float">
            <text:p>12.4689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4.921598" calcext:value-type="float">
            <text:p>4.92159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125327" calcext:value-type="float">
            <text:p>0.12532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24154" calcext:value-type="float">
            <text:p>0.024154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7.297044" calcext:value-type="float">
            <text:p>7.29704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7.372218" calcext:value-type="float">
            <text:p>17.37221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6.503704" calcext:value-type="float">
            <text:p>6.5037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66728" calcext:value-type="float">
            <text:p>0.16672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25001" calcext:value-type="float">
            <text:p>0.025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9.653728" calcext:value-type="float">
            <text:p>9.65372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3.280038" calcext:value-type="float">
            <text:p>23.2800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8.38951" calcext:value-type="float">
            <text:p>8.38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214055" calcext:value-type="float">
            <text:p>0.2140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33893" calcext:value-type="float">
            <text:p>0.033893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2.485017" calcext:value-type="float">
            <text:p>12.4850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0.502626" calcext:value-type="float">
            <text:p>30.5026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0.581951" calcext:value-type="float">
            <text:p>10.581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267898" calcext:value-type="float">
            <text:p>0.26789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38656" calcext:value-type="float">
            <text:p>0.038656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5.786796" calcext:value-type="float">
            <text:p>15.7867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8.979947" calcext:value-type="float">
            <text:p>38.9799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126435" calcext:value-type="float">
            <text:p>13.126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32773" calcext:value-type="float">
            <text:p>0.327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48728" calcext:value-type="float">
            <text:p>0.048728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9.632117" calcext:value-type="float">
            <text:p>19.6321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9.210608" calcext:value-type="float">
            <text:p>49.21060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046404" calcext:value-type="float">
            <text:p>16.0464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393616" calcext:value-type="float">
            <text:p>0.3936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53801" calcext:value-type="float">
            <text:p>0.053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4.128931" calcext:value-type="float">
            <text:p>24.1289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0.819853" calcext:value-type="float">
            <text:p>60.81985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9.150559" calcext:value-type="float">
            <text:p>19.1505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hardware sin/cos, after fix combineImmediates()</text:p>
          </table:table-cell>
          <table:table-cell table:number-columns-repeated="1023"/>
        </table:table-row>
        <table:table-row table:style-name="ro1">
          <table:table-cell office:value-type="float" office:value="20210411" calcext:value-type="float">
            <text:p>20210411</text:p>
          </table:table-cell>
          <table:table-cell office:value-type="string" calcext:value-type="string">
            <text:p>b9f7607</text:p>
          </table:table-cell>
          <table:table-cell table:style-name="Default"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3693" calcext:value-type="float">
            <text:p>0.23369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263" calcext:value-type="float">
            <text:p>0.0032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134" calcext:value-type="float">
            <text:p>0.003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0445" calcext:value-type="float">
            <text:p>0.23044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419" calcext:value-type="float">
            <text:p>0.0044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693" calcext:value-type="float">
            <text:p>0.003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87842" calcext:value-type="float">
            <text:p>0.1878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83" calcext:value-type="float">
            <text:p>0.0033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632458" calcext:value-type="float">
            <text:p>0.6324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62" calcext:value-type="float">
            <text:p>0.00456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1.069293" calcext:value-type="float">
            <text:p>1.0692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7029" calcext:value-type="float">
            <text:p>0.00702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226" calcext:value-type="float">
            <text:p>0.004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72622" calcext:value-type="float">
            <text:p>0.726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297" calcext:value-type="float">
            <text:p>0.00629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722" calcext:value-type="float">
            <text:p>0.003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08654" calcext:value-type="float">
            <text:p>1.30865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6828" calcext:value-type="float">
            <text:p>0.00682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534454" calcext:value-type="float">
            <text:p>2.53445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7567" calcext:value-type="float">
            <text:p>0.0175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713" calcext:value-type="float">
            <text:p>0.0067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419073" calcext:value-type="float">
            <text:p>1.4190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5213" calcext:value-type="float">
            <text:p>0.0152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5821" calcext:value-type="float">
            <text:p>0.0058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284412" calcext:value-type="float">
            <text:p>2.28441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09293" calcext:value-type="float">
            <text:p>0.00929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262" calcext:value-type="float">
            <text:p>0.0042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641444" calcext:value-type="float">
            <text:p>4.64144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1501" calcext:value-type="float">
            <text:p>0.0315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7824" calcext:value-type="float">
            <text:p>0.007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440048" calcext:value-type="float">
            <text:p>2.44004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7051" calcext:value-type="float">
            <text:p>0.027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805" calcext:value-type="float">
            <text:p>0.006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600694" calcext:value-type="float">
            <text:p>3.6006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2819" calcext:value-type="float">
            <text:p>0.01281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5121" calcext:value-type="float">
            <text:p>0.0051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.595735" calcext:value-type="float">
            <text:p>7.595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51777" calcext:value-type="float">
            <text:p>0.05177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807" calcext:value-type="float">
            <text:p>0.0118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795593" calcext:value-type="float">
            <text:p>3.79559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4434" calcext:value-type="float">
            <text:p>0.04443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0335" calcext:value-type="float">
            <text:p>0.010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275904" calcext:value-type="float">
            <text:p>5.2759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1.544667" calcext:value-type="float">
            <text:p>11.54466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76455" calcext:value-type="float">
            <text:p>0.076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5567" calcext:value-type="float">
            <text:p>0.015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71639" calcext:value-type="float">
            <text:p>5.47163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5779" calcext:value-type="float">
            <text:p>0.0657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4909" calcext:value-type="float">
            <text:p>0.014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380059" calcext:value-type="float">
            <text:p>7.38005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6.491252" calcext:value-type="float">
            <text:p>16.4912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491412" calcext:value-type="float">
            <text:p>7.49141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9051" calcext:value-type="float">
            <text:p>0.09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9662" calcext:value-type="float">
            <text:p>0.0196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917256" calcext:value-type="float">
            <text:p>9.9172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2.628417" calcext:value-type="float">
            <text:p>22.6284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891461" calcext:value-type="float">
            <text:p>9.8914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19858" calcext:value-type="float">
            <text:p>0.1198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878" calcext:value-type="float">
            <text:p>0.01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960022" calcext:value-type="float">
            <text:p>12.960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9.972836" calcext:value-type="float">
            <text:p>29.9728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724494" calcext:value-type="float">
            <text:p>12.72449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53304" calcext:value-type="float">
            <text:p>0.1533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25099" calcext:value-type="float">
            <text:p>0.025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518452" calcext:value-type="float">
            <text:p>16.5184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8.783405" calcext:value-type="float">
            <text:p>38.78340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010569" calcext:value-type="float">
            <text:p>16.0105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91492" calcext:value-type="float">
            <text:p>0.1914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7739" calcext:value-type="float">
            <text:p>0.027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.622666" calcext:value-type="float">
            <text:p>20.6226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49.004652" calcext:value-type="float">
            <text:p>49.0046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9.742452" calcext:value-type="float">
            <text:p>19.7424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233613" calcext:value-type="float">
            <text:p>0.2336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35538" calcext:value-type="float">
            <text:p>0.035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5.360197" calcext:value-type="float">
            <text:p>25.36019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61.10497" calcext:value-type="float">
            <text:p>61.104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3.888499" calcext:value-type="float">
            <text:p>23.88849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80455" calcext:value-type="float">
            <text:p>0.2804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39354" calcext:value-type="float">
            <text:p>0.0393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 table:number-columns-repeated="2"/>
          <table:table-cell office:value-type="string" calcext:value-type="string">
            <text:p>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pi3 std::set</text:p>
          </table:table-cell>
          <table:table-cell office:value-type="float" office:value="0.548715" calcext:value-type="float">
            <text:p>0.548715</text:p>
          </table:table-cell>
          <table:table-cell office:value-type="float" office:value="1.567364" calcext:value-type="float">
            <text:p>1.567364</text:p>
          </table:table-cell>
          <table:table-cell office:value-type="float" office:value="2.777147" calcext:value-type="float">
            <text:p>2.777147</text:p>
          </table:table-cell>
          <table:table-cell office:value-type="float" office:value="4.236371" calcext:value-type="float">
            <text:p>4.236371</text:p>
          </table:table-cell>
          <table:table-cell/>
          <table:table-cell office:value-type="float" office:value="7.92113" calcext:value-type="float">
            <text:p>7.92113</text:p>
          </table:table-cell>
          <table:table-cell office:value-type="float" office:value="10.181178" calcext:value-type="float">
            <text:p>10.181178</text:p>
          </table:table-cell>
          <table:table-cell office:value-type="float" office:value="12.783973" calcext:value-type="float">
            <text:p>12.783973</text:p>
          </table:table-cell>
          <table:table-cell office:value-type="float" office:value="15.696467" calcext:value-type="float">
            <text:p>15.696467</text:p>
          </table:table-cell>
          <table:table-cell office:value-type="float" office:value="18.885156" calcext:value-type="float">
            <text:p>18.885156</text:p>
          </table:table-cell>
          <table:table-cell table:number-columns-repeated="2" office:value-type="float" office:value="22.539911" calcext:value-type="float">
            <text:p>22.539911</text:p>
          </table:table-cell>
          <table:table-cell office:value-type="float" office:value="30.976053" calcext:value-type="float">
            <text:p>30.976053</text:p>
          </table:table-cell>
          <table:table-cell office:value-type="float" office:value="35.749879" calcext:value-type="float">
            <text:p>35.749879</text:p>
          </table:table-cell>
          <table:table-cell office:value-type="float" office:value="40.951506" calcext:value-type="float">
            <text:p>40.951506</text:p>
          </table:table-cell>
          <table:table-cell office:value-type="float" office:value="46.634502" calcext:value-type="float">
            <text:p>46.634502</text:p>
          </table:table-cell>
          <table:table-cell office:value-type="float" office:value="52.886342" calcext:value-type="float">
            <text:p>52.886342</text:p>
          </table:table-cell>
          <table:table-cell office:value-type="float" office:value="59.292052" calcext:value-type="float">
            <text:p>59.292052</text:p>
          </table:table-cell>
          <table:table-cell office:value-type="float" office:value="66.613522" calcext:value-type="float">
            <text:p>66.613522</text:p>
          </table:table-cell>
          <table:table-cell office:value-type="float" office:value="74.265161" calcext:value-type="float">
            <text:p>74.265161</text:p>
          </table:table-cell>
          <table:table-cell office:value-type="float" office:value="82.522381" calcext:value-type="float">
            <text:p>82.522381</text:p>
          </table:table-cell>
          <table:table-cell office:value-type="float" office:value="90.893683" calcext:value-type="float">
            <text:p>90.893683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pi3 vector&lt;bool&gt;</text:p>
          </table:table-cell>
          <table:table-cell office:value-type="float" office:value="3.542172" calcext:value-type="float">
            <text:p>3.542172</text:p>
          </table:table-cell>
          <table:table-cell office:value-type="float" office:value="15.492613" calcext:value-type="float">
            <text:p>15.492613</text:p>
          </table:table-cell>
          <table:table-cell office:value-type="float" office:value="36.689946" calcext:value-type="float">
            <text:p>36.689946</text:p>
          </table:table-cell>
          <table:table-cell office:value-type="float" office:value="67.681207" calcext:value-type="float">
            <text:p>67.681207</text:p>
          </table:table-cell>
          <table:table-cell office:value-type="float" office:value="109.390974" calcext:value-type="float">
            <text:p>109.390974</text:p>
          </table:table-cell>
          <table:table-cell office:value-type="float" office:value="162.608564" calcext:value-type="float">
            <text:p>162.608564</text:p>
          </table:table-cell>
          <table:table-cell office:value-type="float" office:value="228.15349" calcext:value-type="float">
            <text:p>228.15349</text:p>
          </table:table-cell>
          <table:table-cell office:value-type="float" office:value="306.705142" calcext:value-type="float">
            <text:p>306.705142</text:p>
          </table:table-cell>
          <table:table-cell office:value-type="float" office:value="399.127678" calcext:value-type="float">
            <text:p>399.127678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2"/>
          <table:table-cell>
            <draw:frame draw:z-index="3" draw:style-name="gr1" draw:text-style-name="P1" svg:width="559.73pt" svg:height="316.23pt" svg:x="22.03pt" svg:y="10.54pt">
              <draw:object draw:notify-on-update-of-ranges="Timing.J928:Timing.AE928 Timing.I929:Timing.I929 Timing.J929:Timing.AE929 Timing.I930:Timing.I930 Timing.J930:Timing.AE930 Timing.I931:Timing.I931 Timing.J931:Timing.AE93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Starts fail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Starts fail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406" calcext:value-type="float">
            <text:p>20210406</text:p>
          </table:table-cell>
          <table:table-cell office:value-type="string" calcext:value-type="string">
            <text:p>std::set</text:p>
          </table:table-cell>
          <table:table-cell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319104" calcext:value-type="float">
            <text:p>0.3191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79357" calcext:value-type="float">
            <text:p>0.6793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548715" calcext:value-type="float">
            <text:p>0.54871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40302" calcext:value-type="float">
            <text:p>0.540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12517" calcext:value-type="float">
            <text:p>2.125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67364" calcext:value-type="float">
            <text:p>1.5673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37021" calcext:value-type="float">
            <text:p>0.8370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4.094732" calcext:value-type="float">
            <text:p>4.09473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2.777147" calcext:value-type="float">
            <text:p>2.77714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204169" calcext:value-type="float">
            <text:p>1.20416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.602298" calcext:value-type="float">
            <text:p>6.6022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4.236371" calcext:value-type="float">
            <text:p>4.2363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.202637" calcext:value-type="float">
            <text:p>2.202637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Oops 144 miss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3.68643" calcext:value-type="float">
            <text:p>13.68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7.92113" calcext:value-type="float">
            <text:p>7.921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848525" calcext:value-type="float">
            <text:p>2.8485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8.313237" calcext:value-type="float">
            <text:p>18.31323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0.181178" calcext:value-type="float">
            <text:p>10.1811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.601052" calcext:value-type="float">
            <text:p>3.6010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3.831011" calcext:value-type="float">
            <text:p>23.8310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12.783973" calcext:value-type="float">
            <text:p>12.7839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4.473627" calcext:value-type="float">
            <text:p>4.47362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0.321248" calcext:value-type="float">
            <text:p>30.3212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5.696467" calcext:value-type="float">
            <text:p>15.69646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5.459325" calcext:value-type="float">
            <text:p>5.4593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7.896558" calcext:value-type="float">
            <text:p>37.89655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8.885156" calcext:value-type="float">
            <text:p>18.8851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6.555757" calcext:value-type="float">
            <text:p>6.55575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294455" calcext:value-type="float">
            <text:p>46.294455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compile fail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2.539911" calcext:value-type="float">
            <text:p>22.539911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compile fail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7.827474" calcext:value-type="float">
            <text:p>7.82747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5.983386" calcext:value-type="float">
            <text:p>55.9833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26.522679" calcext:value-type="float">
            <text:p>26.5226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9.289152" calcext:value-type="float">
            <text:p>9.2891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7.235856" calcext:value-type="float">
            <text:p>67.23585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0.976053" calcext:value-type="float">
            <text:p>30.97605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10.883658" calcext:value-type="float">
            <text:p>10.8836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79.390131" calcext:value-type="float">
            <text:p>79.3901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35.749879" calcext:value-type="float">
            <text:p>35.7498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616968" calcext:value-type="float">
            <text:p>12.61696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2.831588" calcext:value-type="float">
            <text:p>92.83158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40.951506" calcext:value-type="float">
            <text:p>40.95150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4.526467" calcext:value-type="float">
            <text:p>14.5264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07.745848" calcext:value-type="float">
            <text:p>107.7458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6.634502" calcext:value-type="float">
            <text:p>46.6345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6.631304" calcext:value-type="float">
            <text:p>16.6313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4.018736" calcext:value-type="float">
            <text:p>124.0187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52.886342" calcext:value-type="float">
            <text:p>52.8863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8.936714" calcext:value-type="float">
            <text:p>18.9367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42.047819" calcext:value-type="float">
            <text:p>142.04781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9.292052" calcext:value-type="float">
            <text:p>59.2920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1.434494" calcext:value-type="float">
            <text:p>21.4344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2.561551" calcext:value-type="float">
            <text:p>162.56155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6.613522" calcext:value-type="float">
            <text:p>66.6135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4.158234" calcext:value-type="float">
            <text:p>24.15823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184.204209" calcext:value-type="float">
            <text:p>184.2042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4.265161" calcext:value-type="float">
            <text:p>74.2651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7.071504" calcext:value-type="float">
            <text:p>27.0715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7.592861" calcext:value-type="float">
            <text:p>207.5928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82.522381" calcext:value-type="float">
            <text:p>82.5223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30.26495" calcext:value-type="float">
            <text:p>30.264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33.445901" calcext:value-type="float">
            <text:p>233.44590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90.893683" calcext:value-type="float">
            <text:p>90.89368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collapse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vector&lt;bool&gt;</text:p>
          </table:table-cell>
          <table:table-cell table:style-name="ce14" office:value-type="string" calcext:value-type="string">
            <text:p>BAD!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3.542172" calcext:value-type="float">
            <text:p>3.54217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5.492613" calcext:value-type="float">
            <text:p>15.4926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6.689946" calcext:value-type="float">
            <text:p>36.689946</text:p>
          </table:table-cell>
          <table:table-cell table:style-name="Default" office:value-type="string" calcext:value-type="string">
            <text:p>compile inline float</text:p>
          </table:table-cell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7.681207" calcext:value-type="float">
            <text:p>67.68120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09.390974" calcext:value-type="float">
            <text:p>109.39097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62.608564" calcext:value-type="float">
            <text:p>162.6085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28.15349" calcext:value-type="float">
            <text:p>228.1534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06.705142" calcext:value-type="float">
            <text:p>306.705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99.127678" calcext:value-type="float">
            <text:p>399.1276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915" calcext:value-type="float">
            <text:p>0.35591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Block Mult– in unit test, 10 iterations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503" calcext:value-type="float">
            <text:p>20210503</text:p>
          </table:table-cell>
          <table:table-cell table:style-name="Default" office:value-type="string" calcext:value-type="string">
            <text:p>e169efd</text:p>
          </table:table-cell>
          <table:table-cell table:style-name="Default" office:value-type="string" calcext:value-type="string">
            <text:p>silke</text:p>
          </table:table-cell>
          <table:table-cell table:style-name="Default" office:value-type="string" calcext:value-type="string">
            <text:p>pi4-64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158161" calcext:value-type="float">
            <text:p>0.158161</text:p>
          </table:table-cell>
          <table:table-cell table:style-name="Default" office:value-type="string" calcext:value-type="string">
            <text:p>compile Full mult</text:p>
          </table:table-cell>
          <table:table-cell table:style-name="ce24" office:value-type="string" calcext:value-type="string">
            <text:p>Commi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608" calcext:value-type="float">
            <text:p>608</text:p>
          </table:table-cell>
          <table:table-cell office:value-type="float" office:value="640" calcext:value-type="float">
            <text:p>640</text:p>
          </table:table-cell>
          <table:table-cell office:value-type="float" office:value="672" calcext:value-type="float">
            <text:p>672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768" calcext:value-type="float">
            <text:p>768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024" calcext:value-type="float">
            <text:p>1024</text:p>
          </table:table-cell>
          <table:table-cell office:value-type="float" office:value="1056" calcext:value-type="float">
            <text:p>1056</text:p>
          </table:table-cell>
          <table:table-cell office:value-type="float" office:value="1088" calcext:value-type="float">
            <text:p>1088</text:p>
          </table:table-cell>
          <table:table-cell office:value-type="float" office:value="1120" calcext:value-type="float">
            <text:p>1120</text:p>
          </table:table-cell>
          <table:table-cell office:value-type="float" office:value="1152" calcext:value-type="float">
            <text:p>1152</text:p>
          </table:table-cell>
          <table:table-cell office:value-type="float" office:value="1184" calcext:value-type="float">
            <text:p>1184</text:p>
          </table:table-cell>
          <table:table-cell office:value-type="float" office:value="1216" calcext:value-type="float">
            <text:p>1216</text:p>
          </table:table-cell>
          <table:table-cell office:value-type="float" office:value="1248" calcext:value-type="float">
            <text:p>1248</text:p>
          </table:table-cell>
          <table:table-cell office:value-type="float" office:value="1280" calcext:value-type="float">
            <text:p>1280</text:p>
          </table:table-cell>
          <table:table-cell office:value-type="float" office:value="1312" calcext:value-type="float">
            <text:p>1312</text:p>
          </table:table-cell>
          <table:table-cell office:value-type="float" office:value="1344" calcext:value-type="float">
            <text:p>1344</text:p>
          </table:table-cell>
          <table:table-cell office:value-type="float" office:value="1376" calcext:value-type="float">
            <text:p>1376</text:p>
          </table:table-cell>
          <table:table-cell office:value-type="float" office:value="1408" calcext:value-type="float">
            <text:p>1408</text:p>
          </table:table-cell>
          <table:table-cell office:value-type="float" office:value="1440" calcext:value-type="float">
            <text:p>1440</text:p>
          </table:table-cell>
          <table:table-cell office:value-type="float" office:value="1472" calcext:value-type="float">
            <text:p>1472</text:p>
          </table:table-cell>
          <table:table-cell office:value-type="float" office:value="1504" calcext:value-type="float">
            <text:p>1504</text:p>
          </table:table-cell>
          <table:table-cell table:number-columns-repeated="968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32</text:p>
          </table:table-cell>
          <table:table-cell office:value-type="float" office:value="0.008195" calcext:value-type="float">
            <text:p>0.008195</text:p>
          </table:table-cell>
          <table:table-cell table:style-name="Default" office:value-type="string" calcext:value-type="string">
            <text:p>Full mult</text:p>
          </table:table-cell>
          <table:table-cell table:style-name="Default" office:value-type="string" calcext:value-type="string">
            <text:p>e169efd</text:p>
          </table:table-cell>
          <table:table-cell office:value-type="string" calcext:value-type="string">
            <text:p>P3 full -n=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51555" calcext:value-type="float">
            <text:p>0.051555</text:p>
          </table:table-cell>
          <table:table-cell office:value-type="float" office:value="0.149366" calcext:value-type="float">
            <text:p>0.149366</text:p>
          </table:table-cell>
          <table:table-cell office:value-type="float" office:value="0.295973" calcext:value-type="float">
            <text:p>0.295973</text:p>
          </table:table-cell>
          <table:table-cell office:value-type="float" office:value="0.510172" calcext:value-type="float">
            <text:p>0.510172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1.257056" calcext:value-type="float">
            <text:p>1.257056</text:p>
          </table:table-cell>
          <table:table-cell office:value-type="float" office:value="1.897499" calcext:value-type="float">
            <text:p>1.897499</text:p>
          </table:table-cell>
          <table:table-cell office:value-type="float" office:value="2.419644" calcext:value-type="float">
            <text:p>2.419644</text:p>
          </table:table-cell>
          <table:table-cell office:value-type="float" office:value="3.549483" calcext:value-type="float">
            <text:p>3.549483</text:p>
          </table:table-cell>
          <table:table-cell office:value-type="float" office:value="4.652257" calcext:value-type="float">
            <text:p>4.652257</text:p>
          </table:table-cell>
          <table:table-cell office:value-type="float" office:value="6.023474" calcext:value-type="float">
            <text:p>6.023474</text:p>
          </table:table-cell>
          <table:table-cell office:value-type="float" office:value="7.43767" calcext:value-type="float">
            <text:p>7.43767</text:p>
          </table:table-cell>
          <table:table-cell office:value-type="float" office:value="8.91678" calcext:value-type="float">
            <text:p>8.91678</text:p>
          </table:table-cell>
          <table:table-cell office:value-type="float" office:value="10.798172" calcext:value-type="float">
            <text:p>10.798172</text:p>
          </table:table-cell>
          <table:table-cell office:value-type="float" office:value="13.133143" calcext:value-type="float">
            <text:p>13.133143</text:p>
          </table:table-cell>
          <table:table-cell office:value-type="float" office:value="15.184273" calcext:value-type="float">
            <text:p>15.184273</text:p>
          </table:table-cell>
          <table:table-cell office:value-type="float" office:value="17.453051" calcext:value-type="float">
            <text:p>17.453051</text:p>
          </table:table-cell>
          <table:table-cell office:value-type="float" office:value="20.335482" calcext:value-type="float">
            <text:p>20.335482</text:p>
          </table:table-cell>
          <table:table-cell office:value-type="float" office:value="23.861704" calcext:value-type="float">
            <text:p>23.861704</text:p>
          </table:table-cell>
          <table:table-cell office:value-type="float" office:value="24.089616" calcext:value-type="float">
            <text:p>24.089616</text:p>
          </table:table-cell>
          <table:table-cell office:value-type="float" office:value="26.899864" calcext:value-type="float">
            <text:p>26.899864</text:p>
          </table:table-cell>
          <table:table-cell office:value-type="float" office:value="30.480137" calcext:value-type="float">
            <text:p>30.480137</text:p>
          </table:table-cell>
          <table:table-cell office:value-type="float" office:value="34.290126" calcext:value-type="float">
            <text:p>34.290126</text:p>
          </table:table-cell>
          <table:table-cell office:value-type="float" office:value="38.34086" calcext:value-type="float">
            <text:p>38.34086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32</text:p>
          </table:table-cell>
          <table:table-cell office:value-type="float" office:value="0.002218" calcext:value-type="float">
            <text:p>0.002218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full -n=4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0.019993" calcext:value-type="float">
            <text:p>0.019993</text:p>
          </table:table-cell>
          <table:table-cell office:value-type="float" office:value="0.059048" calcext:value-type="float">
            <text:p>0.059048</text:p>
          </table:table-cell>
          <table:table-cell office:value-type="float" office:value="0.113209" calcext:value-type="float">
            <text:p>0.113209</text:p>
          </table:table-cell>
          <table:table-cell office:value-type="float" office:value="0.262411" calcext:value-type="float">
            <text:p>0.262411</text:p>
          </table:table-cell>
          <table:table-cell office:value-type="float" office:value="0.446527" calcext:value-type="float">
            <text:p>0.446527</text:p>
          </table:table-cell>
          <table:table-cell office:value-type="float" office:value="0.628131" calcext:value-type="float">
            <text:p>0.628131</text:p>
          </table:table-cell>
          <table:table-cell office:value-type="float" office:value="0.934243" calcext:value-type="float">
            <text:p>0.934243</text:p>
          </table:table-cell>
          <table:table-cell office:value-type="float" office:value="1.31319" calcext:value-type="float">
            <text:p>1.31319</text:p>
          </table:table-cell>
          <table:table-cell office:value-type="float" office:value="1.733" calcext:value-type="float">
            <text:p>1.733</text:p>
          </table:table-cell>
          <table:table-cell office:value-type="float" office:value="2.138285" calcext:value-type="float">
            <text:p>2.138285</text:p>
          </table:table-cell>
          <table:table-cell office:value-type="float" office:value="2.837682" calcext:value-type="float">
            <text:p>2.837682</text:p>
          </table:table-cell>
          <table:table-cell office:value-type="float" office:value="3.566144" calcext:value-type="float">
            <text:p>3.566144</text:p>
          </table:table-cell>
          <table:table-cell office:value-type="float" office:value="4.284831" calcext:value-type="float">
            <text:p>4.284831</text:p>
          </table:table-cell>
          <table:table-cell office:value-type="float" office:value="4.89005" calcext:value-type="float">
            <text:p>4.89005</text:p>
          </table:table-cell>
          <table:table-cell office:value-type="float" office:value="5.992877" calcext:value-type="float">
            <text:p>5.992877</text:p>
          </table:table-cell>
          <table:table-cell office:value-type="float" office:value="6.8648" calcext:value-type="float">
            <text:p>6.8648</text:p>
          </table:table-cell>
          <table:table-cell office:value-type="float" office:value="8.848187" calcext:value-type="float">
            <text:p>8.848187</text:p>
          </table:table-cell>
          <table:table-cell office:value-type="float" office:value="9.134333" calcext:value-type="float">
            <text:p>9.134333</text:p>
          </table:table-cell>
          <table:table-cell office:value-type="float" office:value="11.169195" calcext:value-type="float">
            <text:p>11.169195</text:p>
          </table:table-cell>
          <table:table-cell office:value-type="float" office:value="11.684691" calcext:value-type="float">
            <text:p>11.684691</text:p>
          </table:table-cell>
          <table:table-cell office:value-type="float" office:value="12.746624" calcext:value-type="float">
            <text:p>12.746624</text:p>
          </table:table-cell>
          <table:table-cell office:value-type="float" office:value="14.38107" calcext:value-type="float">
            <text:p>14.38107</text:p>
          </table:table-cell>
          <table:table-cell office:value-type="float" office:value="16.172447" calcext:value-type="float">
            <text:p>16.172447</text:p>
          </table:table-cell>
          <table:table-cell office:value-type="float" office:value="18.105789" calcext:value-type="float">
            <text:p>18.105789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32</text:p>
          </table:table-cell>
          <table:table-cell office:value-type="float" office:value="0.233765" calcext:value-type="float">
            <text:p>0.233765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Pi3 full -n=8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.013555" calcext:value-type="float">
            <text:p>0.013555</text:p>
          </table:table-cell>
          <table:table-cell office:value-type="float" office:value="0.032204" calcext:value-type="float">
            <text:p>0.032204</text:p>
          </table:table-cell>
          <table:table-cell office:value-type="float" office:value="0.061115" calcext:value-type="float">
            <text:p>0.061115</text:p>
          </table:table-cell>
          <table:table-cell office:value-type="float" office:value="0.159876" calcext:value-type="float">
            <text:p>0.159876</text:p>
          </table:table-cell>
          <table:table-cell office:value-type="float" office:value="0.255905" calcext:value-type="float">
            <text:p>0.255905</text:p>
          </table:table-cell>
          <table:table-cell office:value-type="float" office:value="0.389945" calcext:value-type="float">
            <text:p>0.389945</text:p>
          </table:table-cell>
          <table:table-cell office:value-type="float" office:value="0.523071" calcext:value-type="float">
            <text:p>0.523071</text:p>
          </table:table-cell>
          <table:table-cell office:value-type="float" office:value="0.749189" calcext:value-type="float">
            <text:p>0.749189</text:p>
          </table:table-cell>
          <table:table-cell office:value-type="float" office:value="1.009492" calcext:value-type="float">
            <text:p>1.009492</text:p>
          </table:table-cell>
          <table:table-cell office:value-type="float" office:value="1.260941" calcext:value-type="float">
            <text:p>1.260941</text:p>
          </table:table-cell>
          <table:table-cell office:value-type="float" office:value="1.621595" calcext:value-type="float">
            <text:p>1.621595</text:p>
          </table:table-cell>
          <table:table-cell office:value-type="float" office:value="2.030462" calcext:value-type="float">
            <text:p>2.030462</text:p>
          </table:table-cell>
          <table:table-cell office:value-type="float" office:value="2.506006" calcext:value-type="float">
            <text:p>2.506006</text:p>
          </table:table-cell>
          <table:table-cell office:value-type="float" office:value="2.727857" calcext:value-type="float">
            <text:p>2.727857</text:p>
          </table:table-cell>
          <table:table-cell office:value-type="float" office:value="3.405782" calcext:value-type="float">
            <text:p>3.405782</text:p>
          </table:table-cell>
          <table:table-cell office:value-type="float" office:value="3.814954" calcext:value-type="float">
            <text:p>3.814954</text:p>
          </table:table-cell>
          <table:table-cell office:value-type="float" office:value="4.252371" calcext:value-type="float">
            <text:p>4.252371</text:p>
          </table:table-cell>
          <table:table-cell office:value-type="float" office:value="4.960841" calcext:value-type="float">
            <text:p>4.960841</text:p>
          </table:table-cell>
          <table:table-cell office:value-type="float" office:value="5.909477" calcext:value-type="float">
            <text:p>5.909477</text:p>
          </table:table-cell>
          <table:table-cell office:value-type="float" office:value="6.149574" calcext:value-type="float">
            <text:p>6.149574</text:p>
          </table:table-cell>
          <table:table-cell office:value-type="float" office:value="6.840235" calcext:value-type="float">
            <text:p>6.840235</text:p>
          </table:table-cell>
          <table:table-cell office:value-type="float" office:value="8.632327" calcext:value-type="float">
            <text:p>8.632327</text:p>
          </table:table-cell>
          <table:table-cell office:value-type="float" office:value="9.171333" calcext:value-type="float">
            <text:p>9.171333</text:p>
          </table:table-cell>
          <table:table-cell office:value-type="float" office:value="9.976311" calcext:value-type="float">
            <text:p>9.97631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32</text:p>
          </table:table-cell>
          <table:table-cell office:value-type="float" office:value="0.014208" calcext:value-type="float">
            <text:p>0.014208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Pi3 full -n=12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011697" calcext:value-type="float">
            <text:p>0.011697</text:p>
          </table:table-cell>
          <table:table-cell office:value-type="float" office:value="0.026693" calcext:value-type="float">
            <text:p>0.026693</text:p>
          </table:table-cell>
          <table:table-cell office:value-type="float" office:value="0.049156" calcext:value-type="float">
            <text:p>0.049156</text:p>
          </table:table-cell>
          <table:table-cell office:value-type="float" office:value="0.133648" calcext:value-type="float">
            <text:p>0.133648</text:p>
          </table:table-cell>
          <table:table-cell office:value-type="float" office:value="0.214019" calcext:value-type="float">
            <text:p>0.214019</text:p>
          </table:table-cell>
          <table:table-cell office:value-type="float" office:value="0.300714" calcext:value-type="float">
            <text:p>0.300714</text:p>
          </table:table-cell>
          <table:table-cell office:value-type="float" office:value="0.429994" calcext:value-type="float">
            <text:p>0.429994</text:p>
          </table:table-cell>
          <table:table-cell office:value-type="float" office:value="0.569155" calcext:value-type="float">
            <text:p>0.569155</text:p>
          </table:table-cell>
          <table:table-cell office:value-type="float" office:value="0.746288" calcext:value-type="float">
            <text:p>0.746288</text:p>
          </table:table-cell>
          <table:table-cell office:value-type="float" office:value="0.912538" calcext:value-type="float">
            <text:p>0.912538</text:p>
          </table:table-cell>
          <table:table-cell office:value-type="float" office:value="1.234952" calcext:value-type="float">
            <text:p>1.234952</text:p>
          </table:table-cell>
          <table:table-cell office:value-type="float" office:value="1.514788" calcext:value-type="float">
            <text:p>1.514788</text:p>
          </table:table-cell>
          <table:table-cell office:value-type="float" office:value="1.880915" calcext:value-type="float">
            <text:p>1.880915</text:p>
          </table:table-cell>
          <table:table-cell office:value-type="float" office:value="1.884774" calcext:value-type="float">
            <text:p>1.884774</text:p>
          </table:table-cell>
          <table:table-cell office:value-type="float" office:value="2.152213" calcext:value-type="float">
            <text:p>2.152213</text:p>
          </table:table-cell>
          <table:table-cell office:value-type="float" office:value="2.613264" calcext:value-type="float">
            <text:p>2.613264</text:p>
          </table:table-cell>
          <table:table-cell office:value-type="float" office:value="3.033747" calcext:value-type="float">
            <text:p>3.033747</text:p>
          </table:table-cell>
          <table:table-cell office:value-type="float" office:value="3.526375" calcext:value-type="float">
            <text:p>3.526375</text:p>
          </table:table-cell>
          <table:table-cell office:value-type="float" office:value="3.987187" calcext:value-type="float">
            <text:p>3.987187</text:p>
          </table:table-cell>
          <table:table-cell office:value-type="float" office:value="4.257734" calcext:value-type="float">
            <text:p>4.257734</text:p>
          </table:table-cell>
          <table:table-cell office:value-type="float" office:value="4.885092" calcext:value-type="float">
            <text:p>4.885092</text:p>
          </table:table-cell>
          <table:table-cell office:value-type="float" office:value="5.689846" calcext:value-type="float">
            <text:p>5.689846</text:p>
          </table:table-cell>
          <table:table-cell office:value-type="float" office:value="6.469028" calcext:value-type="float">
            <text:p>6.469028</text:p>
          </table:table-cell>
          <table:table-cell office:value-type="float" office:value="7.03932" calcext:value-type="float">
            <text:p>7.03932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32</text:p>
          </table:table-cell>
          <table:table-cell office:value-type="float" office:value="0.00299" calcext:value-type="float">
            <text:p>0.00299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block -n=1</text:p>
          </table:table-cell>
          <table:table-cell office:value-type="float" office:value="0.023492" calcext:value-type="float">
            <text:p>0.023492</text:p>
          </table:table-cell>
          <table:table-cell office:value-type="float" office:value="0.090416" calcext:value-type="float">
            <text:p>0.090416</text:p>
          </table:table-cell>
          <table:table-cell office:value-type="float" office:value="0.23245" calcext:value-type="float">
            <text:p>0.23245</text:p>
          </table:table-cell>
          <table:table-cell office:value-type="float" office:value="0.432476" calcext:value-type="float">
            <text:p>0.432476</text:p>
          </table:table-cell>
          <table:table-cell office:value-type="float" office:value="0.811154" calcext:value-type="float">
            <text:p>0.811154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1.822423" calcext:value-type="float">
            <text:p>1.822423</text:p>
          </table:table-cell>
          <table:table-cell office:value-type="float" office:value="2.653614" calcext:value-type="float">
            <text:p>2.653614</text:p>
          </table:table-cell>
          <table:table-cell office:value-type="float" office:value="3.51391" calcext:value-type="float">
            <text:p>3.51391</text:p>
          </table:table-cell>
          <table:table-cell office:value-type="float" office:value="4.766537" calcext:value-type="float">
            <text:p>4.766537</text:p>
          </table:table-cell>
          <table:table-cell office:value-type="float" office:value="5.941849" calcext:value-type="float">
            <text:p>5.941849</text:p>
          </table:table-cell>
          <table:table-cell office:value-type="float" office:value="7.56293" calcext:value-type="float">
            <text:p>7.56293</text:p>
          </table:table-cell>
          <table:table-cell office:value-type="float" office:value="9.405276" calcext:value-type="float">
            <text:p>9.405276</text:p>
          </table:table-cell>
          <table:table-cell office:value-type="float" office:value="11.213092" calcext:value-type="float">
            <text:p>11.213092</text:p>
          </table:table-cell>
          <table:table-cell office:value-type="float" office:value="13.573387" calcext:value-type="float">
            <text:p>13.573387</text:p>
          </table:table-cell>
          <table:table-cell office:value-type="float" office:value="15.77623" calcext:value-type="float">
            <text:p>15.77623</text:p>
          </table:table-cell>
          <table:table-cell office:value-type="float" office:value="18.750967" calcext:value-type="float">
            <text:p>18.750967</text:p>
          </table:table-cell>
          <table:table-cell office:value-type="float" office:value="21.427746" calcext:value-type="float">
            <text:p>21.427746</text:p>
          </table:table-cell>
          <table:table-cell office:value-type="float" office:value="23.842691" calcext:value-type="float">
            <text:p>23.842691</text:p>
          </table:table-cell>
          <table:table-cell office:value-type="float" office:value="27.837709" calcext:value-type="float">
            <text:p>27.837709</text:p>
          </table:table-cell>
          <table:table-cell office:value-type="float" office:value="30.810301" calcext:value-type="float">
            <text:p>30.810301</text:p>
          </table:table-cell>
          <table:table-cell office:value-type="float" office:value="34.939077" calcext:value-type="float">
            <text:p>34.939077</text:p>
          </table:table-cell>
          <table:table-cell office:value-type="float" office:value="39.012501" calcext:value-type="float">
            <text:p>39.012501</text:p>
          </table:table-cell>
          <table:table-cell office:value-type="float" office:value="43.784555" calcext:value-type="float">
            <text:p>43.784555</text:p>
          </table:table-cell>
          <table:table-cell office:value-type="float" office:value="48.447356" calcext:value-type="float">
            <text:p>48.447356</text:p>
          </table:table-cell>
          <table:table-cell office:value-type="float" office:value="53.973023" calcext:value-type="float">
            <text:p>53.973023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64</text:p>
          </table:table-cell>
          <table:table-cell office:value-type="float" office:value="0.174235" calcext:value-type="float">
            <text:p>0.174235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 office:value-type="string" calcext:value-type="string">
            <text:p>Pi3 block -n=4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0.032003" calcext:value-type="float">
            <text:p>0.032003</text:p>
          </table:table-cell>
          <table:table-cell office:value-type="float" office:value="0.074096" calcext:value-type="float">
            <text:p>0.074096</text:p>
          </table:table-cell>
          <table:table-cell office:value-type="float" office:value="0.148374" calcext:value-type="float">
            <text:p>0.148374</text:p>
          </table:table-cell>
          <table:table-cell office:value-type="float" office:value="0.353562" calcext:value-type="float">
            <text:p>0.353562</text:p>
          </table:table-cell>
          <table:table-cell office:value-type="float" office:value="0.446527" calcext:value-type="float">
            <text:p>0.446527</text:p>
          </table:table-cell>
          <table:table-cell office:value-type="float" office:value="0.809925" calcext:value-type="float">
            <text:p>0.809925</text:p>
          </table:table-cell>
          <table:table-cell office:value-type="float" office:value="1.11799" calcext:value-type="float">
            <text:p>1.11799</text:p>
          </table:table-cell>
          <table:table-cell office:value-type="float" office:value="1.453733" calcext:value-type="float">
            <text:p>1.453733</text:p>
          </table:table-cell>
          <table:table-cell office:value-type="float" office:value="1.992679" calcext:value-type="float">
            <text:p>1.992679</text:p>
          </table:table-cell>
          <table:table-cell office:value-type="float" office:value="2.480137" calcext:value-type="float">
            <text:p>2.480137</text:p>
          </table:table-cell>
          <table:table-cell office:value-type="float" office:value="3.249081" calcext:value-type="float">
            <text:p>3.249081</text:p>
          </table:table-cell>
          <table:table-cell office:value-type="float" office:value="3.889204" calcext:value-type="float">
            <text:p>3.889204</text:p>
          </table:table-cell>
          <table:table-cell office:value-type="float" office:value="4.880118" calcext:value-type="float">
            <text:p>4.880118</text:p>
          </table:table-cell>
          <table:table-cell office:value-type="float" office:value="5.152932" calcext:value-type="float">
            <text:p>5.152932</text:p>
          </table:table-cell>
          <table:table-cell office:value-type="float" office:value="6.492736" calcext:value-type="float">
            <text:p>6.492736</text:p>
          </table:table-cell>
          <table:table-cell office:value-type="float" office:value="7.587917" calcext:value-type="float">
            <text:p>7.587917</text:p>
          </table:table-cell>
          <table:table-cell office:value-type="float" office:value="9.138817" calcext:value-type="float">
            <text:p>9.138817</text:p>
          </table:table-cell>
          <table:table-cell office:value-type="float" office:value="10.127571" calcext:value-type="float">
            <text:p>10.127571</text:p>
          </table:table-cell>
          <table:table-cell office:value-type="float" office:value="11.445454" calcext:value-type="float">
            <text:p>11.445454</text:p>
          </table:table-cell>
          <table:table-cell office:value-type="float" office:value="11.985164" calcext:value-type="float">
            <text:p>11.985164</text:p>
          </table:table-cell>
          <table:table-cell office:value-type="float" office:value="13.621269" calcext:value-type="float">
            <text:p>13.621269</text:p>
          </table:table-cell>
          <table:table-cell office:value-type="float" office:value="17.288281" calcext:value-type="float">
            <text:p>17.288281</text:p>
          </table:table-cell>
          <table:table-cell office:value-type="float" office:value="19.293726" calcext:value-type="float">
            <text:p>19.293726</text:p>
          </table:table-cell>
          <table:table-cell office:value-type="float" office:value="21.526641" calcext:value-type="float">
            <text:p>21.526641</text:p>
          </table:table-cell>
          <table:table-cell office:value-type="float" office:value="23.492025" calcext:value-type="float">
            <text:p>23.492025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64</text:p>
          </table:table-cell>
          <table:table-cell office:value-type="float" office:value="0.031683" calcext:value-type="float">
            <text:p>0.031683</text:p>
          </table:table-cell>
          <table:table-cell table:style-name="Default" office:value-type="string" calcext:value-type="string">
            <text:p>Full mult</text:p>
          </table:table-cell>
          <table:table-cell table:style-name="Default"/>
          <table:table-cell office:value-type="string" calcext:value-type="string">
            <text:p>Pi3 block -n=8</text:p>
          </table:table-cell>
          <table:table-cell office:value-type="float" office:value="0.007889" calcext:value-type="float">
            <text:p>0.007889</text:p>
          </table:table-cell>
          <table:table-cell office:value-type="float" office:value="0.020391" calcext:value-type="float">
            <text:p>0.020391</text:p>
          </table:table-cell>
          <table:table-cell office:value-type="float" office:value="0.043102" calcext:value-type="float">
            <text:p>0.043102</text:p>
          </table:table-cell>
          <table:table-cell office:value-type="float" office:value="0.080194" calcext:value-type="float">
            <text:p>0.080194</text:p>
          </table:table-cell>
          <table:table-cell office:value-type="float" office:value="0.186041" calcext:value-type="float">
            <text:p>0.186041</text:p>
          </table:table-cell>
          <table:table-cell office:value-type="float" office:value="0.255905" calcext:value-type="float">
            <text:p>0.255905</text:p>
          </table:table-cell>
          <table:table-cell office:value-type="float" office:value="0.395829" calcext:value-type="float">
            <text:p>0.395829</text:p>
          </table:table-cell>
          <table:table-cell office:value-type="float" office:value="0.540941" calcext:value-type="float">
            <text:p>0.540941</text:p>
          </table:table-cell>
          <table:table-cell office:value-type="float" office:value="0.680672" calcext:value-type="float">
            <text:p>0.680672</text:p>
          </table:table-cell>
          <table:table-cell office:value-type="float" office:value="0.96096" calcext:value-type="float">
            <text:p>0.96096</text:p>
          </table:table-cell>
          <table:table-cell office:value-type="float" office:value="1.392117" calcext:value-type="float">
            <text:p>1.392117</text:p>
          </table:table-cell>
          <table:table-cell office:value-type="float" office:value="1.611516" calcext:value-type="float">
            <text:p>1.611516</text:p>
          </table:table-cell>
          <table:table-cell office:value-type="float" office:value="2.072468" calcext:value-type="float">
            <text:p>2.072468</text:p>
          </table:table-cell>
          <table:table-cell office:value-type="float" office:value="2.485468" calcext:value-type="float">
            <text:p>2.485468</text:p>
          </table:table-cell>
          <table:table-cell office:value-type="float" office:value="2.878172" calcext:value-type="float">
            <text:p>2.878172</text:p>
          </table:table-cell>
          <table:table-cell office:value-type="float" office:value="3.009091" calcext:value-type="float">
            <text:p>3.009091</text:p>
          </table:table-cell>
          <table:table-cell office:value-type="float" office:value="3.766742" calcext:value-type="float">
            <text:p>3.766742</text:p>
          </table:table-cell>
          <table:table-cell office:value-type="float" office:value="4.303339" calcext:value-type="float">
            <text:p>4.303339</text:p>
          </table:table-cell>
          <table:table-cell office:value-type="float" office:value="4.709142" calcext:value-type="float">
            <text:p>4.709142</text:p>
          </table:table-cell>
          <table:table-cell office:value-type="float" office:value="5.685758" calcext:value-type="float">
            <text:p>5.685758</text:p>
          </table:table-cell>
          <table:table-cell office:value-type="float" office:value="6.322344" calcext:value-type="float">
            <text:p>6.322344</text:p>
          </table:table-cell>
          <table:table-cell office:value-type="float" office:value="6.859812" calcext:value-type="float">
            <text:p>6.859812</text:p>
          </table:table-cell>
          <table:table-cell office:value-type="float" office:value="7.854706" calcext:value-type="float">
            <text:p>7.854706</text:p>
          </table:table-cell>
          <table:table-cell office:value-type="float" office:value="9.133705" calcext:value-type="float">
            <text:p>9.133705</text:p>
          </table:table-cell>
          <table:table-cell office:value-type="float" office:value="9.779765" calcext:value-type="float">
            <text:p>9.779765</text:p>
          </table:table-cell>
          <table:table-cell office:value-type="float" office:value="10.549616" calcext:value-type="float">
            <text:p>10.549616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64</text:p>
          </table:table-cell>
          <table:table-cell office:value-type="float" office:value="0.006218" calcext:value-type="float">
            <text:p>0.006218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block -n=12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017818" calcext:value-type="float">
            <text:p>0.017818</text:p>
          </table:table-cell>
          <table:table-cell office:value-type="float" office:value="0.033953" calcext:value-type="float">
            <text:p>0.033953</text:p>
          </table:table-cell>
          <table:table-cell office:value-type="float" office:value="0.061906" calcext:value-type="float">
            <text:p>0.061906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0.214019" calcext:value-type="float">
            <text:p>0.214019</text:p>
          </table:table-cell>
          <table:table-cell office:value-type="float" office:value="0.310008" calcext:value-type="float">
            <text:p>0.310008</text:p>
          </table:table-cell>
          <table:table-cell office:value-type="float" office:value="0.451143" calcext:value-type="float">
            <text:p>0.451143</text:p>
          </table:table-cell>
          <table:table-cell office:value-type="float" office:value="0.43534" calcext:value-type="float">
            <text:p>0.43534</text:p>
          </table:table-cell>
          <table:table-cell office:value-type="float" office:value="0.806895" calcext:value-type="float">
            <text:p>0.806895</text:p>
          </table:table-cell>
          <table:table-cell office:value-type="float" office:value="1.011592" calcext:value-type="float">
            <text:p>1.011592</text:p>
          </table:table-cell>
          <table:table-cell office:value-type="float" office:value="1.241624" calcext:value-type="float">
            <text:p>1.241624</text:p>
          </table:table-cell>
          <table:table-cell office:value-type="float" office:value="1.510554" calcext:value-type="float">
            <text:p>1.510554</text:p>
          </table:table-cell>
          <table:table-cell office:value-type="float" office:value="1.819359" calcext:value-type="float">
            <text:p>1.819359</text:p>
          </table:table-cell>
          <table:table-cell office:value-type="float" office:value="1.681095" calcext:value-type="float">
            <text:p>1.681095</text:p>
          </table:table-cell>
          <table:table-cell office:value-type="float" office:value="2.131472" calcext:value-type="float">
            <text:p>2.131472</text:p>
          </table:table-cell>
          <table:table-cell office:value-type="float" office:value="2.514422" calcext:value-type="float">
            <text:p>2.514422</text:p>
          </table:table-cell>
          <table:table-cell office:value-type="float" office:value="2.836226" calcext:value-type="float">
            <text:p>2.836226</text:p>
          </table:table-cell>
          <table:table-cell office:value-type="float" office:value="3.250722" calcext:value-type="float">
            <text:p>3.250722</text:p>
          </table:table-cell>
          <table:table-cell office:value-type="float" office:value="3.74847" calcext:value-type="float">
            <text:p>3.74847</text:p>
          </table:table-cell>
          <table:table-cell office:value-type="float" office:value="4.196757" calcext:value-type="float">
            <text:p>4.196757</text:p>
          </table:table-cell>
          <table:table-cell office:value-type="float" office:value="4.797926" calcext:value-type="float">
            <text:p>4.797926</text:p>
          </table:table-cell>
          <table:table-cell office:value-type="float" office:value="5.46686" calcext:value-type="float">
            <text:p>5.46686</text:p>
          </table:table-cell>
          <table:table-cell office:value-type="float" office:value="6.088581" calcext:value-type="float">
            <text:p>6.088581</text:p>
          </table:table-cell>
          <table:table-cell office:value-type="float" office:value="6.721509" calcext:value-type="float">
            <text:p>6.721509</text:p>
          </table:table-cell>
          <table:table-cell office:value-type="float" office:value="7.880914" calcext:value-type="float">
            <text:p>7.880914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64</text:p>
          </table:table-cell>
          <table:table-cell office:value-type="float" office:value="0.276149" calcext:value-type="float">
            <text:p>0.276149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Pi4-64 full -n=1</text:p>
          </table:table-cell>
          <table:table-cell office:value-type="float" office:value="0.008195" calcext:value-type="float">
            <text:p>0.008195</text:p>
          </table:table-cell>
          <table:table-cell office:value-type="float" office:value="0.031683" calcext:value-type="float">
            <text:p>0.031683</text:p>
          </table:table-cell>
          <table:table-cell office:value-type="float" office:value="0.07533" calcext:value-type="float">
            <text:p>0.07533</text:p>
          </table:table-cell>
          <table:table-cell office:value-type="float" office:value="0.145685" calcext:value-type="float">
            <text:p>0.145685</text:p>
          </table:table-cell>
          <table:table-cell office:value-type="float" office:value="0.24717" calcext:value-type="float">
            <text:p>0.24717</text:p>
          </table:table-cell>
          <table:table-cell office:value-type="float" office:value="0.384656" calcext:value-type="float">
            <text:p>0.384656</text:p>
          </table:table-cell>
          <table:table-cell office:value-type="float" office:value="0.563212" calcext:value-type="float">
            <text:p>0.563212</text:p>
          </table:table-cell>
          <table:table-cell office:value-type="float" office:value="0.790538" calcext:value-type="float">
            <text:p>0.790538</text:p>
          </table:table-cell>
          <table:table-cell office:value-type="float" office:value="1.205929" calcext:value-type="float">
            <text:p>1.205929</text:p>
          </table:table-cell>
          <table:table-cell office:value-type="float" office:value="1.590564" calcext:value-type="float">
            <text:p>1.590564</text:p>
          </table:table-cell>
          <table:table-cell office:value-type="float" office:value="1.998456" calcext:value-type="float">
            <text:p>1.998456</text:p>
          </table:table-cell>
          <table:table-cell office:value-type="float" office:value="2.543847" calcext:value-type="float">
            <text:p>2.543847</text:p>
          </table:table-cell>
          <table:table-cell office:value-type="float" office:value="3.120268" calcext:value-type="float">
            <text:p>3.120268</text:p>
          </table:table-cell>
          <table:table-cell office:value-type="float" office:value="3.805345" calcext:value-type="float">
            <text:p>3.805345</text:p>
          </table:table-cell>
          <table:table-cell office:value-type="float" office:value="4.615666" calcext:value-type="float">
            <text:p>4.615666</text:p>
          </table:table-cell>
          <table:table-cell office:value-type="float" office:value="5.781734" calcext:value-type="float">
            <text:p>5.781734</text:p>
          </table:table-cell>
          <table:table-cell office:value-type="float" office:value="8.378145" calcext:value-type="float">
            <text:p>8.378145</text:p>
          </table:table-cell>
          <table:table-cell office:value-type="float" office:value="8.818791" calcext:value-type="float">
            <text:p>8.818791</text:p>
          </table:table-cell>
          <table:table-cell office:value-type="float" office:value="10.090119" calcext:value-type="float">
            <text:p>10.090119</text:p>
          </table:table-cell>
          <table:table-cell office:value-type="float" office:value="13.235677" calcext:value-type="float">
            <text:p>13.235677</text:p>
          </table:table-cell>
          <table:table-cell office:value-type="float" office:value="20.601383" calcext:value-type="float">
            <text:p>20.601383</text:p>
          </table:table-cell>
          <table:table-cell office:value-type="float" office:value="20.806862" calcext:value-type="float">
            <text:p>20.806862</text:p>
          </table:table-cell>
          <table:table-cell office:value-type="float" office:value="32.432152" calcext:value-type="float">
            <text:p>32.432152</text:p>
          </table:table-cell>
          <table:table-cell office:value-type="float" office:value="22.410344" calcext:value-type="float">
            <text:p>22.410344</text:p>
          </table:table-cell>
          <table:table-cell office:value-type="float" office:value="24.069571" calcext:value-type="float">
            <text:p>24.06957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64</text:p>
          </table:table-cell>
          <table:table-cell office:value-type="float" office:value="0.055811" calcext:value-type="float">
            <text:p>0.055811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Pi4-64 full -n=8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6218" calcext:value-type="float">
            <text:p>0.006218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4556" calcext:value-type="float">
            <text:p>0.024556</text:p>
          </table:table-cell>
          <table:table-cell office:value-type="float" office:value="0.040461" calcext:value-type="float">
            <text:p>0.040461</text:p>
          </table:table-cell>
          <table:table-cell office:value-type="float" office:value="0.061494" calcext:value-type="float">
            <text:p>0.061494</text:p>
          </table:table-cell>
          <table:table-cell office:value-type="float" office:value="0.088609" calcext:value-type="float">
            <text:p>0.088609</text:p>
          </table:table-cell>
          <table:table-cell office:value-type="float" office:value="0.125948" calcext:value-type="float">
            <text:p>0.125948</text:p>
          </table:table-cell>
          <table:table-cell office:value-type="float" office:value="0.184956" calcext:value-type="float">
            <text:p>0.184956</text:p>
          </table:table-cell>
          <table:table-cell office:value-type="float" office:value="0.249402" calcext:value-type="float">
            <text:p>0.249402</text:p>
          </table:table-cell>
          <table:table-cell office:value-type="float" office:value="0.304661" calcext:value-type="float">
            <text:p>0.304661</text:p>
          </table:table-cell>
          <table:table-cell office:value-type="float" office:value="0.399475" calcext:value-type="float">
            <text:p>0.399475</text:p>
          </table:table-cell>
          <table:table-cell office:value-type="float" office:value="0.483913" calcext:value-type="float">
            <text:p>0.483913</text:p>
          </table:table-cell>
          <table:table-cell office:value-type="float" office:value="0.575486" calcext:value-type="float">
            <text:p>0.575486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1.434297" calcext:value-type="float">
            <text:p>1.434297</text:p>
          </table:table-cell>
          <table:table-cell office:value-type="float" office:value="1.699447" calcext:value-type="float">
            <text:p>1.699447</text:p>
          </table:table-cell>
          <table:table-cell office:value-type="float" office:value="1.140655" calcext:value-type="float">
            <text:p>1.140655</text:p>
          </table:table-cell>
          <table:table-cell office:value-type="float" office:value="2.378088" calcext:value-type="float">
            <text:p>2.378088</text:p>
          </table:table-cell>
          <table:table-cell office:value-type="float" office:value="2.748344" calcext:value-type="float">
            <text:p>2.748344</text:p>
          </table:table-cell>
          <table:table-cell office:value-type="float" office:value="3.033465" calcext:value-type="float">
            <text:p>3.033465</text:p>
          </table:table-cell>
          <table:table-cell office:value-type="float" office:value="3.376304" calcext:value-type="float">
            <text:p>3.376304</text:p>
          </table:table-cell>
          <table:table-cell office:value-type="float" office:value="4.137124" calcext:value-type="float">
            <text:p>4.137124</text:p>
          </table:table-cell>
          <table:table-cell office:value-type="float" office:value="2.61696" calcext:value-type="float">
            <text:p>2.61696</text:p>
          </table:table-cell>
          <table:table-cell office:value-type="float" office:value="2.970874" calcext:value-type="float">
            <text:p>2.97087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64</text:p>
          </table:table-cell>
          <table:table-cell office:value-type="float" office:value="0.009281" calcext:value-type="float">
            <text:p>0.009281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4-64 block -n=1</text:p>
          </table:table-cell>
          <table:table-cell office:value-type="float" office:value="0.014208" calcext:value-type="float">
            <text:p>0.014208</text:p>
          </table:table-cell>
          <table:table-cell office:value-type="float" office:value="0.055811" calcext:value-type="float">
            <text:p>0.055811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239092" calcext:value-type="float">
            <text:p>0.239092</text:p>
          </table:table-cell>
          <table:table-cell office:value-type="float" office:value="0.388923" calcext:value-type="float">
            <text:p>0.388923</text:p>
          </table:table-cell>
          <table:table-cell office:value-type="float" office:value="0.583035" calcext:value-type="float">
            <text:p>0.583035</text:p>
          </table:table-cell>
          <table:table-cell office:value-type="float" office:value="0.832769" calcext:value-type="float">
            <text:p>0.832769</text:p>
          </table:table-cell>
          <table:table-cell office:value-type="float" office:value="1.146657" calcext:value-type="float">
            <text:p>1.146657</text:p>
          </table:table-cell>
          <table:table-cell office:value-type="float" office:value="1.510728" calcext:value-type="float">
            <text:p>1.510728</text:p>
          </table:table-cell>
          <table:table-cell office:value-type="float" office:value="1.952475" calcext:value-type="float">
            <text:p>1.952475</text:p>
          </table:table-cell>
          <table:table-cell office:value-type="float" office:value="2.913386" calcext:value-type="float">
            <text:p>2.913386</text:p>
          </table:table-cell>
          <table:table-cell office:value-type="float" office:value="6.452958" calcext:value-type="float">
            <text:p>6.452958</text:p>
          </table:table-cell>
          <table:table-cell office:value-type="float" office:value="5.735005" calcext:value-type="float">
            <text:p>5.735005</text:p>
          </table:table-cell>
          <table:table-cell office:value-type="float" office:value="8.630354" calcext:value-type="float">
            <text:p>8.630354</text:p>
          </table:table-cell>
          <table:table-cell office:value-type="float" office:value="7.770251" calcext:value-type="float">
            <text:p>7.770251</text:p>
          </table:table-cell>
          <table:table-cell office:value-type="float" office:value="9.957042" calcext:value-type="float">
            <text:p>9.957042</text:p>
          </table:table-cell>
          <table:table-cell office:value-type="float" office:value="13.020107" calcext:value-type="float">
            <text:p>13.020107</text:p>
          </table:table-cell>
          <table:table-cell office:value-type="float" office:value="13.820134" calcext:value-type="float">
            <text:p>13.820134</text:p>
          </table:table-cell>
          <table:table-cell office:value-type="float" office:value="18.405699" calcext:value-type="float">
            <text:p>18.405699</text:p>
          </table:table-cell>
          <table:table-cell office:value-type="float" office:value="20.601383" calcext:value-type="float">
            <text:p>20.601383</text:p>
          </table:table-cell>
          <table:table-cell office:value-type="float" office:value="17.365067" calcext:value-type="float">
            <text:p>17.365067</text:p>
          </table:table-cell>
          <table:table-cell office:value-type="float" office:value="27.595544" calcext:value-type="float">
            <text:p>27.595544</text:p>
          </table:table-cell>
          <table:table-cell office:value-type="float" office:value="22.410344" calcext:value-type="float">
            <text:p>22.410344</text:p>
          </table:table-cell>
          <table:table-cell office:value-type="float" office:value="33.35246" calcext:value-type="float">
            <text:p>33.35246</text:p>
          </table:table-cell>
          <table:table-cell office:value-type="float" office:value="35.146882" calcext:value-type="float">
            <text:p>35.146882</text:p>
          </table:table-cell>
          <table:table-cell office:value-type="float" office:value="39.42689" calcext:value-type="float">
            <text:p>39.42689</text:p>
          </table:table-cell>
          <table:table-cell office:value-type="float" office:value="43.334053" calcext:value-type="float">
            <text:p>43.334053</text:p>
          </table:table-cell>
          <table:table-cell office:value-type="float" office:value="45.185393" calcext:value-type="float">
            <text:p>45.185393</text:p>
          </table:table-cell>
          <table:table-cell office:value-type="float" office:value="49.938726" calcext:value-type="float">
            <text:p>49.938726</text:p>
          </table:table-cell>
          <table:table-cell office:value-type="float" office:value="50.339155" calcext:value-type="float">
            <text:p>50.339155</text:p>
          </table:table-cell>
          <table:table-cell office:value-type="float" office:value="55.670253" calcext:value-type="float">
            <text:p>55.670253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96</text:p>
          </table:table-cell>
          <table:table-cell office:value-type="float" office:value="0.225707" calcext:value-type="float">
            <text:p>0.225707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 office:value-type="string" calcext:value-type="string">
            <text:p>Pi4-64 block -n=8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9281" calcext:value-type="float">
            <text:p>0.009281</text:p>
          </table:table-cell>
          <table:table-cell office:value-type="float" office:value="0.020125" calcext:value-type="float">
            <text:p>0.020125</text:p>
          </table:table-cell>
          <table:table-cell office:value-type="float" office:value="0.036434" calcext:value-type="float">
            <text:p>0.036434</text:p>
          </table:table-cell>
          <table:table-cell office:value-type="float" office:value="0.058297" calcext:value-type="float">
            <text:p>0.058297</text:p>
          </table:table-cell>
          <table:table-cell office:value-type="float" office:value="0.086988" calcext:value-type="float">
            <text:p>0.086988</text:p>
          </table:table-cell>
          <table:table-cell office:value-type="float" office:value="0.122987" calcext:value-type="float">
            <text:p>0.122987</text:p>
          </table:table-cell>
          <table:table-cell office:value-type="float" office:value="0.173091" calcext:value-type="float">
            <text:p>0.173091</text:p>
          </table:table-cell>
          <table:table-cell office:value-type="float" office:value="0.221307" calcext:value-type="float">
            <text:p>0.221307</text:p>
          </table:table-cell>
          <table:table-cell office:value-type="float" office:value="0.341209" calcext:value-type="float">
            <text:p>0.341209</text:p>
          </table:table-cell>
          <table:table-cell office:value-type="float" office:value="0.418803" calcext:value-type="float">
            <text:p>0.418803</text:p>
          </table:table-cell>
          <table:table-cell office:value-type="float" office:value="0.877601" calcext:value-type="float">
            <text:p>0.877601</text:p>
          </table:table-cell>
          <table:table-cell office:value-type="float" office:value="1.083806" calcext:value-type="float">
            <text:p>1.083806</text:p>
          </table:table-cell>
          <table:table-cell office:value-type="float" office:value="1.291524" calcext:value-type="float">
            <text:p>1.291524</text:p>
          </table:table-cell>
          <table:table-cell office:value-type="float" office:value="1.536153" calcext:value-type="float">
            <text:p>1.536153</text:p>
          </table:table-cell>
          <table:table-cell office:value-type="float" office:value="1.7882" calcext:value-type="float">
            <text:p>1.7882</text:p>
          </table:table-cell>
          <table:table-cell office:value-type="float" office:value="2.16244" calcext:value-type="float">
            <text:p>2.16244</text:p>
          </table:table-cell>
          <table:table-cell office:value-type="float" office:value="2.397848" calcext:value-type="float">
            <text:p>2.397848</text:p>
          </table:table-cell>
          <table:table-cell office:value-type="float" office:value="2.830069" calcext:value-type="float">
            <text:p>2.830069</text:p>
          </table:table-cell>
          <table:table-cell office:value-type="float" office:value="3.033465" calcext:value-type="float">
            <text:p>3.033465</text:p>
          </table:table-cell>
          <table:table-cell office:value-type="float" office:value="3.128687" calcext:value-type="float">
            <text:p>3.128687</text:p>
          </table:table-cell>
          <table:table-cell office:value-type="float" office:value="3.81947" calcext:value-type="float">
            <text:p>3.81947</text:p>
          </table:table-cell>
          <table:table-cell office:value-type="float" office:value="2.61696" calcext:value-type="float">
            <text:p>2.61696</text:p>
          </table:table-cell>
          <table:table-cell office:value-type="float" office:value="4.075937" calcext:value-type="float">
            <text:p>4.075937</text:p>
          </table:table-cell>
          <table:table-cell office:value-type="float" office:value="5.115052" calcext:value-type="float">
            <text:p>5.115052</text:p>
          </table:table-cell>
          <table:table-cell office:value-type="float" office:value="3.77237" calcext:value-type="float">
            <text:p>3.77237</text:p>
          </table:table-cell>
          <table:table-cell office:value-type="float" office:value="5.258296" calcext:value-type="float">
            <text:p>5.258296</text:p>
          </table:table-cell>
          <table:table-cell office:value-type="float" office:value="6.711325" calcext:value-type="float">
            <text:p>6.711325</text:p>
          </table:table-cell>
          <table:table-cell office:value-type="float" office:value="5.198809" calcext:value-type="float">
            <text:p>5.198809</text:p>
          </table:table-cell>
          <table:table-cell office:value-type="float" office:value="5.689355" calcext:value-type="float">
            <text:p>5.689355</text:p>
          </table:table-cell>
          <table:table-cell office:value-type="float" office:value="5.948296" calcext:value-type="float">
            <text:p>5.948296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96</text:p>
          </table:table-cell>
          <table:table-cell office:value-type="float" office:value="0.07533" calcext:value-type="float">
            <text:p>0.07533</text:p>
          </table:table-cell>
          <table:table-cell table:style-name="Default" office:value-type="string" calcext:value-type="string">
            <text:p>Full mult</text:p>
          </table:table-cell>
          <table:table-cell table:style-name="ce18" office:value-type="string" calcext:value-type="string">
            <text:p>9efab2b</text:p>
          </table:table-cell>
          <table:table-cell office:value-type="string" calcext:value-type="string">
            <text:p>V2 Pi4-64 full -n=8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.013722" calcext:value-type="float">
            <text:p>0.013722</text:p>
          </table:table-cell>
          <table:table-cell office:value-type="float" office:value="0.024876" calcext:value-type="float">
            <text:p>0.024876</text:p>
          </table:table-cell>
          <table:table-cell office:value-type="float" office:value="0.041398" calcext:value-type="float">
            <text:p>0.041398</text:p>
          </table:table-cell>
          <table:table-cell office:value-type="float" office:value="0.061852" calcext:value-type="float">
            <text:p>0.061852</text:p>
          </table:table-cell>
          <table:table-cell office:value-type="float" office:value="0.09072" calcext:value-type="float">
            <text:p>0.09072</text:p>
          </table:table-cell>
          <table:table-cell office:value-type="float" office:value="0.126273" calcext:value-type="float">
            <text:p>0.126273</text:p>
          </table:table-cell>
          <table:table-cell office:value-type="float" office:value="0.184563" calcext:value-type="float">
            <text:p>0.184563</text:p>
          </table:table-cell>
          <table:table-cell office:value-type="float" office:value="0.248973" calcext:value-type="float">
            <text:p>0.248973</text:p>
          </table:table-cell>
          <table:table-cell office:value-type="float" office:value="0.304156" calcext:value-type="float">
            <text:p>0.304156</text:p>
          </table:table-cell>
          <table:table-cell office:value-type="float" office:value="0.395509" calcext:value-type="float">
            <text:p>0.395509</text:p>
          </table:table-cell>
          <table:table-cell office:value-type="float" office:value="0.484564" calcext:value-type="float">
            <text:p>0.484564</text:p>
          </table:table-cell>
          <table:table-cell office:value-type="float" office:value="0.576945" calcext:value-type="float">
            <text:p>0.576945</text:p>
          </table:table-cell>
          <table:table-cell office:value-type="float" office:value="0.660833" calcext:value-type="float">
            <text:p>0.660833</text:p>
          </table:table-cell>
          <table:table-cell office:value-type="float" office:value="0.817202" calcext:value-type="float">
            <text:p>0.817202</text:p>
          </table:table-cell>
          <table:table-cell office:value-type="float" office:value="0.967498" calcext:value-type="float">
            <text:p>0.967498</text:p>
          </table:table-cell>
          <table:table-cell office:value-type="float" office:value="1.135864" calcext:value-type="float">
            <text:p>1.135864</text:p>
          </table:table-cell>
          <table:table-cell office:value-type="float" office:value="1.33694" calcext:value-type="float">
            <text:p>1.33694</text:p>
          </table:table-cell>
          <table:table-cell office:value-type="float" office:value="1.522149" calcext:value-type="float">
            <text:p>1.522149</text:p>
          </table:table-cell>
          <table:table-cell office:value-type="float" office:value="1.757971" calcext:value-type="float">
            <text:p>1.757971</text:p>
          </table:table-cell>
          <table:table-cell office:value-type="float" office:value="2.005699" calcext:value-type="float">
            <text:p>2.005699</text:p>
          </table:table-cell>
          <table:table-cell office:value-type="float" office:value="2.281836" calcext:value-type="float">
            <text:p>2.281836</text:p>
          </table:table-cell>
          <table:table-cell office:value-type="float" office:value="2.579612" calcext:value-type="float">
            <text:p>2.579612</text:p>
          </table:table-cell>
          <table:table-cell office:value-type="float" office:value="2.905764" calcext:value-type="float">
            <text:p>2.90576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96</text:p>
          </table:table-cell>
          <table:table-cell office:value-type="float" office:value="0.01341" calcext:value-type="float">
            <text:p>0.01341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V2 Pi4-64 block -n=8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9515" calcext:value-type="float">
            <text:p>0.009515</text:p>
          </table:table-cell>
          <table:table-cell office:value-type="float" office:value="0.020356" calcext:value-type="float">
            <text:p>0.020356</text:p>
          </table:table-cell>
          <table:table-cell office:value-type="float" office:value="0.036603" calcext:value-type="float">
            <text:p>0.036603</text:p>
          </table:table-cell>
          <table:table-cell office:value-type="float" office:value="0.058338" calcext:value-type="float">
            <text:p>0.058338</text:p>
          </table:table-cell>
          <table:table-cell office:value-type="float" office:value="0.092567" calcext:value-type="float">
            <text:p>0.092567</text:p>
          </table:table-cell>
          <table:table-cell office:value-type="float" office:value="0.122295" calcext:value-type="float">
            <text:p>0.12229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220375" calcext:value-type="float">
            <text:p>0.220375</text:p>
          </table:table-cell>
          <table:table-cell office:value-type="float" office:value="0.288439" calcext:value-type="float">
            <text:p>0.288439</text:p>
          </table:table-cell>
          <table:table-cell office:value-type="float" office:value="0.418655" calcext:value-type="float">
            <text:p>0.418655</text:p>
          </table:table-cell>
          <table:table-cell office:value-type="float" office:value="0.523694" calcext:value-type="float">
            <text:p>0.523694</text:p>
          </table:table-cell>
          <table:table-cell office:value-type="float" office:value="0.631981" calcext:value-type="float">
            <text:p>0.631981</text:p>
          </table:table-cell>
          <table:table-cell office:value-type="float" office:value="0.744844" calcext:value-type="float">
            <text:p>0.744844</text:p>
          </table:table-cell>
          <table:table-cell office:value-type="float" office:value="0.885581" calcext:value-type="float">
            <text:p>0.885581</text:p>
          </table:table-cell>
          <table:table-cell office:value-type="float" office:value="1.044115" calcext:value-type="float">
            <text:p>1.044115</text:p>
          </table:table-cell>
          <table:table-cell office:value-type="float" office:value="1.2618" calcext:value-type="float">
            <text:p>1.2618</text:p>
          </table:table-cell>
          <table:table-cell office:value-type="float" office:value="1.41101" calcext:value-type="float">
            <text:p>1.41101</text:p>
          </table:table-cell>
          <table:table-cell office:value-type="float" office:value="1.65828" calcext:value-type="float">
            <text:p>1.65828</text:p>
          </table:table-cell>
          <table:table-cell office:value-type="float" office:value="1.843521" calcext:value-type="float">
            <text:p>1.843521</text:p>
          </table:table-cell>
          <table:table-cell office:value-type="float" office:value="2.209391" calcext:value-type="float">
            <text:p>2.209391</text:p>
          </table:table-cell>
          <table:table-cell office:value-type="float" office:value="2.380627" calcext:value-type="float">
            <text:p>2.380627</text:p>
          </table:table-cell>
          <table:table-cell office:value-type="float" office:value="2.699806" calcext:value-type="float">
            <text:p>2.699806</text:p>
          </table:table-cell>
          <table:table-cell office:value-type="float" office:value="3.003518" calcext:value-type="float">
            <text:p>3.003518</text:p>
          </table:table-cell>
          <table:table-cell office:value-type="float" office:value="3.430104" calcext:value-type="float">
            <text:p>3.430104</text:p>
          </table:table-cell>
          <table:table-cell office:value-type="float" office:value="3.709641" calcext:value-type="float">
            <text:p>3.709641</text:p>
          </table:table-cell>
          <table:table-cell office:value-type="float" office:value="4.034827" calcext:value-type="float">
            <text:p>4.034827</text:p>
          </table:table-cell>
          <table:table-cell office:value-type="float" office:value="4.420161" calcext:value-type="float">
            <text:p>4.420161</text:p>
          </table:table-cell>
          <table:table-cell office:value-type="float" office:value="5.183529" calcext:value-type="float">
            <text:p>5.183529</text:p>
          </table:table-cell>
          <table:table-cell office:value-type="float" office:value="5.086924" calcext:value-type="float">
            <text:p>5.086924</text:p>
          </table:table-cell>
          <table:table-cell office:value-type="float" office:value="6.116228" calcext:value-type="float">
            <text:p>6.116228</text:p>
          </table:table-cell>
          <table:table-cell office:value-type="float" office:value="6.212815" calcext:value-type="float">
            <text:p>6.212815</text:p>
          </table:table-cell>
          <table:table-cell office:value-type="float" office:value="6.849411" calcext:value-type="float">
            <text:p>6.849411</text:p>
          </table:table-cell>
          <table:table-cell office:value-type="float" office:value="7.450314" calcext:value-type="float">
            <text:p>7.450314</text:p>
          </table:table-cell>
          <table:table-cell office:value-type="float" office:value="8.165679" calcext:value-type="float">
            <text:p>8.165679</text:p>
          </table:table-cell>
          <table:table-cell office:value-type="float" office:value="9.423962" calcext:value-type="float">
            <text:p>9.423962</text:p>
          </table:table-cell>
          <table:table-cell office:value-type="float" office:value="9.840509" calcext:value-type="float">
            <text:p>9.840509</text:p>
          </table:table-cell>
          <table:table-cell office:value-type="float" office:value="11.637999" calcext:value-type="float">
            <text:p>11.637999</text:p>
          </table:table-cell>
          <table:table-cell office:value-type="float" office:value="11.248815" calcext:value-type="float">
            <text:p>11.248815</text:p>
          </table:table-cell>
          <table:table-cell office:value-type="float" office:value="12.936267" calcext:value-type="float">
            <text:p>12.936267</text:p>
          </table:table-cell>
          <table:table-cell office:value-type="float" office:value="13.110754" calcext:value-type="float">
            <text:p>13.110754</text:p>
          </table:table-cell>
          <table:table-cell office:value-type="float" office:value="14.664275" calcext:value-type="float">
            <text:p>14.664275</text:p>
          </table:table-cell>
          <table:table-cell office:value-type="float" office:value="15.758054" calcext:value-type="float">
            <text:p>15.758054</text:p>
          </table:table-cell>
          <table:table-cell office:value-type="float" office:value="17.786911" calcext:value-type="float">
            <text:p>17.786911</text:p>
          </table:table-cell>
          <table:table-cell office:value-type="float" office:value="19.000269" calcext:value-type="float">
            <text:p>19.000269</text:p>
          </table:table-cell>
          <table:table-cell office:value-type="float" office:value="19.332735" calcext:value-type="float">
            <text:p>19.332735</text:p>
          </table:table-cell>
          <table:table-cell office:value-type="float" office:value="21.246057" calcext:value-type="float">
            <text:p>21.246057</text:p>
          </table:table-cell>
          <table:table-cell table:number-columns-repeated="968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96</text:p>
          </table:table-cell>
          <table:table-cell office:value-type="float" office:value="0.308183" calcext:value-type="float">
            <text:p>0.308183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V2 Pi3 full -n=12</text:p>
          </table:table-cell>
          <table:table-cell office:value-type="float" office:value="0.004637" calcext:value-type="float">
            <text:p>0.004637</text:p>
          </table:table-cell>
          <table:table-cell office:value-type="float" office:value="0.012097" calcext:value-type="float">
            <text:p>0.012097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49502" calcext:value-type="float">
            <text:p>0.049502</text:p>
          </table:table-cell>
          <table:table-cell office:value-type="float" office:value="0.088238" calcext:value-type="float">
            <text:p>0.088238</text:p>
          </table:table-cell>
          <table:table-cell office:value-type="float" office:value="0.137754" calcext:value-type="float">
            <text:p>0.137754</text:p>
          </table:table-cell>
          <table:table-cell office:value-type="float" office:value="0.206628" calcext:value-type="float">
            <text:p>0.206628</text:p>
          </table:table-cell>
          <table:table-cell office:value-type="float" office:value="0.283241" calcext:value-type="float">
            <text:p>0.283241</text:p>
          </table:table-cell>
          <table:table-cell office:value-type="float" office:value="0.408109" calcext:value-type="float">
            <text:p>0.408109</text:p>
          </table:table-cell>
          <table:table-cell office:value-type="float" office:value="0.517283" calcext:value-type="float">
            <text:p>0.517283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823707" calcext:value-type="float">
            <text:p>0.823707</text:p>
          </table:table-cell>
          <table:table-cell office:value-type="float" office:value="1.127821" calcext:value-type="float">
            <text:p>1.127821</text:p>
          </table:table-cell>
          <table:table-cell office:value-type="float" office:value="1.537752" calcext:value-type="float">
            <text:p>1.537752</text:p>
          </table:table-cell>
          <table:table-cell office:value-type="float" office:value="1.736303" calcext:value-type="float">
            <text:p>1.736303</text:p>
          </table:table-cell>
          <table:table-cell office:value-type="float" office:value="2.131585" calcext:value-type="float">
            <text:p>2.131585</text:p>
          </table:table-cell>
          <table:table-cell office:value-type="float" office:value="2.567958" calcext:value-type="float">
            <text:p>2.567958</text:p>
          </table:table-cell>
          <table:table-cell office:value-type="float" office:value="2.936966" calcext:value-type="float">
            <text:p>2.936966</text:p>
          </table:table-cell>
          <table:table-cell office:value-type="float" office:value="3.508749" calcext:value-type="float">
            <text:p>3.508749</text:p>
          </table:table-cell>
          <table:table-cell office:value-type="float" office:value="4.172168" calcext:value-type="float">
            <text:p>4.172168</text:p>
          </table:table-cell>
          <table:table-cell office:value-type="float" office:value="4.508596" calcext:value-type="float">
            <text:p>4.508596</text:p>
          </table:table-cell>
          <table:table-cell office:value-type="float" office:value="4.938383" calcext:value-type="float">
            <text:p>4.938383</text:p>
          </table:table-cell>
          <table:table-cell office:value-type="float" office:value="5.574033" calcext:value-type="float">
            <text:p>5.574033</text:p>
          </table:table-cell>
          <table:table-cell office:value-type="float" office:value="6.099662" calcext:value-type="float">
            <text:p>6.099662</text:p>
          </table:table-cell>
          <table:table-cell office:value-type="float" office:value="7.003264" calcext:value-type="float">
            <text:p>7.00326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96</text:p>
          </table:table-cell>
          <table:table-cell office:value-type="float" office:value="0.129277" calcext:value-type="float">
            <text:p>0.129277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V2 Pi3 block -n=12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017694" calcext:value-type="float">
            <text:p>0.017694</text:p>
          </table:table-cell>
          <table:table-cell office:value-type="float" office:value="0.034134" calcext:value-type="float">
            <text:p>0.034134</text:p>
          </table:table-cell>
          <table:table-cell office:value-type="float" office:value="0.062882" calcext:value-type="float">
            <text:p>0.062882</text:p>
          </table:table-cell>
          <table:table-cell office:value-type="float" office:value="0.103208" calcext:value-type="float">
            <text:p>0.103208</text:p>
          </table:table-cell>
          <table:table-cell office:value-type="float" office:value="0.150604" calcext:value-type="float">
            <text:p>0.150604</text:p>
          </table:table-cell>
          <table:table-cell office:value-type="float" office:value="0.217609" calcext:value-type="float">
            <text:p>0.217609</text:p>
          </table:table-cell>
          <table:table-cell office:value-type="float" office:value="0.302475" calcext:value-type="float">
            <text:p>0.302475</text:p>
          </table:table-cell>
          <table:table-cell office:value-type="float" office:value="0.425915" calcext:value-type="float">
            <text:p>0.425915</text:p>
          </table:table-cell>
          <table:table-cell office:value-type="float" office:value="0.578733" calcext:value-type="float">
            <text:p>0.578733</text:p>
          </table:table-cell>
          <table:table-cell office:value-type="float" office:value="0.770201" calcext:value-type="float">
            <text:p>0.770201</text:p>
          </table:table-cell>
          <table:table-cell office:value-type="float" office:value="0.950773" calcext:value-type="float">
            <text:p>0.950773</text:p>
          </table:table-cell>
          <table:table-cell office:value-type="float" office:value="1.200045" calcext:value-type="float">
            <text:p>1.200045</text:p>
          </table:table-cell>
          <table:table-cell office:value-type="float" office:value="1.482526" calcext:value-type="float">
            <text:p>1.482526</text:p>
          </table:table-cell>
          <table:table-cell office:value-type="float" office:value="1.948926" calcext:value-type="float">
            <text:p>1.948926</text:p>
          </table:table-cell>
          <table:table-cell office:value-type="float" office:value="2.159858" calcext:value-type="float">
            <text:p>2.159858</text:p>
          </table:table-cell>
          <table:table-cell office:value-type="float" office:value="2.503458" calcext:value-type="float">
            <text:p>2.503458</text:p>
          </table:table-cell>
          <table:table-cell office:value-type="float" office:value="3.042771" calcext:value-type="float">
            <text:p>3.042771</text:p>
          </table:table-cell>
          <table:table-cell office:value-type="float" office:value="3.473809" calcext:value-type="float">
            <text:p>3.473809</text:p>
          </table:table-cell>
          <table:table-cell office:value-type="float" office:value="4.102834" calcext:value-type="float">
            <text:p>4.102834</text:p>
          </table:table-cell>
          <table:table-cell office:value-type="float" office:value="4.596321" calcext:value-type="float">
            <text:p>4.596321</text:p>
          </table:table-cell>
          <table:table-cell office:value-type="float" office:value="5.094881" calcext:value-type="float">
            <text:p>5.094881</text:p>
          </table:table-cell>
          <table:table-cell office:value-type="float" office:value="5.851021" calcext:value-type="float">
            <text:p>5.851021</text:p>
          </table:table-cell>
          <table:table-cell office:value-type="float" office:value="6.219203" calcext:value-type="float">
            <text:p>6.219203</text:p>
          </table:table-cell>
          <table:table-cell office:value-type="float" office:value="7.424513" calcext:value-type="float">
            <text:p>7.424513</text:p>
          </table:table-cell>
          <table:table-cell office:value-type="float" office:value="8.147472" calcext:value-type="float">
            <text:p>8.147472</text:p>
          </table:table-cell>
          <table:table-cell office:value-type="float" office:value="8.746738" calcext:value-type="float">
            <text:p>8.746738</text:p>
          </table:table-cell>
          <table:table-cell office:value-type="float" office:value="9.871992" calcext:value-type="float">
            <text:p>9.871992</text:p>
          </table:table-cell>
          <table:table-cell office:value-type="float" office:value="10.869934" calcext:value-type="float">
            <text:p>10.869934</text:p>
          </table:table-cell>
          <table:table-cell office:value-type="float" office:value="11.895821" calcext:value-type="float">
            <text:p>11.895821</text:p>
          </table:table-cell>
          <table:table-cell office:value-type="float" office:value="12.70857" calcext:value-type="float">
            <text:p>12.70857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96</text:p>
          </table:table-cell>
          <table:table-cell office:value-type="float" office:value="0.020125" calcext:value-type="float">
            <text:p>0.020125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128</text:p>
          </table:table-cell>
          <table:table-cell office:value-type="float" office:value="0.286054" calcext:value-type="float">
            <text:p>0.286054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>
            <draw:frame draw:z-index="7" draw:style-name="gr1" draw:text-style-name="P1" svg:width="736.44pt" svg:height="408.87pt" svg:x="83.65pt" svg:y="12.61pt">
              <draw:object draw:notify-on-update-of-ranges="Timing.I1110:Timing.I1110 Timing.J1110:Timing.BD1110 Timing.I1122:Timing.I1122 Timing.J1122:Timing.BD1122 Timing.I1124:Timing.I1124 Timing.J1124:Timing.BD1124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128</text:p>
          </table:table-cell>
          <table:table-cell office:value-type="float" office:value="0.145685" calcext:value-type="float">
            <text:p>0.145685</text:p>
          </table:table-cell>
          <table:table-cell table:style-name="Default" office:value-type="string" calcext:value-type="string">
            <text:p>Full mult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128</text:p>
          </table:table-cell>
          <table:table-cell office:value-type="float" office:value="0.024556" calcext:value-type="float">
            <text:p>0.024556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128</text:p>
          </table:table-cell>
          <table:table-cell office:value-type="float" office:value="0.34898" calcext:value-type="float">
            <text:p>0.34898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128</text:p>
          </table:table-cell>
          <table:table-cell office:value-type="float" office:value="0.239092" calcext:value-type="float">
            <text:p>0.239092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d=128</text:p>
          </table:table-cell>
          <table:table-cell office:value-type="float" office:value="0.036434" calcext:value-type="float">
            <text:p>0.0364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60</text:p>
          </table:table-cell>
          <table:table-cell office:value-type="float" office:value="0.354952" calcext:value-type="float">
            <text:p>0.35495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60</text:p>
          </table:table-cell>
          <table:table-cell office:value-type="float" office:value="0.24717" calcext:value-type="float">
            <text:p>0.2471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60</text:p>
          </table:table-cell>
          <table:table-cell office:value-type="float" office:value="0.040461" calcext:value-type="float">
            <text:p>0.040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60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60</text:p>
          </table:table-cell>
          <table:table-cell office:value-type="float" office:value="0.388923" calcext:value-type="float">
            <text:p>0.3889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60</text:p>
          </table:table-cell>
          <table:table-cell office:value-type="float" office:value="0.058297" calcext:value-type="float">
            <text:p>0.0582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92</text:p>
          </table:table-cell>
          <table:table-cell office:value-type="float" office:value="0.440215" calcext:value-type="float">
            <text:p>0.44021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92</text:p>
          </table:table-cell>
          <table:table-cell office:value-type="float" office:value="0.384656" calcext:value-type="float">
            <text:p>0.3846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92</text:p>
          </table:table-cell>
          <table:table-cell office:value-type="float" office:value="0.061494" calcext:value-type="float">
            <text:p>0.0614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92</text:p>
          </table:table-cell>
          <table:table-cell office:value-type="float" office:value="0.46524" calcext:value-type="float">
            <text:p>0.4652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92</text:p>
          </table:table-cell>
          <table:table-cell office:value-type="float" office:value="0.583035" calcext:value-type="float">
            <text:p>0.58303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92</text:p>
          </table:table-cell>
          <table:table-cell office:value-type="float" office:value="0.086988" calcext:value-type="float">
            <text:p>0.086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24</text:p>
          </table:table-cell>
          <table:table-cell office:value-type="float" office:value="0.53739" calcext:value-type="float">
            <text:p>0.537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24</text:p>
          </table:table-cell>
          <table:table-cell office:value-type="float" office:value="0.563212" calcext:value-type="float">
            <text:p>0.56321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24</text:p>
          </table:table-cell>
          <table:table-cell office:value-type="float" office:value="0.088609" calcext:value-type="float">
            <text:p>0.08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24</text:p>
          </table:table-cell>
          <table:table-cell office:value-type="float" office:value="0.528411" calcext:value-type="float">
            <text:p>0.5284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24</text:p>
          </table:table-cell>
          <table:table-cell office:value-type="float" office:value="0.832769" calcext:value-type="float">
            <text:p>0.83276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24</text:p>
          </table:table-cell>
          <table:table-cell office:value-type="float" office:value="0.122987" calcext:value-type="float">
            <text:p>0.1229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56</text:p>
          </table:table-cell>
          <table:table-cell office:value-type="float" office:value="0.646516" calcext:value-type="float">
            <text:p>0.64651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56</text:p>
          </table:table-cell>
          <table:table-cell office:value-type="float" office:value="0.790538" calcext:value-type="float">
            <text:p>0.79053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56</text:p>
          </table:table-cell>
          <table:table-cell office:value-type="float" office:value="0.125948" calcext:value-type="float">
            <text:p>0.1259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56</text:p>
          </table:table-cell>
          <table:table-cell office:value-type="float" office:value="0.604013" calcext:value-type="float">
            <text:p>0.6040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56</text:p>
          </table:table-cell>
          <table:table-cell office:value-type="float" office:value="1.146657" calcext:value-type="float">
            <text:p>1.14665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56</text:p>
          </table:table-cell>
          <table:table-cell office:value-type="float" office:value="0.173091" calcext:value-type="float">
            <text:p>0.1730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88</text:p>
          </table:table-cell>
          <table:table-cell office:value-type="float" office:value="0.7685" calcext:value-type="float">
            <text:p>0.768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88</text:p>
          </table:table-cell>
          <table:table-cell office:value-type="float" office:value="1.205929" calcext:value-type="float">
            <text:p>1.20592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88</text:p>
          </table:table-cell>
          <table:table-cell office:value-type="float" office:value="0.184956" calcext:value-type="float">
            <text:p>0.184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88</text:p>
          </table:table-cell>
          <table:table-cell office:value-type="float" office:value="0.655003" calcext:value-type="float">
            <text:p>0.65500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88</text:p>
          </table:table-cell>
          <table:table-cell office:value-type="float" office:value="1.510728" calcext:value-type="float">
            <text:p>1.51072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88</text:p>
          </table:table-cell>
          <table:table-cell office:value-type="float" office:value="0.221307" calcext:value-type="float">
            <text:p>0.2213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20</text:p>
          </table:table-cell>
          <table:table-cell office:value-type="float" office:value="0.937676" calcext:value-type="float">
            <text:p>0.93767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20</text:p>
          </table:table-cell>
          <table:table-cell office:value-type="float" office:value="1.590564" calcext:value-type="float">
            <text:p>1.5905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20</text:p>
          </table:table-cell>
          <table:table-cell office:value-type="float" office:value="0.249402" calcext:value-type="float">
            <text:p>0.249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20</text:p>
          </table:table-cell>
          <table:table-cell office:value-type="float" office:value="0.733604" calcext:value-type="float">
            <text:p>0.73360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20</text:p>
          </table:table-cell>
          <table:table-cell office:value-type="float" office:value="1.952475" calcext:value-type="float">
            <text:p>1.9524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20</text:p>
          </table:table-cell>
          <table:table-cell office:value-type="float" office:value="0.341209" calcext:value-type="float">
            <text:p>0.341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52</text:p>
          </table:table-cell>
          <table:table-cell office:value-type="float" office:value="1.072705" calcext:value-type="float">
            <text:p>1.072705</text:p>
          </table:table-cell>
          <table:table-cell office:value-type="string" calcext:value-type="string">
            <text:p>compile Full mult</text:p>
          </table:table-cell>
          <table:table-cell table:number-columns-repeated="2"/>
          <table:table-cell>
            <draw:frame draw:z-index="8" draw:style-name="gr1" draw:text-style-name="P1" svg:width="606.59pt" svg:height="316.26pt" svg:x="1.98pt" svg:y="2.1pt">
              <draw:object draw:notify-on-update-of-ranges="Timing.I1110:Timing.I1110 Timing.J1110:Timing.AA1110 Timing.I1119:Timing.I1119 Timing.J1119:Timing.AA1119 Timing.I1120:Timing.I1120 Timing.J1120:Timing.AA1120 Timing.I1121:Timing.I1121 Timing.J1121:Timing.AA1121 Timing.I1122:Timing.I1122 Timing.J1122:Timing.AA112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-n=1 -d=352</text:p>
          </table:table-cell>
          <table:table-cell office:value-type="float" office:value="1.998456" calcext:value-type="float">
            <text:p>1.9984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52</text:p>
          </table:table-cell>
          <table:table-cell office:value-type="float" office:value="0.304661" calcext:value-type="float">
            <text:p>0.3046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52</text:p>
          </table:table-cell>
          <table:table-cell office:value-type="float" office:value="0.856549" calcext:value-type="float">
            <text:p>0.85654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52</text:p>
          </table:table-cell>
          <table:table-cell office:value-type="float" office:value="2.913386" calcext:value-type="float">
            <text:p>2.91338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52</text:p>
          </table:table-cell>
          <table:table-cell office:value-type="float" office:value="0.418803" calcext:value-type="float">
            <text:p>0.418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84</text:p>
          </table:table-cell>
          <table:table-cell office:value-type="float" office:value="1.26347" calcext:value-type="float">
            <text:p>1.2634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84</text:p>
          </table:table-cell>
          <table:table-cell office:value-type="float" office:value="2.543847" calcext:value-type="float">
            <text:p>2.54384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84</text:p>
          </table:table-cell>
          <table:table-cell office:value-type="float" office:value="0.399475" calcext:value-type="float">
            <text:p>0.399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84</text:p>
          </table:table-cell>
          <table:table-cell office:value-type="float" office:value="0.904445" calcext:value-type="float">
            <text:p>0.90444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84</text:p>
          </table:table-cell>
          <table:table-cell office:value-type="float" office:value="6.452958" calcext:value-type="float">
            <text:p>6.45295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84</text:p>
          </table:table-cell>
          <table:table-cell office:value-type="float" office:value="0.877601" calcext:value-type="float">
            <text:p>0.8776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16</text:p>
          </table:table-cell>
          <table:table-cell office:value-type="float" office:value="1.404286" calcext:value-type="float">
            <text:p>1.40428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16</text:p>
          </table:table-cell>
          <table:table-cell office:value-type="float" office:value="3.120268" calcext:value-type="float">
            <text:p>3.12026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16</text:p>
          </table:table-cell>
          <table:table-cell office:value-type="float" office:value="0.483913" calcext:value-type="float">
            <text:p>0.4839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16</text:p>
          </table:table-cell>
          <table:table-cell office:value-type="float" office:value="1.00197" calcext:value-type="float">
            <text:p>1.001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16</text:p>
          </table:table-cell>
          <table:table-cell office:value-type="float" office:value="5.735005" calcext:value-type="float">
            <text:p>5.73500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16</text:p>
          </table:table-cell>
          <table:table-cell office:value-type="float" office:value="1.083806" calcext:value-type="float">
            <text:p>1.0838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48</text:p>
          </table:table-cell>
          <table:table-cell office:value-type="float" office:value="1.598928" calcext:value-type="float">
            <text:p>1.59892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48</text:p>
          </table:table-cell>
          <table:table-cell office:value-type="float" office:value="3.805345" calcext:value-type="float">
            <text:p>3.8053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48</text:p>
          </table:table-cell>
          <table:table-cell office:value-type="float" office:value="0.575486" calcext:value-type="float">
            <text:p>0.5754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48</text:p>
          </table:table-cell>
          <table:table-cell office:value-type="float" office:value="1.104497" calcext:value-type="float">
            <text:p>1.1044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48</text:p>
          </table:table-cell>
          <table:table-cell office:value-type="float" office:value="8.630354" calcext:value-type="float">
            <text:p>8.63035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48</text:p>
          </table:table-cell>
          <table:table-cell office:value-type="float" office:value="1.291524" calcext:value-type="float">
            <text:p>1.2915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80</text:p>
          </table:table-cell>
          <table:table-cell office:value-type="float" office:value="1.805677" calcext:value-type="float">
            <text:p>1.80567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80</text:p>
          </table:table-cell>
          <table:table-cell office:value-type="float" office:value="4.615666" calcext:value-type="float">
            <text:p>4.61566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80</text:p>
          </table:table-cell>
          <table:table-cell office:value-type="float" office:value="0.659748" calcext:value-type="float">
            <text:p>0.6597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80</text:p>
          </table:table-cell>
          <table:table-cell office:value-type="float" office:value="1.26525" calcext:value-type="float">
            <text:p>1.2652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80</text:p>
          </table:table-cell>
          <table:table-cell office:value-type="float" office:value="7.770251" calcext:value-type="float">
            <text:p>7.77025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80</text:p>
          </table:table-cell>
          <table:table-cell office:value-type="float" office:value="1.536153" calcext:value-type="float">
            <text:p>1.536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12</text:p>
          </table:table-cell>
          <table:table-cell office:value-type="float" office:value="2.037635" calcext:value-type="float">
            <text:p>2.03763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12</text:p>
          </table:table-cell>
          <table:table-cell office:value-type="float" office:value="5.781734" calcext:value-type="float">
            <text:p>5.78173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12</text:p>
          </table:table-cell>
          <table:table-cell office:value-type="float" office:value="1.434297" calcext:value-type="float">
            <text:p>1.4342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12</text:p>
          </table:table-cell>
          <table:table-cell office:value-type="float" office:value="1.386155" calcext:value-type="float">
            <text:p>1.38615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12</text:p>
          </table:table-cell>
          <table:table-cell office:value-type="float" office:value="9.957042" calcext:value-type="float">
            <text:p>9.95704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12</text:p>
          </table:table-cell>
          <table:table-cell office:value-type="float" office:value="1.7882" calcext:value-type="float">
            <text:p>1.78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44</text:p>
          </table:table-cell>
          <table:table-cell office:value-type="float" office:value="2.242372" calcext:value-type="float">
            <text:p>2.24237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44</text:p>
          </table:table-cell>
          <table:table-cell office:value-type="float" office:value="8.378145" calcext:value-type="float">
            <text:p>8.3781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44</text:p>
          </table:table-cell>
          <table:table-cell office:value-type="float" office:value="1.699447" calcext:value-type="float">
            <text:p>1.699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44</text:p>
          </table:table-cell>
          <table:table-cell office:value-type="float" office:value="1.475445" calcext:value-type="float">
            <text:p>1.47544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44</text:p>
          </table:table-cell>
          <table:table-cell office:value-type="float" office:value="13.020107" calcext:value-type="float">
            <text:p>13.02010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44</text:p>
          </table:table-cell>
          <table:table-cell office:value-type="float" office:value="2.16244" calcext:value-type="float">
            <text:p>2.162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76</text:p>
          </table:table-cell>
          <table:table-cell office:value-type="float" office:value="2.504222" calcext:value-type="float">
            <text:p>2.50422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76</text:p>
          </table:table-cell>
          <table:table-cell office:value-type="float" office:value="8.818791" calcext:value-type="float">
            <text:p>8.81879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76</text:p>
          </table:table-cell>
          <table:table-cell office:value-type="float" office:value="1.140655" calcext:value-type="float">
            <text:p>1.1406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76</text:p>
          </table:table-cell>
          <table:table-cell office:value-type="float" office:value="1.586585" calcext:value-type="float">
            <text:p>1.58658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76</text:p>
          </table:table-cell>
          <table:table-cell office:value-type="float" office:value="13.820134" calcext:value-type="float">
            <text:p>13.82013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76</text:p>
          </table:table-cell>
          <table:table-cell office:value-type="float" office:value="2.397848" calcext:value-type="float">
            <text:p>2.397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08</text:p>
          </table:table-cell>
          <table:table-cell office:value-type="float" office:value="2.787735" calcext:value-type="float">
            <text:p>2.78773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08</text:p>
          </table:table-cell>
          <table:table-cell office:value-type="float" office:value="10.090119" calcext:value-type="float">
            <text:p>10.09011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08</text:p>
          </table:table-cell>
          <table:table-cell office:value-type="float" office:value="2.378088" calcext:value-type="float">
            <text:p>2.3780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08</text:p>
          </table:table-cell>
          <table:table-cell office:value-type="float" office:value="1.708919" calcext:value-type="float">
            <text:p>1.70891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08</text:p>
          </table:table-cell>
          <table:table-cell office:value-type="float" office:value="18.405699" calcext:value-type="float">
            <text:p>18.40569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08</text:p>
          </table:table-cell>
          <table:table-cell office:value-type="float" office:value="2.830069" calcext:value-type="float">
            <text:p>2.83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40</text:p>
          </table:table-cell>
          <table:table-cell office:value-type="float" office:value="3.090211" calcext:value-type="float">
            <text:p>3.09021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40</text:p>
          </table:table-cell>
          <table:table-cell office:value-type="float" office:value="13.235677" calcext:value-type="float">
            <text:p>13.23567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40</text:p>
          </table:table-cell>
          <table:table-cell office:value-type="float" office:value="2.748344" calcext:value-type="float">
            <text:p>2.7483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40</text:p>
          </table:table-cell>
          <table:table-cell office:value-type="float" office:value="1.861087" calcext:value-type="float">
            <text:p>1.86108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40</text:p>
          </table:table-cell>
          <table:table-cell office:value-type="float" office:value="20.601383" calcext:value-type="float">
            <text:p>20.60138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40</text:p>
          </table:table-cell>
          <table:table-cell office:value-type="float" office:value="3.033465" calcext:value-type="float">
            <text:p>3.0334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72</text:p>
          </table:table-cell>
          <table:table-cell office:value-type="float" office:value="3.414651" calcext:value-type="float">
            <text:p>3.41465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72</text:p>
          </table:table-cell>
          <table:table-cell office:value-type="float" office:value="17.365067" calcext:value-type="float">
            <text:p>17.36506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72</text:p>
          </table:table-cell>
          <table:table-cell office:value-type="float" office:value="3.128687" calcext:value-type="float">
            <text:p>3.1286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72</text:p>
          </table:table-cell>
          <table:table-cell office:value-type="float" office:value="2.012163" calcext:value-type="float">
            <text:p>2.01216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72</text:p>
          </table:table-cell>
          <table:table-cell office:value-type="float" office:value="24.554743" calcext:value-type="float">
            <text:p>24.55474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72</text:p>
          </table:table-cell>
          <table:table-cell office:value-type="float" office:value="3.432211" calcext:value-type="float">
            <text:p>3.4322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04</text:p>
          </table:table-cell>
          <table:table-cell office:value-type="float" office:value="3.759025" calcext:value-type="float">
            <text:p>3.75902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04</text:p>
          </table:table-cell>
          <table:table-cell office:value-type="float" office:value="20.806862" calcext:value-type="float">
            <text:p>20.80686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04</text:p>
          </table:table-cell>
          <table:table-cell office:value-type="float" office:value="3.376304" calcext:value-type="float">
            <text:p>3.376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04</text:p>
          </table:table-cell>
          <table:table-cell office:value-type="float" office:value="2.159678" calcext:value-type="float">
            <text:p>2.15967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04</text:p>
          </table:table-cell>
          <table:table-cell office:value-type="float" office:value="27.595544" calcext:value-type="float">
            <text:p>27.59554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04</text:p>
          </table:table-cell>
          <table:table-cell office:value-type="float" office:value="3.81947" calcext:value-type="float">
            <text:p>3.819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36</text:p>
          </table:table-cell>
          <table:table-cell office:value-type="float" office:value="4.10339" calcext:value-type="float">
            <text:p>4.103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36</text:p>
          </table:table-cell>
          <table:table-cell office:value-type="float" office:value="21.357993" calcext:value-type="float">
            <text:p>21.35799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36</text:p>
          </table:table-cell>
          <table:table-cell office:value-type="float" office:value="3.62038" calcext:value-type="float">
            <text:p>3.620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36</text:p>
          </table:table-cell>
          <table:table-cell office:value-type="float" office:value="2.303551" calcext:value-type="float">
            <text:p>2.30355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36</text:p>
          </table:table-cell>
          <table:table-cell office:value-type="float" office:value="32.432152" calcext:value-type="float">
            <text:p>32.43215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36</text:p>
          </table:table-cell>
          <table:table-cell office:value-type="float" office:value="4.137124" calcext:value-type="float">
            <text:p>4.1371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68</text:p>
          </table:table-cell>
          <table:table-cell office:value-type="float" office:value="4.488991" calcext:value-type="float">
            <text:p>4.4889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68</text:p>
          </table:table-cell>
          <table:table-cell office:value-type="float" office:value="22.410344" calcext:value-type="float">
            <text:p>22.41034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68</text:p>
          </table:table-cell>
          <table:table-cell office:value-type="float" office:value="2.61696" calcext:value-type="float">
            <text:p>2.616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68</text:p>
          </table:table-cell>
          <table:table-cell office:value-type="float" office:value="2.420683" calcext:value-type="float">
            <text:p>2.42068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68</text:p>
          </table:table-cell>
          <table:table-cell office:value-type="float" office:value="33.35246" calcext:value-type="float">
            <text:p>33.3524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68</text:p>
          </table:table-cell>
          <table:table-cell office:value-type="float" office:value="4.075937" calcext:value-type="float">
            <text:p>4.0759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00</text:p>
          </table:table-cell>
          <table:table-cell office:value-type="float" office:value="4.89429" calcext:value-type="float">
            <text:p>4.8942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00</text:p>
          </table:table-cell>
          <table:table-cell office:value-type="float" office:value="24.069571" calcext:value-type="float">
            <text:p>24.06957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00</text:p>
          </table:table-cell>
          <table:table-cell office:value-type="float" office:value="2.970874" calcext:value-type="float">
            <text:p>2.9708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00</text:p>
          </table:table-cell>
          <table:table-cell office:value-type="float" office:value="2.622639" calcext:value-type="float">
            <text:p>2.62263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00</text:p>
          </table:table-cell>
          <table:table-cell office:value-type="float" office:value="35.146882" calcext:value-type="float">
            <text:p>35.14688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00</text:p>
          </table:table-cell>
          <table:table-cell office:value-type="float" office:value="5.115052" calcext:value-type="float">
            <text:p>5.1150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32</text:p>
          </table:table-cell>
          <table:table-cell office:value-type="float" office:value="5.329147" calcext:value-type="float">
            <text:p>5.329147</text:p>
          </table:table-cell>
          <table:table-cell office:value-type="string" calcext:value-type="string">
            <text:p>compile Full mult</text:p>
          </table:table-cell>
          <table:table-cell/>
          <table:table-cell office:value-type="string" calcext:value-type="string">
            <text:p>register allocation failed, insufficient capaci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0 -d=832</text:p>
          </table:table-cell>
          <table:table-cell office:value-type="float" office:value="2.760312" calcext:value-type="float">
            <text:p>2.76031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32</text:p>
          </table:table-cell>
          <table:table-cell office:value-type="float" office:value="39.42689" calcext:value-type="float">
            <text:p>39.4268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32</text:p>
          </table:table-cell>
          <table:table-cell office:value-type="float" office:value="3.77237" calcext:value-type="float">
            <text:p>3.772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64</text:p>
          </table:table-cell>
          <table:table-cell office:value-type="float" office:value="5.652476" calcext:value-type="float">
            <text:p>5.65247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64</text:p>
          </table:table-cell>
          <table:table-cell office:value-type="float" office:value="2.894434" calcext:value-type="float">
            <text:p>2.89443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64</text:p>
          </table:table-cell>
          <table:table-cell office:value-type="float" office:value="43.334053" calcext:value-type="float">
            <text:p>43.33405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64</text:p>
          </table:table-cell>
          <table:table-cell office:value-type="float" office:value="5.258296" calcext:value-type="float">
            <text:p>5.2582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96</text:p>
          </table:table-cell>
          <table:table-cell office:value-type="float" office:value="6.110036" calcext:value-type="float">
            <text:p>6.11003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96</text:p>
          </table:table-cell>
          <table:table-cell office:value-type="float" office:value="3.081546" calcext:value-type="float">
            <text:p>3.081546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96</text:p>
          </table:table-cell>
          <table:table-cell office:value-type="float" office:value="45.185393" calcext:value-type="float">
            <text:p>45.18539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96</text:p>
          </table:table-cell>
          <table:table-cell office:value-type="float" office:value="6.711325" calcext:value-type="float">
            <text:p>6.7113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28</text:p>
          </table:table-cell>
          <table:table-cell office:value-type="float" office:value="6.625988" calcext:value-type="float">
            <text:p>6.62598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28</text:p>
          </table:table-cell>
          <table:table-cell office:value-type="float" office:value="3.280377" calcext:value-type="float">
            <text:p>3.28037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28</text:p>
          </table:table-cell>
          <table:table-cell office:value-type="float" office:value="49.938726" calcext:value-type="float">
            <text:p>49.93872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28</text:p>
          </table:table-cell>
          <table:table-cell office:value-type="float" office:value="5.198809" calcext:value-type="float">
            <text:p>5.1988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60</text:p>
          </table:table-cell>
          <table:table-cell office:value-type="float" office:value="7.137072" calcext:value-type="float">
            <text:p>7.13707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60</text:p>
          </table:table-cell>
          <table:table-cell office:value-type="float" office:value="3.4723" calcext:value-type="float">
            <text:p>3.472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60</text:p>
          </table:table-cell>
          <table:table-cell office:value-type="float" office:value="50.339155" calcext:value-type="float">
            <text:p>50.3391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60</text:p>
          </table:table-cell>
          <table:table-cell office:value-type="float" office:value="5.689355" calcext:value-type="float">
            <text:p>5.6893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92</text:p>
          </table:table-cell>
          <table:table-cell office:value-type="float" office:value="7.648255" calcext:value-type="float">
            <text:p>7.64825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92</text:p>
          </table:table-cell>
          <table:table-cell office:value-type="float" office:value="3.686372" calcext:value-type="float">
            <text:p>3.68637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92</text:p>
          </table:table-cell>
          <table:table-cell office:value-type="float" office:value="55.670253" calcext:value-type="float">
            <text:p>55.67025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92</text:p>
          </table:table-cell>
          <table:table-cell office:value-type="float" office:value="5.948296" calcext:value-type="float">
            <text:p>5.9482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Hereafter: register allocation failed, insufficient capacit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169efd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362351" calcext:value-type="float">
            <text:p>0.36235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</text:p>
          </table:table-cell>
          <table:table-cell office:value-type="float" office:value="0.01278" calcext:value-type="float">
            <text:p>0.0127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</text:p>
          </table:table-cell>
          <table:table-cell office:value-type="float" office:value="0.005818" calcext:value-type="float">
            <text:p>0.0058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4658" calcext:value-type="float">
            <text:p>0.004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4392" calcext:value-type="float">
            <text:p>0.0043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526847" calcext:value-type="float">
            <text:p>0.52684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</text:p>
          </table:table-cell>
          <table:table-cell office:value-type="float" office:value="0.023492" calcext:value-type="float">
            <text:p>0.02349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</text:p>
          </table:table-cell>
          <table:table-cell office:value-type="float" office:value="0.009959" calcext:value-type="float">
            <text:p>0.0099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7889" calcext:value-type="float">
            <text:p>0.0078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7405" calcext:value-type="float">
            <text:p>0.0074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</text:p>
          </table:table-cell>
          <table:table-cell office:value-type="float" office:value="0.392208" calcext:value-type="float">
            <text:p>0.39220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</text:p>
          </table:table-cell>
          <table:table-cell office:value-type="float" office:value="0.051555" calcext:value-type="float">
            <text:p>0.05155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</text:p>
          </table:table-cell>
          <table:table-cell office:value-type="float" office:value="0.019993" calcext:value-type="float">
            <text:p>0.0199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13555" calcext:value-type="float">
            <text:p>0.013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1697" calcext:value-type="float">
            <text:p>0.0116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</text:p>
          </table:table-cell>
          <table:table-cell office:value-type="float" office:value="0.624118" calcext:value-type="float">
            <text:p>0.6241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</text:p>
          </table:table-cell>
          <table:table-cell office:value-type="float" office:value="0.090416" calcext:value-type="float">
            <text:p>0.09041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</text:p>
          </table:table-cell>
          <table:table-cell office:value-type="float" office:value="0.032003" calcext:value-type="float">
            <text:p>0.0320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20391" calcext:value-type="float">
            <text:p>0.0203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7818" calcext:value-type="float">
            <text:p>0.0178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96</text:p>
          </table:table-cell>
          <table:table-cell office:value-type="float" office:value="0.517915" calcext:value-type="float">
            <text:p>0.51791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96</text:p>
          </table:table-cell>
          <table:table-cell office:value-type="float" office:value="0.149366" calcext:value-type="float">
            <text:p>0.14936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96</text:p>
          </table:table-cell>
          <table:table-cell office:value-type="float" office:value="0.059048" calcext:value-type="float">
            <text:p>0.059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32204" calcext:value-type="float">
            <text:p>0.0322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26693" calcext:value-type="float">
            <text:p>0.026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96</text:p>
          </table:table-cell>
          <table:table-cell office:value-type="float" office:value="0.709844" calcext:value-type="float">
            <text:p>0.70984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96</text:p>
          </table:table-cell>
          <table:table-cell office:value-type="float" office:value="0.23245" calcext:value-type="float">
            <text:p>0.2324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96</text:p>
          </table:table-cell>
          <table:table-cell office:value-type="float" office:value="0.074096" calcext:value-type="float">
            <text:p>0.0740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43102" calcext:value-type="float">
            <text:p>0.043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33953" calcext:value-type="float">
            <text:p>0.033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28</text:p>
          </table:table-cell>
          <table:table-cell office:value-type="float" office:value="0.66091" calcext:value-type="float">
            <text:p>0.660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28</text:p>
          </table:table-cell>
          <table:table-cell office:value-type="float" office:value="0.295973" calcext:value-type="float">
            <text:p>0.2959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28</text:p>
          </table:table-cell>
          <table:table-cell office:value-type="float" office:value="0.113209" calcext:value-type="float">
            <text:p>0.113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61115" calcext:value-type="float">
            <text:p>0.061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49156" calcext:value-type="float">
            <text:p>0.0491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28</text:p>
          </table:table-cell>
          <table:table-cell office:value-type="float" office:value="0.876079" calcext:value-type="float">
            <text:p>0.87607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28</text:p>
          </table:table-cell>
          <table:table-cell office:value-type="float" office:value="0.432476" calcext:value-type="float">
            <text:p>0.43247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28</text:p>
          </table:table-cell>
          <table:table-cell office:value-type="float" office:value="0.148374" calcext:value-type="float">
            <text:p>0.1483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80194" calcext:value-type="float">
            <text:p>0.080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61906" calcext:value-type="float">
            <text:p>0.061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0</text:p>
          </table:table-cell>
          <table:table-cell office:value-type="float" office:value="0.821322" calcext:value-type="float">
            <text:p>0.82132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0</text:p>
          </table:table-cell>
          <table:table-cell office:value-type="float" office:value="0.510172" calcext:value-type="float">
            <text:p>0.5101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0</text:p>
          </table:table-cell>
          <table:table-cell office:value-type="float" office:value="0.262411" calcext:value-type="float">
            <text:p>0.2624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159876" calcext:value-type="float">
            <text:p>0.1598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33648" calcext:value-type="float">
            <text:p>0.133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0</text:p>
          </table:table-cell>
          <table:table-cell office:value-type="float" office:value="0.985021" calcext:value-type="float">
            <text:p>0.98502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0</text:p>
          </table:table-cell>
          <table:table-cell office:value-type="float" office:value="0.811154" calcext:value-type="float">
            <text:p>0.81115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0</text:p>
          </table:table-cell>
          <table:table-cell office:value-type="float" office:value="0.353562" calcext:value-type="float">
            <text:p>0.3535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186041" calcext:value-type="float">
            <text:p>0.1860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52001" calcext:value-type="float">
            <text:p>0.152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92</text:p>
          </table:table-cell>
          <table:table-cell office:value-type="float" office:value="1.017243" calcext:value-type="float">
            <text:p>1.01724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92</text:p>
          </table:table-cell>
          <table:table-cell office:value-type="float" office:value="0.847281" calcext:value-type="float">
            <text:p>0.84728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92</text:p>
          </table:table-cell>
          <table:table-cell office:value-type="float" office:value="0.446527" calcext:value-type="float">
            <text:p>0.4465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255905" calcext:value-type="float">
            <text:p>0.255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214019" calcext:value-type="float">
            <text:p>0.2140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92</text:p>
          </table:table-cell>
          <table:table-cell office:value-type="float" office:value="1.10013" calcext:value-type="float">
            <text:p>1.100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92</text:p>
          </table:table-cell>
          <table:table-cell office:value-type="float" office:value="0.847281" calcext:value-type="float">
            <text:p>0.8472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92</text:p>
          </table:table-cell>
          <table:table-cell office:value-type="float" office:value="0.446527" calcext:value-type="float">
            <text:p>0.4465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255905" calcext:value-type="float">
            <text:p>0.255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214019" calcext:value-type="float">
            <text:p>0.2140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24</text:p>
          </table:table-cell>
          <table:table-cell office:value-type="float" office:value="1.240902" calcext:value-type="float">
            <text:p>1.24090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24</text:p>
          </table:table-cell>
          <table:table-cell office:value-type="float" office:value="1.257056" calcext:value-type="float">
            <text:p>1.2570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24</text:p>
          </table:table-cell>
          <table:table-cell office:value-type="float" office:value="0.628131" calcext:value-type="float">
            <text:p>0.62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389945" calcext:value-type="float">
            <text:p>0.389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300714" calcext:value-type="float">
            <text:p>0.3007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24</text:p>
          </table:table-cell>
          <table:table-cell office:value-type="float" office:value="1.260799" calcext:value-type="float">
            <text:p>1.26079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24</text:p>
          </table:table-cell>
          <table:table-cell office:value-type="float" office:value="1.822423" calcext:value-type="float">
            <text:p>1.8224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24</text:p>
          </table:table-cell>
          <table:table-cell office:value-type="float" office:value="0.809925" calcext:value-type="float">
            <text:p>0.8099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395829" calcext:value-type="float">
            <text:p>0.3958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310008" calcext:value-type="float">
            <text:p>0.3100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56</text:p>
          </table:table-cell>
          <table:table-cell office:value-type="float" office:value="1.493736" calcext:value-type="float">
            <text:p>1.49373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56</text:p>
          </table:table-cell>
          <table:table-cell office:value-type="float" office:value="1.897499" calcext:value-type="float">
            <text:p>1.89749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56</text:p>
          </table:table-cell>
          <table:table-cell office:value-type="float" office:value="0.934243" calcext:value-type="float">
            <text:p>0.934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523071" calcext:value-type="float">
            <text:p>0.523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429994" calcext:value-type="float">
            <text:p>0.429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56</text:p>
          </table:table-cell>
          <table:table-cell office:value-type="float" office:value="1.46218" calcext:value-type="float">
            <text:p>1.462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56</text:p>
          </table:table-cell>
          <table:table-cell office:value-type="float" office:value="2.653614" calcext:value-type="float">
            <text:p>2.65361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56</text:p>
          </table:table-cell>
          <table:table-cell office:value-type="float" office:value="1.11799" calcext:value-type="float">
            <text:p>1.117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540941" calcext:value-type="float">
            <text:p>0.5409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451143" calcext:value-type="float">
            <text:p>0.4511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88</text:p>
          </table:table-cell>
          <table:table-cell office:value-type="float" office:value="1.780938" calcext:value-type="float">
            <text:p>1.78093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88</text:p>
          </table:table-cell>
          <table:table-cell office:value-type="float" office:value="2.419644" calcext:value-type="float">
            <text:p>2.41964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88</text:p>
          </table:table-cell>
          <table:table-cell office:value-type="float" office:value="1.31319" calcext:value-type="float">
            <text:p>1.313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749189" calcext:value-type="float">
            <text:p>0.7491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569155" calcext:value-type="float">
            <text:p>0.5691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88</text:p>
          </table:table-cell>
          <table:table-cell office:value-type="float" office:value="1.53697" calcext:value-type="float">
            <text:p>1.536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88</text:p>
          </table:table-cell>
          <table:table-cell office:value-type="float" office:value="3.51391" calcext:value-type="float">
            <text:p>3.513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88</text:p>
          </table:table-cell>
          <table:table-cell office:value-type="float" office:value="1.453733" calcext:value-type="float">
            <text:p>1.4537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680672" calcext:value-type="float">
            <text:p>0.680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3534" calcext:value-type="float">
            <text:p>0.435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0</text:p>
          </table:table-cell>
          <table:table-cell office:value-type="float" office:value="2.090909" calcext:value-type="float">
            <text:p>2.09090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0</text:p>
          </table:table-cell>
          <table:table-cell office:value-type="float" office:value="3.549483" calcext:value-type="float">
            <text:p>3.54948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0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1.009492" calcext:value-type="float">
            <text:p>1.0094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746288" calcext:value-type="float">
            <text:p>0.7462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0</text:p>
          </table:table-cell>
          <table:table-cell office:value-type="float" office:value="1.720625" calcext:value-type="float">
            <text:p>1.72062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0</text:p>
          </table:table-cell>
          <table:table-cell office:value-type="float" office:value="4.766537" calcext:value-type="float">
            <text:p>4.76653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0</text:p>
          </table:table-cell>
          <table:table-cell office:value-type="float" office:value="1.992679" calcext:value-type="float">
            <text:p>1.99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96096" calcext:value-type="float">
            <text:p>0.960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806895" calcext:value-type="float">
            <text:p>0.806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52</text:p>
          </table:table-cell>
          <table:table-cell office:value-type="float" office:value="2.437857" calcext:value-type="float">
            <text:p>2.43785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52</text:p>
          </table:table-cell>
          <table:table-cell office:value-type="float" office:value="4.652257" calcext:value-type="float">
            <text:p>4.65225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52</text:p>
          </table:table-cell>
          <table:table-cell office:value-type="float" office:value="2.138285" calcext:value-type="float">
            <text:p>2.1382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1.260941" calcext:value-type="float">
            <text:p>1.2609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912538" calcext:value-type="float">
            <text:p>0.912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52</text:p>
          </table:table-cell>
          <table:table-cell office:value-type="float" office:value="1.93662" calcext:value-type="float">
            <text:p>1.9366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52</text:p>
          </table:table-cell>
          <table:table-cell office:value-type="float" office:value="5.941849" calcext:value-type="float">
            <text:p>5.94184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52</text:p>
          </table:table-cell>
          <table:table-cell office:value-type="float" office:value="2.480137" calcext:value-type="float">
            <text:p>2.4801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1.392117" calcext:value-type="float">
            <text:p>1.3921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1.011592" calcext:value-type="float">
            <text:p>1.0115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84</text:p>
          </table:table-cell>
          <table:table-cell office:value-type="float" office:value="2.820298" calcext:value-type="float">
            <text:p>2.82029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84</text:p>
          </table:table-cell>
          <table:table-cell office:value-type="float" office:value="6.023474" calcext:value-type="float">
            <text:p>6.02347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84</text:p>
          </table:table-cell>
          <table:table-cell office:value-type="float" office:value="2.837682" calcext:value-type="float">
            <text:p>2.8376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1.621595" calcext:value-type="float">
            <text:p>1.6215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1.234952" calcext:value-type="float">
            <text:p>1.234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84</text:p>
          </table:table-cell>
          <table:table-cell office:value-type="float" office:value="2.144511" calcext:value-type="float">
            <text:p>2.1445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84</text:p>
          </table:table-cell>
          <table:table-cell office:value-type="float" office:value="7.56293" calcext:value-type="float">
            <text:p>7.5629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84</text:p>
          </table:table-cell>
          <table:table-cell office:value-type="float" office:value="3.249081" calcext:value-type="float">
            <text:p>3.2490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1.611516" calcext:value-type="float">
            <text:p>1.611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1.241624" calcext:value-type="float">
            <text:p>1.2416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16</text:p>
          </table:table-cell>
          <table:table-cell office:value-type="float" office:value="3.232339" calcext:value-type="float">
            <text:p>3.2323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16</text:p>
          </table:table-cell>
          <table:table-cell office:value-type="float" office:value="7.43767" calcext:value-type="float">
            <text:p>7.4376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16</text:p>
          </table:table-cell>
          <table:table-cell office:value-type="float" office:value="3.566144" calcext:value-type="float">
            <text:p>3.5661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2.030462" calcext:value-type="float">
            <text:p>2.0304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514788" calcext:value-type="float">
            <text:p>1.514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16</text:p>
          </table:table-cell>
          <table:table-cell office:value-type="float" office:value="2.359075" calcext:value-type="float">
            <text:p>2.35907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16</text:p>
          </table:table-cell>
          <table:table-cell office:value-type="float" office:value="9.405276" calcext:value-type="float">
            <text:p>9.40527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16</text:p>
          </table:table-cell>
          <table:table-cell office:value-type="float" office:value="3.889204" calcext:value-type="float">
            <text:p>3.8892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2.072468" calcext:value-type="float">
            <text:p>2.0724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510554" calcext:value-type="float">
            <text:p>1.5105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48</text:p>
          </table:table-cell>
          <table:table-cell office:value-type="float" office:value="3.683158" calcext:value-type="float">
            <text:p>3.68315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48</text:p>
          </table:table-cell>
          <table:table-cell office:value-type="float" office:value="8.91678" calcext:value-type="float">
            <text:p>8.9167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48</text:p>
          </table:table-cell>
          <table:table-cell office:value-type="float" office:value="4.284831" calcext:value-type="float">
            <text:p>4.2848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2.506006" calcext:value-type="float">
            <text:p>2.5060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880915" calcext:value-type="float">
            <text:p>1.8809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48</text:p>
          </table:table-cell>
          <table:table-cell office:value-type="float" office:value="2.59098" calcext:value-type="float">
            <text:p>2.5909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48</text:p>
          </table:table-cell>
          <table:table-cell office:value-type="float" office:value="11.213092" calcext:value-type="float">
            <text:p>11.21309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48</text:p>
          </table:table-cell>
          <table:table-cell office:value-type="float" office:value="4.880118" calcext:value-type="float">
            <text:p>4.8801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2.485468" calcext:value-type="float">
            <text:p>2.4854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819359" calcext:value-type="float">
            <text:p>1.8193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0</text:p>
          </table:table-cell>
          <table:table-cell office:value-type="float" office:value="4.150767" calcext:value-type="float">
            <text:p>4.15076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0</text:p>
          </table:table-cell>
          <table:table-cell office:value-type="float" office:value="10.798172" calcext:value-type="float">
            <text:p>10.7981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0</text:p>
          </table:table-cell>
          <table:table-cell office:value-type="float" office:value="4.89005" calcext:value-type="float">
            <text:p>4.890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2.727857" calcext:value-type="float">
            <text:p>2.727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884774" calcext:value-type="float">
            <text:p>1.8847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0</text:p>
          </table:table-cell>
          <table:table-cell office:value-type="float" office:value="2.84282" calcext:value-type="float">
            <text:p>2.8428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0</text:p>
          </table:table-cell>
          <table:table-cell office:value-type="float" office:value="13.573387" calcext:value-type="float">
            <text:p>13.57338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0</text:p>
          </table:table-cell>
          <table:table-cell office:value-type="float" office:value="5.152932" calcext:value-type="float">
            <text:p>5.152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2.878172" calcext:value-type="float">
            <text:p>2.8781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681095" calcext:value-type="float">
            <text:p>1.6810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12</text:p>
          </table:table-cell>
          <table:table-cell office:value-type="float" office:value="4.676152" calcext:value-type="float">
            <text:p>4.67615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12</text:p>
          </table:table-cell>
          <table:table-cell office:value-type="float" office:value="13.133143" calcext:value-type="float">
            <text:p>13.13314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12</text:p>
          </table:table-cell>
          <table:table-cell office:value-type="float" office:value="5.992877" calcext:value-type="float">
            <text:p>5.99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3.405782" calcext:value-type="float">
            <text:p>3.405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52213" calcext:value-type="float">
            <text:p>2.1522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12</text:p>
          </table:table-cell>
          <table:table-cell office:value-type="float" office:value="3.050584" calcext:value-type="float">
            <text:p>3.05058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12</text:p>
          </table:table-cell>
          <table:table-cell office:value-type="float" office:value="15.77623" calcext:value-type="float">
            <text:p>15.776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12</text:p>
          </table:table-cell>
          <table:table-cell office:value-type="float" office:value="6.492736" calcext:value-type="float">
            <text:p>6.4927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3.009091" calcext:value-type="float">
            <text:p>3.0090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31472" calcext:value-type="float">
            <text:p>2.1314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44</text:p>
          </table:table-cell>
          <table:table-cell office:value-type="float" office:value="5.243203" calcext:value-type="float">
            <text:p>5.24320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44</text:p>
          </table:table-cell>
          <table:table-cell office:value-type="float" office:value="15.184273" calcext:value-type="float">
            <text:p>15.1842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44</text:p>
          </table:table-cell>
          <table:table-cell office:value-type="float" office:value="6.8648" calcext:value-type="float">
            <text:p>6.8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3.814954" calcext:value-type="float">
            <text:p>3.814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613264" calcext:value-type="float">
            <text:p>2.6132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44</text:p>
          </table:table-cell>
          <table:table-cell office:value-type="float" office:value="3.327779" calcext:value-type="float">
            <text:p>3.32777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44</text:p>
          </table:table-cell>
          <table:table-cell office:value-type="float" office:value="18.750967" calcext:value-type="float">
            <text:p>18.75096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44</text:p>
          </table:table-cell>
          <table:table-cell office:value-type="float" office:value="7.587917" calcext:value-type="float">
            <text:p>7.5879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3.766742" calcext:value-type="float">
            <text:p>3.766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14422" calcext:value-type="float">
            <text:p>2.5144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76</text:p>
          </table:table-cell>
          <table:table-cell office:value-type="float" office:value="5.858444" calcext:value-type="float">
            <text:p>5.858444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76</text:p>
          </table:table-cell>
          <table:table-cell office:value-type="float" office:value="17.453051" calcext:value-type="float">
            <text:p>17.45305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76</text:p>
          </table:table-cell>
          <table:table-cell office:value-type="float" office:value="8.848187" calcext:value-type="float">
            <text:p>8.848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4.252371" calcext:value-type="float">
            <text:p>4.252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3.033747" calcext:value-type="float">
            <text:p>3.033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76</text:p>
          </table:table-cell>
          <table:table-cell office:value-type="float" office:value="3.618937" calcext:value-type="float">
            <text:p>3.61893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76</text:p>
          </table:table-cell>
          <table:table-cell office:value-type="float" office:value="21.427746" calcext:value-type="float">
            <text:p>21.42774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76</text:p>
          </table:table-cell>
          <table:table-cell office:value-type="float" office:value="9.138817" calcext:value-type="float">
            <text:p>9.1388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4.303339" calcext:value-type="float">
            <text:p>4.3033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2.836226" calcext:value-type="float">
            <text:p>2.836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08</text:p>
          </table:table-cell>
          <table:table-cell office:value-type="float" office:value="6.520712" calcext:value-type="float">
            <text:p>6.52071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08</text:p>
          </table:table-cell>
          <table:table-cell office:value-type="float" office:value="20.335482" calcext:value-type="float">
            <text:p>20.33548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08</text:p>
          </table:table-cell>
          <table:table-cell office:value-type="float" office:value="9.134333" calcext:value-type="float">
            <text:p>9.134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4.960841" calcext:value-type="float">
            <text:p>4.9608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526375" calcext:value-type="float">
            <text:p>3.5263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08</text:p>
          </table:table-cell>
          <table:table-cell office:value-type="float" office:value="3.926302" calcext:value-type="float">
            <text:p>3.92630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08</text:p>
          </table:table-cell>
          <table:table-cell office:value-type="float" office:value="23.842691" calcext:value-type="float">
            <text:p>23.8426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08</text:p>
          </table:table-cell>
          <table:table-cell office:value-type="float" office:value="10.127571" calcext:value-type="float">
            <text:p>10.12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4.709142" calcext:value-type="float">
            <text:p>4.7091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250722" calcext:value-type="float">
            <text:p>3.250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0</text:p>
          </table:table-cell>
          <table:table-cell office:value-type="float" office:value="7.221591" calcext:value-type="float">
            <text:p>7.2215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0</text:p>
          </table:table-cell>
          <table:table-cell office:value-type="float" office:value="23.861704" calcext:value-type="float">
            <text:p>23.86170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0</text:p>
          </table:table-cell>
          <table:table-cell office:value-type="float" office:value="11.169195" calcext:value-type="float">
            <text:p>11.1691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5.909477" calcext:value-type="float">
            <text:p>5.909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3.987187" calcext:value-type="float">
            <text:p>3.987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0</text:p>
          </table:table-cell>
          <table:table-cell office:value-type="float" office:value="4.343946" calcext:value-type="float">
            <text:p>4.343946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0</text:p>
          </table:table-cell>
          <table:table-cell office:value-type="float" office:value="27.837709" calcext:value-type="float">
            <text:p>27.83770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0</text:p>
          </table:table-cell>
          <table:table-cell office:value-type="float" office:value="11.445454" calcext:value-type="float">
            <text:p>11.4454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5.685758" calcext:value-type="float">
            <text:p>5.6857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3.74847" calcext:value-type="float">
            <text:p>3.748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72</text:p>
          </table:table-cell>
          <table:table-cell office:value-type="float" office:value="8.042629" calcext:value-type="float">
            <text:p>8.04262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72</text:p>
          </table:table-cell>
          <table:table-cell office:value-type="float" office:value="24.089616" calcext:value-type="float">
            <text:p>24.08961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72</text:p>
          </table:table-cell>
          <table:table-cell office:value-type="float" office:value="11.684691" calcext:value-type="float">
            <text:p>11.6846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6.149574" calcext:value-type="float">
            <text:p>6.1495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257734" calcext:value-type="float">
            <text:p>4.257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72</text:p>
          </table:table-cell>
          <table:table-cell office:value-type="float" office:value="4.703552" calcext:value-type="float">
            <text:p>4.70355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72</text:p>
          </table:table-cell>
          <table:table-cell office:value-type="float" office:value="30.810301" calcext:value-type="float">
            <text:p>30.8103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72</text:p>
          </table:table-cell>
          <table:table-cell office:value-type="float" office:value="11.985164" calcext:value-type="float">
            <text:p>11.9851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6.322344" calcext:value-type="float">
            <text:p>6.3223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196757" calcext:value-type="float">
            <text:p>4.196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04</text:p>
          </table:table-cell>
          <table:table-cell office:value-type="float" office:value="8.84233" calcext:value-type="float">
            <text:p>8.8423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04</text:p>
          </table:table-cell>
          <table:table-cell office:value-type="float" office:value="26.899864" calcext:value-type="float">
            <text:p>26.8998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04</text:p>
          </table:table-cell>
          <table:table-cell office:value-type="float" office:value="12.746624" calcext:value-type="float">
            <text:p>12.7466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6.840235" calcext:value-type="float">
            <text:p>6.840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885092" calcext:value-type="float">
            <text:p>4.8850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04</text:p>
          </table:table-cell>
          <table:table-cell office:value-type="float" office:value="5.045142" calcext:value-type="float">
            <text:p>5.04514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04</text:p>
          </table:table-cell>
          <table:table-cell office:value-type="float" office:value="34.939077" calcext:value-type="float">
            <text:p>34.93907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04</text:p>
          </table:table-cell>
          <table:table-cell office:value-type="float" office:value="13.621269" calcext:value-type="float">
            <text:p>13.6212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6.859812" calcext:value-type="float">
            <text:p>6.85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797926" calcext:value-type="float">
            <text:p>4.7979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36</text:p>
          </table:table-cell>
          <table:table-cell office:value-type="float" office:value="9.64256" calcext:value-type="float">
            <text:p>9.6425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36</text:p>
          </table:table-cell>
          <table:table-cell office:value-type="float" office:value="30.480137" calcext:value-type="float">
            <text:p>30.48013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36</text:p>
          </table:table-cell>
          <table:table-cell office:value-type="float" office:value="14.38107" calcext:value-type="float">
            <text:p>14.381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8.632327" calcext:value-type="float">
            <text:p>8.6323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689846" calcext:value-type="float">
            <text:p>5.6898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36</text:p>
          </table:table-cell>
          <table:table-cell office:value-type="float" office:value="5.409914" calcext:value-type="float">
            <text:p>5.40991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36</text:p>
          </table:table-cell>
          <table:table-cell office:value-type="float" office:value="39.012501" calcext:value-type="float">
            <text:p>39.0125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36</text:p>
          </table:table-cell>
          <table:table-cell office:value-type="float" office:value="17.288281" calcext:value-type="float">
            <text:p>17.28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7.854706" calcext:value-type="float">
            <text:p>7.8547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46686" calcext:value-type="float">
            <text:p>5.46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68</text:p>
          </table:table-cell>
          <table:table-cell office:value-type="float" office:value="10.54581" calcext:value-type="float">
            <text:p>10.5458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68</text:p>
          </table:table-cell>
          <table:table-cell office:value-type="float" office:value="34.290126" calcext:value-type="float">
            <text:p>34.29012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68</text:p>
          </table:table-cell>
          <table:table-cell office:value-type="float" office:value="16.172447" calcext:value-type="float">
            <text:p>16.172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9.171333" calcext:value-type="float">
            <text:p>9.171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469028" calcext:value-type="float">
            <text:p>6.469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68</text:p>
          </table:table-cell>
          <table:table-cell office:value-type="float" office:value="5.793018" calcext:value-type="float">
            <text:p>5.7930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68</text:p>
          </table:table-cell>
          <table:table-cell office:value-type="float" office:value="43.784555" calcext:value-type="float">
            <text:p>43.7845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68</text:p>
          </table:table-cell>
          <table:table-cell office:value-type="float" office:value="19.293726" calcext:value-type="float">
            <text:p>19.293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9.133705" calcext:value-type="float">
            <text:p>9.1337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088581" calcext:value-type="float">
            <text:p>6.0885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0</text:p>
          </table:table-cell>
          <table:table-cell office:value-type="float" office:value="11.444995" calcext:value-type="float">
            <text:p>11.44499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0</text:p>
          </table:table-cell>
          <table:table-cell office:value-type="float" office:value="38.34086" calcext:value-type="float">
            <text:p>38.3408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0</text:p>
          </table:table-cell>
          <table:table-cell office:value-type="float" office:value="18.105789" calcext:value-type="float">
            <text:p>18.1057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9.976311" calcext:value-type="float">
            <text:p>9.9763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03932" calcext:value-type="float">
            <text:p>7.03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0</text:p>
          </table:table-cell>
          <table:table-cell office:value-type="float" office:value="6.159411" calcext:value-type="float">
            <text:p>6.1594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0</text:p>
          </table:table-cell>
          <table:table-cell office:value-type="float" office:value="48.447356" calcext:value-type="float">
            <text:p>48.44735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0</text:p>
          </table:table-cell>
          <table:table-cell office:value-type="float" office:value="21.526641" calcext:value-type="float">
            <text:p>21.5266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9.779765" calcext:value-type="float">
            <text:p>9.7797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6.721509" calcext:value-type="float">
            <text:p>6.7215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32</text:p>
          </table:table-cell>
          <table:table-cell office:value-type="float" office:value="12.402795" calcext:value-type="float">
            <text:p>12.402795</text:p>
          </table:table-cell>
          <table:table-cell office:value-type="string" calcext:value-type="string">
            <text:p>compile Full mult</text:p>
          </table:table-cell>
          <table:table-cell/>
          <table:table-cell office:value-type="string" calcext:value-type="string">
            <text:p>register allocation failed, insufficient capacity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32</text:p>
          </table:table-cell>
          <table:table-cell office:value-type="float" office:value="6.511513" calcext:value-type="float">
            <text:p>6.5115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32</text:p>
          </table:table-cell>
          <table:table-cell office:value-type="float" office:value="53.973023" calcext:value-type="float">
            <text:p>53.9730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32</text:p>
          </table:table-cell>
          <table:table-cell office:value-type="float" office:value="23.492025" calcext:value-type="float">
            <text:p>23.492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32</text:p>
          </table:table-cell>
          <table:table-cell office:value-type="float" office:value="10.549616" calcext:value-type="float">
            <text:p>10.5496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32</text:p>
          </table:table-cell>
          <table:table-cell office:value-type="float" office:value="7.880914" calcext:value-type="float">
            <text:p>7.8809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fter: register allocation failed, insufficient capacity</text:p>
          </table:table-cell>
          <table:table-cell table:number-columns-repeated="1015"/>
        </table:table-row>
        <table:table-row table:style-name="ro1">
          <table:table-cell office:value-type="float" office:value="20210504" calcext:value-type="float">
            <text:p>20210504</text:p>
          </table:table-cell>
          <table:table-cell office:value-type="string" calcext:value-type="string">
            <text:p>9efab2b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2435" calcext:value-type="float">
            <text:p>0.00243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3257" calcext:value-type="float">
            <text:p>0.00325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06458" calcext:value-type="float">
            <text:p>0.00645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09515" calcext:value-type="float">
            <text:p>0.00951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13722" calcext:value-type="float">
            <text:p>0.01372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20356" calcext:value-type="float">
            <text:p>0.02035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24876" calcext:value-type="float">
            <text:p>0.02487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36603" calcext:value-type="float">
            <text:p>0.03660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041398" calcext:value-type="float">
            <text:p>0.04139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058338" calcext:value-type="float">
            <text:p>0.05833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061852" calcext:value-type="float">
            <text:p>0.06185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092567" calcext:value-type="float">
            <text:p>0.09256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09072" calcext:value-type="float">
            <text:p>0.090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122295" calcext:value-type="float">
            <text:p>0.12229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126273" calcext:value-type="float">
            <text:p>0.1262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171875" calcext:value-type="float">
            <text:p>0.1718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184563" calcext:value-type="float">
            <text:p>0.18456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220375" calcext:value-type="float">
            <text:p>0.2203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248973" calcext:value-type="float">
            <text:p>0.2489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288439" calcext:value-type="float">
            <text:p>0.28843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0.304156" calcext:value-type="float">
            <text:p>0.3041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0.418655" calcext:value-type="float">
            <text:p>0.4186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0.395509" calcext:value-type="float">
            <text:p>0.39550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0.523694" calcext:value-type="float">
            <text:p>0.52369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0.484564" calcext:value-type="float">
            <text:p>0.4845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0.631981" calcext:value-type="float">
            <text:p>0.6319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0.576945" calcext:value-type="float">
            <text:p>0.5769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0.744844" calcext:value-type="float">
            <text:p>0.74484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0.660833" calcext:value-type="float">
            <text:p>0.66083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0.885581" calcext:value-type="float">
            <text:p>0.8855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0.817202" calcext:value-type="float">
            <text:p>0.81720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1.044115" calcext:value-type="float">
            <text:p>1.04411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0.967498" calcext:value-type="float">
            <text:p>0.96749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1.2618" calcext:value-type="float">
            <text:p>1.261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1.135864" calcext:value-type="float">
            <text:p>1.1358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1.41101" calcext:value-type="float">
            <text:p>1.411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1.33694" calcext:value-type="float">
            <text:p>1.3369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1.65828" calcext:value-type="float">
            <text:p>1.6582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1.522149" calcext:value-type="float">
            <text:p>1.52214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1.843521" calcext:value-type="float">
            <text:p>1.84352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1.757971" calcext:value-type="float">
            <text:p>1.75797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2.209391" calcext:value-type="float">
            <text:p>2.2093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2.005699" calcext:value-type="float">
            <text:p>2.00569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2.380627" calcext:value-type="float">
            <text:p>2.38062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2.281836" calcext:value-type="float">
            <text:p>2.28183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2.699806" calcext:value-type="float">
            <text:p>2.69980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2.579612" calcext:value-type="float">
            <text:p>2.57961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3.003518" calcext:value-type="float">
            <text:p>3.00351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2.905764" calcext:value-type="float">
            <text:p>2.905764</text:p>
          </table:table-cell>
          <table:table-cell office:value-type="string" calcext:value-type="string">
            <text:p>Full mult</text:p>
          </table:table-cell>
          <table:table-cell table:style-name="Default" office:value-type="string" calcext:value-type="string">
            <text:p><text:s/>After: insufficient capacit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3.430104" calcext:value-type="float">
            <text:p>3.43010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32</text:p>
          </table:table-cell>
          <table:table-cell office:value-type="float" office:value="3.709641" calcext:value-type="float">
            <text:p>3.70964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64</text:p>
          </table:table-cell>
          <table:table-cell office:value-type="float" office:value="4.034827" calcext:value-type="float">
            <text:p>4.03482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96</text:p>
          </table:table-cell>
          <table:table-cell office:value-type="float" office:value="4.420161" calcext:value-type="float">
            <text:p>4.42016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28</text:p>
          </table:table-cell>
          <table:table-cell office:value-type="float" office:value="5.183529" calcext:value-type="float">
            <text:p>5.18352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0</text:p>
          </table:table-cell>
          <table:table-cell office:value-type="float" office:value="5.086924" calcext:value-type="float">
            <text:p>5.08692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92</text:p>
          </table:table-cell>
          <table:table-cell office:value-type="float" office:value="6.116228" calcext:value-type="float">
            <text:p>6.116228</text:p>
          </table:table-cell>
          <table:table-cell office:value-type="string" calcext:value-type="string">
            <text:p>Block mult</text:p>
          </table:table-cell>
          <table:table-cell office:value-type="string" calcext:value-type="string">
            <text:p>After: heap overflow (increase heap size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4637" calcext:value-type="float">
            <text:p>0.00463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7762" calcext:value-type="float">
            <text:p>0.00776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2097" calcext:value-type="float">
            <text:p>0.01209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7694" calcext:value-type="float">
            <text:p>0.01769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2631" calcext:value-type="float">
            <text:p>0.0263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34134" calcext:value-type="float">
            <text:p>0.0341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49502" calcext:value-type="float">
            <text:p>0.04950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62882" calcext:value-type="float">
            <text:p>0.06288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088238" calcext:value-type="float">
            <text:p>0.08823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03208" calcext:value-type="float">
            <text:p>0.10320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137754" calcext:value-type="float">
            <text:p>0.137754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150604" calcext:value-type="float">
            <text:p>0.15060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206628" calcext:value-type="float">
            <text:p>0.20662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217609" calcext:value-type="float">
            <text:p>0.21760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283241" calcext:value-type="float">
            <text:p>0.28324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302475" calcext:value-type="float">
            <text:p>0.30247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08109" calcext:value-type="float">
            <text:p>0.408109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25915" calcext:value-type="float">
            <text:p>0.42591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517283" calcext:value-type="float">
            <text:p>0.51728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578733" calcext:value-type="float">
            <text:p>0.57873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6655" calcext:value-type="float">
            <text:p>0.6655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770201" calcext:value-type="float">
            <text:p>0.77020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0.823707" calcext:value-type="float">
            <text:p>0.82370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0.950773" calcext:value-type="float">
            <text:p>0.95077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127821" calcext:value-type="float">
            <text:p>1.12782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200045" calcext:value-type="float">
            <text:p>1.20004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537752" calcext:value-type="float">
            <text:p>1.53775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482526" calcext:value-type="float">
            <text:p>1.482526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736303" calcext:value-type="float">
            <text:p>1.73630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948926" calcext:value-type="float">
            <text:p>1.948926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31585" calcext:value-type="float">
            <text:p>2.131585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59858" calcext:value-type="float">
            <text:p>2.15985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67958" calcext:value-type="float">
            <text:p>2.56795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03458" calcext:value-type="float">
            <text:p>2.50345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2.936966" calcext:value-type="float">
            <text:p>2.936966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3.042771" calcext:value-type="float">
            <text:p>3.04277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508749" calcext:value-type="float">
            <text:p>3.508749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473809" calcext:value-type="float">
            <text:p>3.47380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4.172168" calcext:value-type="float">
            <text:p>4.17216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4.102834" calcext:value-type="float">
            <text:p>4.1028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508596" calcext:value-type="float">
            <text:p>4.508596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596321" calcext:value-type="float">
            <text:p>4.5963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938383" calcext:value-type="float">
            <text:p>4.93838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5.094881" calcext:value-type="float">
            <text:p>5.09488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574033" calcext:value-type="float">
            <text:p>5.57403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851021" calcext:value-type="float">
            <text:p>5.8510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099662" calcext:value-type="float">
            <text:p>6.09966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219203" calcext:value-type="float">
            <text:p>6.21920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003264" calcext:value-type="float">
            <text:p>7.003264</text:p>
          </table:table-cell>
          <table:table-cell office:value-type="string" calcext:value-type="string">
            <text:p>Mult 1 block </text:p>
          </table:table-cell>
          <table:table-cell office:value-type="string" calcext:value-type="string">
            <text:p>After: register allocation failed, insufficient capacit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424513" calcext:value-type="float">
            <text:p>7.42451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32</text:p>
          </table:table-cell>
          <table:table-cell office:value-type="float" office:value="8.147472" calcext:value-type="float">
            <text:p>8.14747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64</text:p>
          </table:table-cell>
          <table:table-cell office:value-type="float" office:value="8.746738" calcext:value-type="float">
            <text:p>8.74673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96</text:p>
          </table:table-cell>
          <table:table-cell office:value-type="float" office:value="9.871992" calcext:value-type="float">
            <text:p>9.87199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28</text:p>
          </table:table-cell>
          <table:table-cell office:value-type="float" office:value="10.869934" calcext:value-type="float">
            <text:p>10.8699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0</text:p>
          </table:table-cell>
          <table:table-cell office:value-type="float" office:value="11.895821" calcext:value-type="float">
            <text:p>11.8958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92</text:p>
          </table:table-cell>
          <table:table-cell office:value-type="float" office:value="12.70857" calcext:value-type="float">
            <text:p>12.70857</text:p>
          </table:table-cell>
          <table:table-cell office:value-type="string" calcext:value-type="string">
            <text:p>Mult 2 blocks</text:p>
          </table:table-cell>
          <table:table-cell office:value-type="string" calcext:value-type="string">
            <text:p>After: heap overflow (increase heap size)</text:p>
          </table:table-cell>
          <table:table-cell table:number-columns-repeated="1016"/>
        </table:table-row>
        <table:table-row table:style-name="ro1">
          <table:table-cell office:value-type="float" office:value="20210505" calcext:value-type="float">
            <text:p>20210505</text:p>
          </table:table-cell>
          <table:table-cell/>
          <table:table-cell office:value-type="string" calcext:value-type="string">
            <text:p>silke</text:p>
          </table:table-cell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92</text:p>
          </table:table-cell>
          <table:table-cell office:value-type="float" office:value="6.108689" calcext:value-type="float">
            <text:p>6.10868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024</text:p>
          </table:table-cell>
          <table:table-cell office:value-type="float" office:value="6.212815" calcext:value-type="float">
            <text:p>6.21281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056</text:p>
          </table:table-cell>
          <table:table-cell office:value-type="float" office:value="6.849411" calcext:value-type="float">
            <text:p>6.84941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088</text:p>
          </table:table-cell>
          <table:table-cell office:value-type="float" office:value="7.450314" calcext:value-type="float">
            <text:p>7.45031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120</text:p>
          </table:table-cell>
          <table:table-cell office:value-type="float" office:value="8.165679" calcext:value-type="float">
            <text:p>8.16567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152</text:p>
          </table:table-cell>
          <table:table-cell office:value-type="float" office:value="9.423962" calcext:value-type="float">
            <text:p>9.42396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184</text:p>
          </table:table-cell>
          <table:table-cell office:value-type="float" office:value="9.840509" calcext:value-type="float">
            <text:p>9.84050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16</text:p>
          </table:table-cell>
          <table:table-cell office:value-type="float" office:value="11.637999" calcext:value-type="float">
            <text:p>11.63799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48</text:p>
          </table:table-cell>
          <table:table-cell office:value-type="float" office:value="11.248815" calcext:value-type="float">
            <text:p>11.24881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80</text:p>
          </table:table-cell>
          <table:table-cell office:value-type="float" office:value="12.936267" calcext:value-type="float">
            <text:p>12.936267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312</text:p>
          </table:table-cell>
          <table:table-cell office:value-type="float" office:value="13.110754" calcext:value-type="float">
            <text:p>13.11075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344</text:p>
          </table:table-cell>
          <table:table-cell office:value-type="float" office:value="14.664275" calcext:value-type="float">
            <text:p>14.66427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376</text:p>
          </table:table-cell>
          <table:table-cell office:value-type="float" office:value="15.758054" calcext:value-type="float">
            <text:p>15.75805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408</text:p>
          </table:table-cell>
          <table:table-cell office:value-type="float" office:value="17.786911" calcext:value-type="float">
            <text:p>17.78691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440</text:p>
          </table:table-cell>
          <table:table-cell office:value-type="float" office:value="19.000269" calcext:value-type="float">
            <text:p>19.00026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472</text:p>
          </table:table-cell>
          <table:table-cell office:value-type="float" office:value="19.332735" calcext:value-type="float">
            <text:p>19.33273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504</text:p>
          </table:table-cell>
          <table:table-cell office:value-type="float" office:value="21.246057" calcext:value-type="float">
            <text:p>21.246057</text:p>
          </table:table-cell>
          <table:table-cell office:value-type="string" calcext:value-type="string">
            <text:p>Mult 2 blocks</text:p>
          </table:table-cell>
          <table:table-cell office:value-type="string" calcext:value-type="string">
            <text:p>After: register allocation failed</text:p>
          </table:table-cell>
          <table:table-cell table:number-columns-repeated="1016"/>
        </table:table-row>
        <table:table-row table:style-name="ro1" table:number-rows-repeated="10469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2" office:value-type="string" calcext:value-type="string">
            <text:p>-read=</text:p>
          </table:table-cell>
          <table:table-cell table:style-name="ce66" office:value-type="string" calcext:value-type="string">
            <text:p>-d=</text:p>
          </table:table-cell>
          <table:table-cell table:style-name="ce6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61" table:number-columns-repeated="4"/>
          <table:table-cell table:style-name="ce63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18" office:value-type="string" calcext:value-type="string">
            <text:p>40b92f8</text:p>
          </table:table-cell>
          <table:table-cell table:style-name="ce18" office:value-type="string" calcext:value-type="string">
            <text:p>rianne</text:p>
          </table:table-cell>
          <table:table-cell table:style-name="ce18" office:value-type="string" calcext:value-type="string">
            <text:p>pi3</text:p>
          </table:table-cell>
          <table:table-cell table:style-name="ce64" office:value-type="string" calcext:value-type="string">
            <text:p>prefetch</text:p>
          </table:table-cell>
          <table:table-cell table:style-name="ce67" office:value-type="float" office:value="512" calcext:value-type="float">
            <text:p>512</text:p>
          </table:table-cell>
          <table:table-cell table:style-name="ce6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default</text:p>
          </table:table-cell>
          <table:table-cell table:style-name="ce67"/>
          <table:table-cell table:style-name="ce6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tmu</text:p>
          </table:table-cell>
          <table:table-cell table:style-name="ce67"/>
          <table:table-cell table:style-name="ce6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64" office:value-type="string" calcext:value-type="string">
            <text:p>prefetch</text:p>
          </table:table-cell>
          <table:table-cell table:style-name="ce65" office:value-type="float" office:value="576" calcext:value-type="float">
            <text:p>576</text:p>
          </table:table-cell>
          <table:table-cell table:style-name="ce6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6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6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22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4" office:value-type="string" calcext:value-type="string">
            <text:p>Hostname</text:p>
          </table:table-cell>
          <table:table-cell table:style-name="ce24" office:value-type="string" calcext:value-type="string">
            <text:p>Architecture</text:p>
          </table:table-cell>
          <table:table-cell table:style-name="ce24" office:value-type="string" calcext:value-type="string">
            <text:p>Model</text:p>
          </table:table-cell>
          <table:table-cell table:style-name="ce24" office:value-type="string" calcext:value-type="string">
            <text:p>Snapshot Date</text:p>
          </table:table-cell>
          <table:table-cell table:style-name="ce24" office:value-type="string" calcext:value-type="string">
            <text:p>Debian Version</text:p>
          </table:table-cell>
          <table:table-cell table:style-name="ce24" office:value-type="string" calcext:value-type="string">
            <text:p>Kernel version</text:p>
          </table:table-cell>
          <table:table-cell table:style-name="ce24" office:value-type="string" calcext:value-type="string">
            <text:p>Comments</text:p>
          </table:table-cell>
          <table:table-cell table:style-name="ce24" office:value-type="string" calcext:value-type="string">
            <text:p>uname -a</text:p>
          </table:table-cell>
          <table:table-cell table:style-name="ce24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22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05:32:47.506523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5-05T07:50:50.949202180</dc:date>
    <meta:editing-duration>P19DT10H19M27S</meta:editing-duration>
    <meta:editing-cycles>127</meta:editing-cycles>
    <meta:generator>LibreOffice/6.1.5.2$Linux_ARM_EABI LibreOffice_project/10$Build-2</meta:generator>
    <meta:document-statistic meta:table-count="4" meta:cell-count="768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I249:Timing.U252" chart:data-source-has-labels="both" svg:x="0.32cm" svg:y="0.18cm" svg:width="12.409cm" svg:height="8.64cm">
          <chartooo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J249:Timing.U2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J250:Timing.U250" chart:label-cell-address="Timing.I250:Timing.I250" chart:class="chart:bar">
            <chart:data-point chart:repeated="12"/>
          </chart:series>
          <chart:series chart:style-name="ch8" chart:values-cell-range-address="Timing.J251:Timing.U251" chart:label-cell-address="Timing.I251:Timing.I251" chart:class="chart:bar">
            <chart:data-point chart:repeated="12"/>
          </chart:series>
          <chart:series chart:style-name="ch9" chart:values-cell-range-address="Timing.J252:Timing.U252" chart:label-cell-address="Timing.I252:Timing.I25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249:Timing.U249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I250:Timing.I250</svg:desc>
                </draw:g>
              </table:table-cell>
              <table:table-cell office:value-type="float" office:value="0.003428">
                <text:p>0.003428</text:p>
                <draw:g>
                  <svg:desc>Timing.J250:Timing.U250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I251:Timing.I251</svg:desc>
                </draw:g>
              </table:table-cell>
              <table:table-cell office:value-type="float" office:value="0.003708">
                <text:p>0.003708</text:p>
                <draw:g>
                  <svg:desc>Timing.J251:Timing.U251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I252:Timing.I252</svg:desc>
                </draw:g>
              </table:table-cell>
              <table:table-cell office:value-type="float" office:value="0.003499">
                <text:p>0.003499</text:p>
                <draw:g>
                  <svg:desc>Timing.J252:Timing.U252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5cm" svg:height="11.635cm" xlink:href=".." xlink:type="simple" chart:class="chart:bar" chart:style-name="ch1">
        <chart:title svg:x="6.971cm" svg:y="0.368cm" chart:style-name="ch2">
          <text:p>v3d  sin/cos - inline float</text:p>
        </chart:title>
        <chart:subtitle svg:x="7.857cm" svg:y="1.379cm" chart:style-name="ch3">
          <text:p>-d=8, 10 iterations</text:p>
        </chart:subtitle>
        <chart:legend chart:legend-position="end" svg:x="15.787cm" svg:y="5.02cm" style:legend-expansion="high" chart:style-name="ch4"/>
        <chart:plot-area chart:style-name="ch5" table:cell-range-address="Timing.I444:Timing.V447" chart:data-source-has-labels="both" svg:x="1.39cm" svg:y="2.294cm" svg:width="14.018cm" svg:height="8.128cm">
          <chartooo:coordinate-region svg:x="2.488cm" svg:y="2.493cm" svg:width="12.92cm" svg:height="7.282cm"/>
          <chart:axis chart:dimension="x" chart:name="primary-x" chart:style-name="ch6" chartooo:axis-type="auto">
            <chartooo:date-scale/>
            <chart:title svg:x="7.111cm" svg:y="10.654cm" chart:style-name="ch7">
              <text:p>Matrix dimension</text:p>
            </chart:title>
            <chart:categories table:cell-range-address="Timing.J444:Timing.V444"/>
          </chart:axis>
          <chart:axis chart:dimension="y" chart:name="primary-y" chart:style-name="ch8">
            <chart:title svg:x="0.451cm" svg:y="7.024cm" chart:style-name="ch9">
              <text:p>seconds</text:p>
            </chart:title>
            <chart:grid chart:style-name="ch10" chart:class="major"/>
          </chart:axis>
          <chart:series chart:style-name="ch11" chart:values-cell-range-address="Timing.J445:Timing.V445" chart:label-cell-address="Timing.I445:Timing.I445" chart:class="chart:bar">
            <chart:data-point chart:repeated="13"/>
          </chart:series>
          <chart:series chart:style-name="ch12" chart:values-cell-range-address="Timing.J446:Timing.V446" chart:label-cell-address="Timing.I446:Timing.I446" chart:class="chart:bar">
            <chart:data-point chart:repeated="13"/>
          </chart:series>
          <chart:series chart:style-name="ch13" chart:values-cell-range-address="Timing.J447:Timing.V447" chart:label-cell-address="Timing.I447:Timing.I447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444:Timing.V44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  <table:table-cell office:value-type="float" office:value="784">
                <text:p>784</text:p>
              </table:table-cell>
            </table:table-row>
          </table:table-header-rows>
          <table:table-rows>
            <table:table-row>
              <table:table-cell office:value-type="string">
                <text:p>pi4 lib functions</text:p>
                <draw:g>
                  <svg:desc>Timing.I445:Timing.I445</svg:desc>
                </draw:g>
              </table:table-cell>
              <table:table-cell office:value-type="float" office:value="0.003499">
                <text:p>0.003499</text:p>
                <draw:g>
                  <svg:desc>Timing.J445:Timing.V445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hardware</text:p>
                <draw:g>
                  <svg:desc>Timing.I446:Timing.I446</svg:desc>
                </draw:g>
              </table:table-cell>
              <table:table-cell office:value-type="float" office:value="0.003383">
                <text:p>0.003383</text:p>
                <draw:g>
                  <svg:desc>Timing.J446:Timing.V446</svg:desc>
                </draw:g>
              </table:table-cell>
              <table:table-cell office:value-type="float" office:value="0.003722">
                <text:p>0.003722</text:p>
              </table:table-cell>
              <table:table-cell office:value-type="float" office:value="0.005821">
                <text:p>0.005821</text:p>
              </table:table-cell>
              <table:table-cell office:value-type="float" office:value="0.006805">
                <text:p>0.006805</text:p>
              </table:table-cell>
              <table:table-cell office:value-type="float" office:value="0.010335">
                <text:p>0.010335</text:p>
              </table:table-cell>
              <table:table-cell office:value-type="float" office:value="0.014909">
                <text:p>0.014909</text:p>
              </table:table-cell>
              <table:table-cell office:value-type="float" office:value="0.019662">
                <text:p>0.019662</text:p>
              </table:table-cell>
              <table:table-cell office:value-type="float" office:value="0.01878">
                <text:p>0.01878</text:p>
              </table:table-cell>
              <table:table-cell office:value-type="float" office:value="0.025099">
                <text:p>0.025099</text:p>
              </table:table-cell>
              <table:table-cell office:value-type="float" office:value="0.027739">
                <text:p>0.027739</text:p>
              </table:table-cell>
              <table:table-cell office:value-type="float" office:value="0.035538">
                <text:p>0.035538</text:p>
              </table:table-cell>
              <table:table-cell office:value-type="float" office:value="0.039354">
                <text:p>0.03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matrix mult</text:p>
                <draw:g>
                  <svg:desc>Timing.I447:Timing.I447</svg:desc>
                </draw:g>
              </table:table-cell>
              <table:table-cell office:value-type="float" office:value="0.00326">
                <text:p>0.00326</text:p>
                <draw:g>
                  <svg:desc>Timing.J447:Timing.V447</svg:desc>
                </draw:g>
              </table:table-cell>
              <table:table-cell office:value-type="float" office:value="0.00351">
                <text:p>0.00351</text:p>
              </table:table-cell>
              <table:table-cell office:value-type="float" office:value="0.004515">
                <text:p>0.004515</text:p>
              </table:table-cell>
              <table:table-cell office:value-type="float" office:value="0.004516">
                <text:p>0.004516</text:p>
              </table:table-cell>
              <table:table-cell office:value-type="float" office:value="0.006605">
                <text:p>0.00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43cm" svg:height="10.11cm" xlink:href=".." xlink:type="simple" chart:class="chart:bar" chart:style-name="ch1">
        <chart:title svg:x="9.751cm" svg:y="0.338cm" chart:style-name="ch2">
          <text:p>HeatMap</text:p>
        </chart:title>
        <chart:subtitle svg:x="8.534cm" svg:y="1.319cm" chart:style-name="ch3">
          <text:p>512x506, 1500 Iterations</text:p>
        </chart:subtitle>
        <chart:legend chart:legend-position="end" svg:x="19.1cm" svg:y="4.507cm" style:legend-expansion="high" chart:style-name="ch4"/>
        <chart:plot-area chart:style-name="ch5" table:cell-range-address="Timing.J185:Timing.O187" chart:data-source-has-labels="both" svg:x="1.439cm" svg:y="2.204cm" svg:width="17.233cm" svg:height="6.723cm">
          <chartooo:coordinate-region svg:x="2.06cm" svg:y="2.403cm" svg:width="16.612cm" svg:height="5.877cm"/>
          <chart:axis chart:dimension="x" chart:name="primary-x" chart:style-name="ch6" chartooo:axis-type="auto">
            <chartooo:date-scale/>
            <chart:title svg:x="9.191cm" svg:y="9.129cm" chart:style-name="ch7">
              <text:p>Num QPUs</text:p>
            </chart:title>
            <chart:categories table:cell-range-address="Timing.K185:Timing.O185"/>
          </chart:axis>
          <chart:axis chart:dimension="x" chart:name="secondary-x" chart:style-name="ch8"/>
          <chart:axis chart:dimension="y" chart:name="primary-y" chart:style-name="ch9">
            <chart:title svg:x="0.451cm" svg:y="6.257cm" chart:style-name="ch10">
              <text:p>Seconds</text:p>
            </chart:title>
            <chart:grid chart:style-name="ch11" chart:class="major"/>
          </chart:axis>
          <chart:series chart:style-name="ch12" chart:values-cell-range-address="Timing.K186:Timing.O186" chart:label-cell-address="Timing.J186:Timing.J186" chart:class="chart:bar">
            <chart:data-point chart:repeated="5"/>
          </chart:series>
          <chart:series chart:style-name="ch13" chart:values-cell-range-address="Timing.K187:Timing.O187" chart:label-cell-address="Timing.J187:Timing.J18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iming.K185:Timing.O18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Timing.J186:Timing.J186</svg:desc>
                </draw:g>
              </table:table-cell>
              <table:table-cell office:value-type="float" office:value="58.47852">
                <text:p>58.47852</text:p>
                <draw:g>
                  <svg:desc>Timing.K186:Timing.O186</svg:desc>
                </draw:g>
              </table:table-cell>
              <table:table-cell office:value-type="float" office:value="29.671871">
                <text:p>29.671871</text:p>
              </table:table-cell>
              <table:table-cell office:value-type="float" office:value="16.260778">
                <text:p>16.260778</text:p>
              </table:table-cell>
              <table:table-cell office:value-type="float" office:value="16.239317">
                <text:p>16.239317</text:p>
              </table:table-cell>
              <table:table-cell office:value-type="float" office:value="16.254746">
                <text:p>16.254746</text:p>
              </table:table-cell>
            </table:table-row>
            <table:table-row>
              <table:table-cell office:value-type="string">
                <text:p>pi4 64-bits</text:p>
                <draw:g>
                  <svg:desc>Timing.J187:Timing.J187</svg:desc>
                </draw:g>
              </table:table-cell>
              <table:table-cell office:value-type="float" office:value="34.449104">
                <text:p>34.449104</text:p>
                <draw:g>
                  <svg:desc>Timing.K187:Timing.O1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5815">
                <text:p>4.425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81cm" svg:height="14.425cm" xlink:href=".." xlink:type="simple" chart:class="chart:bar" chart:style-name="ch1">
        <chart:title svg:x="7.39cm" svg:y="0.424cm" chart:style-name="ch2">
          <text:p>Pi4 First Block Matrix Multiplication without result reads</text:p>
        </chart:title>
        <chart:subtitle svg:x="9.374cm" svg:y="1.491cm" chart:style-name="ch3">
          <text:p>10 iterations; above 992 heap size: 64MB</text:p>
        </chart:subtitle>
        <chart:legend chart:legend-position="end" svg:x="21.998cm" svg:y="6.664cm" style:legend-expansion="high" chart:style-name="ch4"/>
        <chart:plot-area chart:style-name="ch5" table:cell-range-address="Timing.I1110:Timing.BD1110 Timing.I1122:Timing.BD1122 Timing.I1124:Timing.BD1124" chart:data-source-has-labels="both" svg:x="0.732cm" svg:y="2.69cm" svg:width="20.922cm" svg:height="11.215cm">
          <chartooo:coordinate-region svg:x="1.353cm" svg:y="2.889cm" svg:width="20.301cm" svg:height="9.962cm"/>
          <chart:axis chart:dimension="x" chart:name="primary-x" chart:style-name="ch6" chartooo:axis-type="auto">
            <chartooo:date-scale/>
            <chart:title svg:x="9.905cm" svg:y="13.865cm" chart:style-name="ch7">
              <text:p>Matrix dimension</text:p>
            </chart:title>
            <chart:categories table:cell-range-address="Timing.J1110:Timing.BD1110"/>
          </chart:axis>
          <chart:axis chart:dimension="y" chart:name="primary-y" chart:style-name="ch8">
            <chart:title svg:x="0cm" svg:y="8.989cm" chart:style-name="ch9">
              <text:p>Seconds</text:p>
            </chart:title>
            <chart:grid chart:style-name="ch10" chart:class="major"/>
          </chart:axis>
          <chart:series chart:style-name="ch11" chart:values-cell-range-address="Timing.J1122:Timing.BD1122" chart:label-cell-address="Timing.I1122:Timing.I1122" chart:class="chart:bar">
            <chart:data-point chart:repeated="47"/>
          </chart:series>
          <chart:series chart:style-name="ch12" chart:values-cell-range-address="Timing.J1124:Timing.BD1124" chart:label-cell-address="Timing.I1124:Timing.I1124" chart:class="chart:bar">
            <chart:data-point chart:repeated="4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ing.J1110:Timing.BD111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24">
                <text:p>224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384">
                <text:p>384</text:p>
              </table:table-cell>
              <table:table-cell office:value-type="float" office:value="416">
                <text:p>416</text:p>
              </table:table-cell>
              <table:table-cell office:value-type="float" office:value="448">
                <text:p>44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44">
                <text:p>544</text:p>
              </table:table-cell>
              <table:table-cell office:value-type="float" office:value="576">
                <text:p>576</text:p>
              </table:table-cell>
              <table:table-cell office:value-type="float" office:value="608">
                <text:p>608</text:p>
              </table:table-cell>
              <table:table-cell office:value-type="float" office:value="640">
                <text:p>640</text:p>
              </table:table-cell>
              <table:table-cell office:value-type="float" office:value="672">
                <text:p>672</text:p>
              </table:table-cell>
              <table:table-cell office:value-type="float" office:value="704">
                <text:p>704</text:p>
              </table:table-cell>
              <table:table-cell office:value-type="float" office:value="736">
                <text:p>736</text:p>
              </table:table-cell>
              <table:table-cell office:value-type="float" office:value="768">
                <text:p>768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024">
                <text:p>1024</text:p>
              </table:table-cell>
              <table:table-cell office:value-type="float" office:value="1056">
                <text:p>1056</text:p>
              </table:table-cell>
              <table:table-cell office:value-type="float" office:value="1088">
                <text:p>1088</text:p>
              </table:table-cell>
              <table:table-cell office:value-type="float" office:value="1120">
                <text:p>1120</text:p>
              </table:table-cell>
              <table:table-cell office:value-type="float" office:value="1152">
                <text:p>1152</text:p>
              </table:table-cell>
              <table:table-cell office:value-type="float" office:value="1184">
                <text:p>1184</text:p>
              </table:table-cell>
              <table:table-cell office:value-type="float" office:value="1216">
                <text:p>1216</text:p>
              </table:table-cell>
              <table:table-cell office:value-type="float" office:value="1248">
                <text:p>1248</text:p>
              </table:table-cell>
              <table:table-cell office:value-type="float" office:value="1280">
                <text:p>1280</text:p>
              </table:table-cell>
              <table:table-cell office:value-type="float" office:value="1312">
                <text:p>1312</text:p>
              </table:table-cell>
              <table:table-cell office:value-type="float" office:value="1344">
                <text:p>1344</text:p>
              </table:table-cell>
              <table:table-cell office:value-type="float" office:value="1376">
                <text:p>1376</text:p>
              </table:table-cell>
              <table:table-cell office:value-type="float" office:value="1408">
                <text:p>1408</text:p>
              </table:table-cell>
              <table:table-cell office:value-type="float" office:value="1440">
                <text:p>1440</text:p>
              </table:table-cell>
              <table:table-cell office:value-type="float" office:value="1472">
                <text:p>1472</text:p>
              </table:table-cell>
              <table:table-cell office:value-type="float" office:value="1504">
                <text:p>1504</text:p>
              </table:table-cell>
            </table:table-row>
          </table:table-header-rows>
          <table:table-rows>
            <table:table-row>
              <table:table-cell office:value-type="string">
                <text:p>Pi4-64 block -n=8</text:p>
                <draw:g>
                  <svg:desc>Timing.I1122:Timing.I1122</svg:desc>
                </draw:g>
              </table:table-cell>
              <table:table-cell office:value-type="float" office:value="0.00299">
                <text:p>0.00299</text:p>
                <draw:g>
                  <svg:desc>Timing.J1122:Timing.BD1122</svg:desc>
                </draw:g>
              </table:table-cell>
              <table:table-cell office:value-type="float" office:value="0.009281">
                <text:p>0.009281</text:p>
              </table:table-cell>
              <table:table-cell office:value-type="float" office:value="0.020125">
                <text:p>0.020125</text:p>
              </table:table-cell>
              <table:table-cell office:value-type="float" office:value="0.036434">
                <text:p>0.036434</text:p>
              </table:table-cell>
              <table:table-cell office:value-type="float" office:value="0.058297">
                <text:p>0.058297</text:p>
              </table:table-cell>
              <table:table-cell office:value-type="float" office:value="0.086988">
                <text:p>0.086988</text:p>
              </table:table-cell>
              <table:table-cell office:value-type="float" office:value="0.122987">
                <text:p>0.122987</text:p>
              </table:table-cell>
              <table:table-cell office:value-type="float" office:value="0.173091">
                <text:p>0.173091</text:p>
              </table:table-cell>
              <table:table-cell office:value-type="float" office:value="0.221307">
                <text:p>0.221307</text:p>
              </table:table-cell>
              <table:table-cell office:value-type="float" office:value="0.341209">
                <text:p>0.341209</text:p>
              </table:table-cell>
              <table:table-cell office:value-type="float" office:value="0.418803">
                <text:p>0.418803</text:p>
              </table:table-cell>
              <table:table-cell office:value-type="float" office:value="0.877601">
                <text:p>0.877601</text:p>
              </table:table-cell>
              <table:table-cell office:value-type="float" office:value="1.083806">
                <text:p>1.083806</text:p>
              </table:table-cell>
              <table:table-cell office:value-type="float" office:value="1.291524">
                <text:p>1.291524</text:p>
              </table:table-cell>
              <table:table-cell office:value-type="float" office:value="1.536153">
                <text:p>1.536153</text:p>
              </table:table-cell>
              <table:table-cell office:value-type="float" office:value="1.7882">
                <text:p>1.7882</text:p>
              </table:table-cell>
              <table:table-cell office:value-type="float" office:value="2.16244">
                <text:p>2.16244</text:p>
              </table:table-cell>
              <table:table-cell office:value-type="float" office:value="2.397848">
                <text:p>2.397848</text:p>
              </table:table-cell>
              <table:table-cell office:value-type="float" office:value="2.830069">
                <text:p>2.830069</text:p>
              </table:table-cell>
              <table:table-cell office:value-type="float" office:value="3.033465">
                <text:p>3.033465</text:p>
              </table:table-cell>
              <table:table-cell office:value-type="float" office:value="3.128687">
                <text:p>3.128687</text:p>
              </table:table-cell>
              <table:table-cell office:value-type="float" office:value="3.81947">
                <text:p>3.81947</text:p>
              </table:table-cell>
              <table:table-cell office:value-type="float" office:value="2.61696">
                <text:p>2.61696</text:p>
              </table:table-cell>
              <table:table-cell office:value-type="float" office:value="4.075937">
                <text:p>4.075937</text:p>
              </table:table-cell>
              <table:table-cell office:value-type="float" office:value="5.115052">
                <text:p>5.115052</text:p>
              </table:table-cell>
              <table:table-cell office:value-type="float" office:value="3.77237">
                <text:p>3.77237</text:p>
              </table:table-cell>
              <table:table-cell office:value-type="float" office:value="5.258296">
                <text:p>5.258296</text:p>
              </table:table-cell>
              <table:table-cell office:value-type="float" office:value="6.711325">
                <text:p>6.711325</text:p>
              </table:table-cell>
              <table:table-cell office:value-type="float" office:value="5.198809">
                <text:p>5.198809</text:p>
              </table:table-cell>
              <table:table-cell office:value-type="float" office:value="5.689355">
                <text:p>5.689355</text:p>
              </table:table-cell>
              <table:table-cell office:value-type="float" office:value="5.948296">
                <text:p>5.948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2 Pi4-64 block -n=8</text:p>
                <draw:g>
                  <svg:desc>Timing.I1124:Timing.I1124</svg:desc>
                </draw:g>
              </table:table-cell>
              <table:table-cell office:value-type="float" office:value="0.003257">
                <text:p>0.003257</text:p>
                <draw:g>
                  <svg:desc>Timing.J1124:Timing.BD1124</svg:desc>
                </draw:g>
              </table:table-cell>
              <table:table-cell office:value-type="float" office:value="0.009515">
                <text:p>0.009515</text:p>
              </table:table-cell>
              <table:table-cell office:value-type="float" office:value="0.020356">
                <text:p>0.020356</text:p>
              </table:table-cell>
              <table:table-cell office:value-type="float" office:value="0.036603">
                <text:p>0.036603</text:p>
              </table:table-cell>
              <table:table-cell office:value-type="float" office:value="0.058338">
                <text:p>0.058338</text:p>
              </table:table-cell>
              <table:table-cell office:value-type="float" office:value="0.092567">
                <text:p>0.092567</text:p>
              </table:table-cell>
              <table:table-cell office:value-type="float" office:value="0.122295">
                <text:p>0.122295</text:p>
              </table:table-cell>
              <table:table-cell office:value-type="float" office:value="0.171875">
                <text:p>0.171875</text:p>
              </table:table-cell>
              <table:table-cell office:value-type="float" office:value="0.220375">
                <text:p>0.220375</text:p>
              </table:table-cell>
              <table:table-cell office:value-type="float" office:value="0.288439">
                <text:p>0.288439</text:p>
              </table:table-cell>
              <table:table-cell office:value-type="float" office:value="0.418655">
                <text:p>0.418655</text:p>
              </table:table-cell>
              <table:table-cell office:value-type="float" office:value="0.523694">
                <text:p>0.523694</text:p>
              </table:table-cell>
              <table:table-cell office:value-type="float" office:value="0.631981">
                <text:p>0.631981</text:p>
              </table:table-cell>
              <table:table-cell office:value-type="float" office:value="0.744844">
                <text:p>0.744844</text:p>
              </table:table-cell>
              <table:table-cell office:value-type="float" office:value="0.885581">
                <text:p>0.885581</text:p>
              </table:table-cell>
              <table:table-cell office:value-type="float" office:value="1.044115">
                <text:p>1.044115</text:p>
              </table:table-cell>
              <table:table-cell office:value-type="float" office:value="1.2618">
                <text:p>1.2618</text:p>
              </table:table-cell>
              <table:table-cell office:value-type="float" office:value="1.41101">
                <text:p>1.41101</text:p>
              </table:table-cell>
              <table:table-cell office:value-type="float" office:value="1.65828">
                <text:p>1.65828</text:p>
              </table:table-cell>
              <table:table-cell office:value-type="float" office:value="1.843521">
                <text:p>1.843521</text:p>
              </table:table-cell>
              <table:table-cell office:value-type="float" office:value="2.209391">
                <text:p>2.209391</text:p>
              </table:table-cell>
              <table:table-cell office:value-type="float" office:value="2.380627">
                <text:p>2.380627</text:p>
              </table:table-cell>
              <table:table-cell office:value-type="float" office:value="2.699806">
                <text:p>2.699806</text:p>
              </table:table-cell>
              <table:table-cell office:value-type="float" office:value="3.003518">
                <text:p>3.003518</text:p>
              </table:table-cell>
              <table:table-cell office:value-type="float" office:value="3.430104">
                <text:p>3.430104</text:p>
              </table:table-cell>
              <table:table-cell office:value-type="float" office:value="3.709641">
                <text:p>3.709641</text:p>
              </table:table-cell>
              <table:table-cell office:value-type="float" office:value="4.034827">
                <text:p>4.034827</text:p>
              </table:table-cell>
              <table:table-cell office:value-type="float" office:value="4.420161">
                <text:p>4.420161</text:p>
              </table:table-cell>
              <table:table-cell office:value-type="float" office:value="5.183529">
                <text:p>5.183529</text:p>
              </table:table-cell>
              <table:table-cell office:value-type="float" office:value="5.086924">
                <text:p>5.086924</text:p>
              </table:table-cell>
              <table:table-cell office:value-type="float" office:value="6.116228">
                <text:p>6.116228</text:p>
              </table:table-cell>
              <table:table-cell office:value-type="float" office:value="6.212815">
                <text:p>6.212815</text:p>
              </table:table-cell>
              <table:table-cell office:value-type="float" office:value="6.849411">
                <text:p>6.849411</text:p>
              </table:table-cell>
              <table:table-cell office:value-type="float" office:value="7.450314">
                <text:p>7.450314</text:p>
              </table:table-cell>
              <table:table-cell office:value-type="float" office:value="8.165679">
                <text:p>8.165679</text:p>
              </table:table-cell>
              <table:table-cell office:value-type="float" office:value="9.423962">
                <text:p>9.423962</text:p>
              </table:table-cell>
              <table:table-cell office:value-type="float" office:value="9.840509">
                <text:p>9.840509</text:p>
              </table:table-cell>
              <table:table-cell office:value-type="float" office:value="11.637999">
                <text:p>11.637999</text:p>
              </table:table-cell>
              <table:table-cell office:value-type="float" office:value="11.248815">
                <text:p>11.248815</text:p>
              </table:table-cell>
              <table:table-cell office:value-type="float" office:value="12.936267">
                <text:p>12.936267</text:p>
              </table:table-cell>
              <table:table-cell office:value-type="float" office:value="13.110754">
                <text:p>13.110754</text:p>
              </table:table-cell>
              <table:table-cell office:value-type="float" office:value="14.664275">
                <text:p>14.664275</text:p>
              </table:table-cell>
              <table:table-cell office:value-type="float" office:value="15.758054">
                <text:p>15.758054</text:p>
              </table:table-cell>
              <table:table-cell office:value-type="float" office:value="17.786911">
                <text:p>17.786911</text:p>
              </table:table-cell>
              <table:table-cell office:value-type="float" office:value="19.000269">
                <text:p>19.000269</text:p>
              </table:table-cell>
              <table:table-cell office:value-type="float" office:value="19.332735">
                <text:p>19.332735</text:p>
              </table:table-cell>
              <table:table-cell office:value-type="float" office:value="21.246057">
                <text:p>21.2460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cm" svg:height="11.158cm" xlink:href=".." xlink:type="simple" chart:class="chart:bar" chart:style-name="ch1">
        <chart:title svg:x="8.275cm" svg:y="0.359cm" chart:style-name="ch2">
          <text:p>v3d Block Multiplication</text:p>
        </chart:title>
        <chart:subtitle svg:x="9.585cm" svg:y="1.361cm" chart:style-name="ch3">
          <text:p>10 iterations</text:p>
        </chart:subtitle>
        <chart:legend chart:legend-position="end" svg:x="17.946cm" svg:y="4.533cm" style:legend-expansion="high" chart:style-name="ch4"/>
        <chart:plot-area chart:style-name="ch5" table:cell-range-address="Timing.I1110:Timing.AA1110 Timing.I1119:Timing.AA1122" chart:data-source-has-labels="both" svg:x="1.439cm" svg:y="2.267cm" svg:width="16.079cm" svg:height="7.687cm">
          <chartooo:coordinate-region svg:x="2.06cm" svg:y="2.466cm" svg:width="15.458cm" svg:height="6.841cm"/>
          <chart:axis chart:dimension="x" chart:name="primary-x" chart:style-name="ch6" chartooo:axis-type="auto">
            <chartooo:date-scale/>
            <chart:title svg:x="8.19cm" svg:y="10.177cm" chart:style-name="ch7">
              <text:p>Matrix dimension</text:p>
            </chart:title>
            <chart:categories table:cell-range-address="Timing.J1110:Timing.AA1110"/>
          </chart:axis>
          <chart:axis chart:dimension="y" chart:name="primary-y" chart:style-name="ch8">
            <chart:title svg:x="0.451cm" svg:y="6.802cm" chart:style-name="ch9">
              <text:p>Seconds</text:p>
            </chart:title>
            <chart:grid chart:style-name="ch10" chart:class="major"/>
          </chart:axis>
          <chart:series chart:style-name="ch11" chart:values-cell-range-address="Timing.J1119:Timing.AA1119" chart:label-cell-address="Timing.I1119:Timing.I1119" chart:class="chart:bar">
            <chart:data-point chart:repeated="18"/>
          </chart:series>
          <chart:series chart:style-name="ch12" chart:values-cell-range-address="Timing.J1120:Timing.AA1120" chart:label-cell-address="Timing.I1120:Timing.I1120" chart:class="chart:bar">
            <chart:data-point chart:repeated="18"/>
          </chart:series>
          <chart:series chart:style-name="ch13" chart:values-cell-range-address="Timing.J1121:Timing.AA1121" chart:label-cell-address="Timing.I1121:Timing.I1121" chart:class="chart:bar">
            <chart:data-point chart:repeated="18"/>
          </chart:series>
          <chart:series chart:style-name="ch14" chart:values-cell-range-address="Timing.J1122:Timing.AA1122" chart:label-cell-address="Timing.I1122:Timing.I1122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ing.J1110:Timing.AA111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24">
                <text:p>224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384">
                <text:p>384</text:p>
              </table:table-cell>
              <table:table-cell office:value-type="float" office:value="416">
                <text:p>416</text:p>
              </table:table-cell>
              <table:table-cell office:value-type="float" office:value="448">
                <text:p>44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44">
                <text:p>544</text:p>
              </table:table-cell>
              <table:table-cell office:value-type="float" office:value="576">
                <text:p>576</text:p>
              </table:table-cell>
            </table:table-row>
          </table:table-header-rows>
          <table:table-rows>
            <table:table-row>
              <table:table-cell office:value-type="string">
                <text:p>Pi4-64 full -n=1</text:p>
                <draw:g>
                  <svg:desc>Timing.I1119:Timing.I1119</svg:desc>
                </draw:g>
              </table:table-cell>
              <table:table-cell office:value-type="float" office:value="0.008195">
                <text:p>0.008195</text:p>
                <draw:g>
                  <svg:desc>Timing.J1119:Timing.AA1119</svg:desc>
                </draw:g>
              </table:table-cell>
              <table:table-cell office:value-type="float" office:value="0.031683">
                <text:p>0.031683</text:p>
              </table:table-cell>
              <table:table-cell office:value-type="float" office:value="0.07533">
                <text:p>0.07533</text:p>
              </table:table-cell>
              <table:table-cell office:value-type="float" office:value="0.145685">
                <text:p>0.145685</text:p>
              </table:table-cell>
              <table:table-cell office:value-type="float" office:value="0.24717">
                <text:p>0.24717</text:p>
              </table:table-cell>
              <table:table-cell office:value-type="float" office:value="0.384656">
                <text:p>0.384656</text:p>
              </table:table-cell>
              <table:table-cell office:value-type="float" office:value="0.563212">
                <text:p>0.563212</text:p>
              </table:table-cell>
              <table:table-cell office:value-type="float" office:value="0.790538">
                <text:p>0.790538</text:p>
              </table:table-cell>
              <table:table-cell office:value-type="float" office:value="1.205929">
                <text:p>1.205929</text:p>
              </table:table-cell>
              <table:table-cell office:value-type="float" office:value="1.590564">
                <text:p>1.590564</text:p>
              </table:table-cell>
              <table:table-cell office:value-type="float" office:value="1.998456">
                <text:p>1.998456</text:p>
              </table:table-cell>
              <table:table-cell office:value-type="float" office:value="2.543847">
                <text:p>2.543847</text:p>
              </table:table-cell>
              <table:table-cell office:value-type="float" office:value="3.120268">
                <text:p>3.120268</text:p>
              </table:table-cell>
              <table:table-cell office:value-type="float" office:value="3.805345">
                <text:p>3.805345</text:p>
              </table:table-cell>
              <table:table-cell office:value-type="float" office:value="4.615666">
                <text:p>4.615666</text:p>
              </table:table-cell>
              <table:table-cell office:value-type="float" office:value="5.781734">
                <text:p>5.781734</text:p>
              </table:table-cell>
              <table:table-cell office:value-type="float" office:value="8.378145">
                <text:p>8.378145</text:p>
              </table:table-cell>
              <table:table-cell office:value-type="float" office:value="8.818791">
                <text:p>8.818791</text:p>
              </table:table-cell>
            </table:table-row>
            <table:table-row>
              <table:table-cell office:value-type="string">
                <text:p>Pi4-64 full -n=8</text:p>
                <draw:g>
                  <svg:desc>Timing.I1120:Timing.I1120</svg:desc>
                </draw:g>
              </table:table-cell>
              <table:table-cell office:value-type="float" office:value="0.002218">
                <text:p>0.002218</text:p>
                <draw:g>
                  <svg:desc>Timing.J1120:Timing.AA1120</svg:desc>
                </draw:g>
              </table:table-cell>
              <table:table-cell office:value-type="float" office:value="0.006218">
                <text:p>0.006218</text:p>
              </table:table-cell>
              <table:table-cell office:value-type="float" office:value="0.01341">
                <text:p>0.01341</text:p>
              </table:table-cell>
              <table:table-cell office:value-type="float" office:value="0.024556">
                <text:p>0.024556</text:p>
              </table:table-cell>
              <table:table-cell office:value-type="float" office:value="0.040461">
                <text:p>0.040461</text:p>
              </table:table-cell>
              <table:table-cell office:value-type="float" office:value="0.061494">
                <text:p>0.061494</text:p>
              </table:table-cell>
              <table:table-cell office:value-type="float" office:value="0.088609">
                <text:p>0.088609</text:p>
              </table:table-cell>
              <table:table-cell office:value-type="float" office:value="0.125948">
                <text:p>0.125948</text:p>
              </table:table-cell>
              <table:table-cell office:value-type="float" office:value="0.184956">
                <text:p>0.184956</text:p>
              </table:table-cell>
              <table:table-cell office:value-type="float" office:value="0.249402">
                <text:p>0.249402</text:p>
              </table:table-cell>
              <table:table-cell office:value-type="float" office:value="0.304661">
                <text:p>0.304661</text:p>
              </table:table-cell>
              <table:table-cell office:value-type="float" office:value="0.399475">
                <text:p>0.399475</text:p>
              </table:table-cell>
              <table:table-cell office:value-type="float" office:value="0.483913">
                <text:p>0.483913</text:p>
              </table:table-cell>
              <table:table-cell office:value-type="float" office:value="0.575486">
                <text:p>0.575486</text:p>
              </table:table-cell>
              <table:table-cell office:value-type="float" office:value="0.659748">
                <text:p>0.659748</text:p>
              </table:table-cell>
              <table:table-cell office:value-type="float" office:value="1.434297">
                <text:p>1.434297</text:p>
              </table:table-cell>
              <table:table-cell office:value-type="float" office:value="1.699447">
                <text:p>1.699447</text:p>
              </table:table-cell>
              <table:table-cell office:value-type="float" office:value="1.140655">
                <text:p>1.140655</text:p>
              </table:table-cell>
            </table:table-row>
            <table:table-row>
              <table:table-cell office:value-type="string">
                <text:p>Pi4-64 block -n=1</text:p>
                <draw:g>
                  <svg:desc>Timing.I1121:Timing.I1121</svg:desc>
                </draw:g>
              </table:table-cell>
              <table:table-cell office:value-type="float" office:value="0.014208">
                <text:p>0.014208</text:p>
                <draw:g>
                  <svg:desc>Timing.J1121:Timing.AA1121</svg:desc>
                </draw:g>
              </table:table-cell>
              <table:table-cell office:value-type="float" office:value="0.055811">
                <text:p>0.055811</text:p>
              </table:table-cell>
              <table:table-cell office:value-type="float" office:value="0.129277">
                <text:p>0.129277</text:p>
              </table:table-cell>
              <table:table-cell office:value-type="float" office:value="0.239092">
                <text:p>0.239092</text:p>
              </table:table-cell>
              <table:table-cell office:value-type="float" office:value="0.388923">
                <text:p>0.388923</text:p>
              </table:table-cell>
              <table:table-cell office:value-type="float" office:value="0.583035">
                <text:p>0.583035</text:p>
              </table:table-cell>
              <table:table-cell office:value-type="float" office:value="0.832769">
                <text:p>0.832769</text:p>
              </table:table-cell>
              <table:table-cell office:value-type="float" office:value="1.146657">
                <text:p>1.146657</text:p>
              </table:table-cell>
              <table:table-cell office:value-type="float" office:value="1.510728">
                <text:p>1.510728</text:p>
              </table:table-cell>
              <table:table-cell office:value-type="float" office:value="1.952475">
                <text:p>1.952475</text:p>
              </table:table-cell>
              <table:table-cell office:value-type="float" office:value="2.913386">
                <text:p>2.913386</text:p>
              </table:table-cell>
              <table:table-cell office:value-type="float" office:value="6.452958">
                <text:p>6.452958</text:p>
              </table:table-cell>
              <table:table-cell office:value-type="float" office:value="5.735005">
                <text:p>5.735005</text:p>
              </table:table-cell>
              <table:table-cell office:value-type="float" office:value="8.630354">
                <text:p>8.630354</text:p>
              </table:table-cell>
              <table:table-cell office:value-type="float" office:value="7.770251">
                <text:p>7.770251</text:p>
              </table:table-cell>
              <table:table-cell office:value-type="float" office:value="9.957042">
                <text:p>9.957042</text:p>
              </table:table-cell>
              <table:table-cell office:value-type="float" office:value="13.020107">
                <text:p>13.020107</text:p>
              </table:table-cell>
              <table:table-cell office:value-type="float" office:value="13.820134">
                <text:p>13.820134</text:p>
              </table:table-cell>
            </table:table-row>
            <table:table-row>
              <table:table-cell office:value-type="string">
                <text:p>Pi4-64 block -n=8</text:p>
                <draw:g>
                  <svg:desc>Timing.I1122:Timing.I1122</svg:desc>
                </draw:g>
              </table:table-cell>
              <table:table-cell office:value-type="float" office:value="0.00299">
                <text:p>0.00299</text:p>
                <draw:g>
                  <svg:desc>Timing.J1122:Timing.AA1122</svg:desc>
                </draw:g>
              </table:table-cell>
              <table:table-cell office:value-type="float" office:value="0.009281">
                <text:p>0.009281</text:p>
              </table:table-cell>
              <table:table-cell office:value-type="float" office:value="0.020125">
                <text:p>0.020125</text:p>
              </table:table-cell>
              <table:table-cell office:value-type="float" office:value="0.036434">
                <text:p>0.036434</text:p>
              </table:table-cell>
              <table:table-cell office:value-type="float" office:value="0.058297">
                <text:p>0.058297</text:p>
              </table:table-cell>
              <table:table-cell office:value-type="float" office:value="0.086988">
                <text:p>0.086988</text:p>
              </table:table-cell>
              <table:table-cell office:value-type="float" office:value="0.122987">
                <text:p>0.122987</text:p>
              </table:table-cell>
              <table:table-cell office:value-type="float" office:value="0.173091">
                <text:p>0.173091</text:p>
              </table:table-cell>
              <table:table-cell office:value-type="float" office:value="0.221307">
                <text:p>0.221307</text:p>
              </table:table-cell>
              <table:table-cell office:value-type="float" office:value="0.341209">
                <text:p>0.341209</text:p>
              </table:table-cell>
              <table:table-cell office:value-type="float" office:value="0.418803">
                <text:p>0.418803</text:p>
              </table:table-cell>
              <table:table-cell office:value-type="float" office:value="0.877601">
                <text:p>0.877601</text:p>
              </table:table-cell>
              <table:table-cell office:value-type="float" office:value="1.083806">
                <text:p>1.083806</text:p>
              </table:table-cell>
              <table:table-cell office:value-type="float" office:value="1.291524">
                <text:p>1.291524</text:p>
              </table:table-cell>
              <table:table-cell office:value-type="float" office:value="1.536153">
                <text:p>1.536153</text:p>
              </table:table-cell>
              <table:table-cell office:value-type="float" office:value="1.7882">
                <text:p>1.7882</text:p>
              </table:table-cell>
              <table:table-cell office:value-type="float" office:value="2.16244">
                <text:p>2.16244</text:p>
              </table:table-cell>
              <table:table-cell office:value-type="float" office:value="2.397848">
                <text:p>2.3978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I214:Timing.S217" chart:data-source-has-labels="both" svg:x="1.331cm" svg:y="2.27cm" svg:width="11.398cm" svg:height="7.743cm">
          <chartooo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J214:Timing.S214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J215:Timing.S215" chart:label-cell-address="Timing.I215:Timing.I215" chart:class="chart:bar">
            <chart:data-point chart:repeated="10"/>
          </chart:series>
          <chart:series chart:style-name="ch12" chart:values-cell-range-address="Timing.J216:Timing.S216" chart:label-cell-address="Timing.I216:Timing.I216" chart:class="chart:bar">
            <chart:data-point chart:repeated="10"/>
          </chart:series>
          <chart:series chart:style-name="ch13" chart:values-cell-range-address="Timing.J217:Timing.S217" chart:label-cell-address="Timing.I217:Timing.I217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214:Timing.S214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I215:Timing.I215</svg:desc>
                </draw:g>
              </table:table-cell>
              <table:table-cell office:value-type="float" office:value="0.003205">
                <text:p>0.003205</text:p>
                <draw:g>
                  <svg:desc>Timing.J215:Timing.S215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I216:Timing.I216</svg:desc>
                </draw:g>
              </table:table-cell>
              <table:table-cell office:value-type="float" office:value="0.003964">
                <text:p>0.003964</text:p>
                <draw:g>
                  <svg:desc>Timing.J216:Timing.S216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I217:Timing.I217</svg:desc>
                </draw:g>
              </table:table-cell>
              <table:table-cell office:value-type="float" office:value="0.003467">
                <text:p>0.003467</text:p>
                <draw:g>
                  <svg:desc>Timing.J217:Timing.S217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I372:Timing.S376" chart:data-source-has-labels="both" svg:x="1.395cm" svg:y="2.207cm" svg:width="16.241cm" svg:height="6.784cm">
          <chartooo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J372:Timing.S372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J373:Timing.S373" chart:label-cell-address="Timing.I373:Timing.I373" chart:class="chart:bar">
            <chart:data-point chart:repeated="10"/>
          </chart:series>
          <chart:series chart:style-name="ch12" chart:values-cell-range-address="Timing.J374:Timing.S374" chart:label-cell-address="Timing.I374:Timing.I374" chart:class="chart:bar">
            <chart:data-point chart:repeated="10"/>
          </chart:series>
          <chart:series chart:style-name="ch13" chart:values-cell-range-address="Timing.J375:Timing.S375" chart:label-cell-address="Timing.I375:Timing.I375" chart:class="chart:bar">
            <chart:data-point chart:repeated="10"/>
          </chart:series>
          <chart:series chart:style-name="ch14" chart:values-cell-range-address="Timing.J376:Timing.S376" chart:label-cell-address="Timing.I376:Timing.I376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372:Timing.S372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I373:Timing.I373</svg:desc>
                </draw:g>
              </table:table-cell>
              <table:table-cell office:value-type="float" office:value="0.005854">
                <text:p>0.005854</text:p>
                <draw:g>
                  <svg:desc>Timing.J373:Timing.S373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I374:Timing.I374</svg:desc>
                </draw:g>
              </table:table-cell>
              <table:table-cell office:value-type="float" office:value="0.003205">
                <text:p>0.003205</text:p>
                <draw:g>
                  <svg:desc>Timing.J374:Timing.S374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I375:Timing.I375</svg:desc>
                </draw:g>
              </table:table-cell>
              <table:table-cell office:value-type="float" office:value="0.002477">
                <text:p>0.002477</text:p>
                <draw:g>
                  <svg:desc>Timing.J375:Timing.S375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I376:Timing.I376</svg:desc>
                </draw:g>
              </table:table-cell>
              <table:table-cell office:value-type="float" office:value="0.003428">
                <text:p>0.003428</text:p>
                <draw:g>
                  <svg:desc>Timing.J376:Timing.S3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J406:Timing.AF410 Timing.I406:Timing.I410 Timing.T526:Timing.T526" chart:data-source-has-labels="both" svg:x="1.509cm" svg:y="2.3cm" svg:width="21.694cm" svg:height="8.227cm">
          <chartooo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J406:Timing.AF406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J407:Timing.AF407" chart:label-cell-address="Timing.I407:Timing.I407" chart:class="chart:bar">
            <chart:data-point chart:repeated="23"/>
          </chart:series>
          <chart:series chart:style-name="ch13" chart:values-cell-range-address="Timing.J408:Timing.AF408" chart:label-cell-address="Timing.I408:Timing.I408" chart:class="chart:bar">
            <chart:data-point chart:repeated="23"/>
          </chart:series>
          <chart:series chart:style-name="ch14" chart:values-cell-range-address="Timing.J409:Timing.AF409" chart:label-cell-address="Timing.I409:Timing.I409" chart:class="chart:bar">
            <chart:data-point chart:repeated="23"/>
          </chart:series>
          <chart:series chart:style-name="ch15" chart:values-cell-range-address="Timing.J410:Timing.AF410" chart:label-cell-address="Timing.I410:Timing.I410" chart:class="chart:bar">
            <chart:data-point chart:repeated="23"/>
            <loext:propertry-mapping loext:property="FillColor" loext:cell-range-address="Timing.T526:Timing.T5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406:Timing.AF406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I407:Timing.I407</svg:desc>
                </draw:g>
              </table:table-cell>
              <table:table-cell office:value-type="float" office:value="0.006209">
                <text:p>0.006209</text:p>
                <draw:g>
                  <svg:desc>Timing.J407:Timing.AF407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I408:Timing.I408</svg:desc>
                </draw:g>
              </table:table-cell>
              <table:table-cell office:value-type="float" office:value="0.003467">
                <text:p>0.003467</text:p>
                <draw:g>
                  <svg:desc>Timing.J408:Timing.AF408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I409:Timing.I409</svg:desc>
                </draw:g>
              </table:table-cell>
              <table:table-cell office:value-type="float" office:value="0.002753">
                <text:p>0.002753</text:p>
                <draw:g>
                  <svg:desc>Timing.J409:Timing.AF409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I410:Timing.I410</svg:desc>
                </draw:g>
              </table:table-cell>
              <table:table-cell office:value-type="float" office:value="0.003499">
                <text:p>0.003499</text:p>
                <draw:g>
                  <svg:desc>Timing.J410:Timing.AF4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T526:Timing.T52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7cm" svg:height="11.157cm" xlink:href=".." xlink:type="simple" chart:class="chart:bar" chart:style-name="ch1">
        <chart:title svg:x="6.747cm" svg:y="0.359cm" chart:style-name="ch2">
          <text:p>Compile Times DFT inline float</text:p>
        </chart:title>
        <chart:legend chart:legend-position="end" svg:x="17.272cm" svg:y="4.781cm" style:legend-expansion="high" chart:style-name="ch3"/>
        <chart:plot-area chart:style-name="ch4" table:cell-range-address="Timing.I928:Timing.AE931" chart:data-source-has-labels="both" svg:x="1.405cm" svg:y="1.361cm" svg:width="15.473cm" svg:height="8.592cm">
          <chartooo:coordinate-region svg:x="2.212cm" svg:y="1.561cm" svg:width="14.666cm" svg:height="7.745cm"/>
          <chart:axis chart:dimension="x" chart:name="primary-x" chart:style-name="ch5" chartooo:axis-type="auto">
            <chartooo:date-scale/>
            <chart:title svg:x="7.853cm" svg:y="10.176cm" chart:style-name="ch6">
              <text:p>Matrix dimension</text:p>
            </chart:title>
            <chart:categories table:cell-range-address="Timing.J928:Timing.AE928"/>
          </chart:axis>
          <chart:axis chart:dimension="y" chart:name="primary-y" chart:style-name="ch7">
            <chart:title svg:x="0.451cm" svg:y="6.349cm" chart:style-name="ch8">
              <text:p>Seconds</text:p>
            </chart:title>
            <chart:grid chart:style-name="ch9" chart:class="major"/>
          </chart:axis>
          <chart:series chart:style-name="ch10" chart:values-cell-range-address="Timing.J929:Timing.AE929" chart:label-cell-address="Timing.I929:Timing.I929" chart:class="chart:bar">
            <chart:data-point chart:repeated="22"/>
          </chart:series>
          <chart:series chart:style-name="ch11" chart:values-cell-range-address="Timing.J930:Timing.AE930" chart:label-cell-address="Timing.I930:Timing.I930" chart:class="chart:bar">
            <chart:data-point chart:repeated="22"/>
          </chart:series>
          <chart:series chart:style-name="ch12" chart:values-cell-range-address="Timing.J931:Timing.AE931" chart:label-cell-address="Timing.I931:Timing.I93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928:Timing.AE928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I929:Timing.I929</svg:desc>
                </draw:g>
              </table:table-cell>
              <table:table-cell office:value-type="float" office:value="0.071671">
                <text:p>0.071671</text:p>
                <draw:g>
                  <svg:desc>Timing.J929:Timing.AE9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I930:Timing.I930</svg:desc>
                </draw:g>
              </table:table-cell>
              <table:table-cell office:value-type="float" office:value="0.452014">
                <text:p>0.452014</text:p>
                <draw:g>
                  <svg:desc>Timing.J930:Timing.AE930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</table:table-row>
            <table:table-row>
              <table:table-cell office:value-type="string">
                <text:p>pi3 std::set</text:p>
                <draw:g>
                  <svg:desc>Timing.I931:Timing.I931</svg:desc>
                </draw:g>
              </table:table-cell>
              <table:table-cell office:value-type="float" office:value="0.548715">
                <text:p>0.548715</text:p>
                <draw:g>
                  <svg:desc>Timing.J931:Timing.AE931</svg:desc>
                </draw:g>
              </table:table-cell>
              <table:table-cell office:value-type="float" office:value="1.567364">
                <text:p>1.567364</text:p>
              </table:table-cell>
              <table:table-cell office:value-type="float" office:value="2.777147">
                <text:p>2.777147</text:p>
              </table:table-cell>
              <table:table-cell office:value-type="float" office:value="4.236371">
                <text:p>4.236371</text:p>
              </table:table-cell>
              <table:table-cell office:value-type="float" office:value="NaN">
                <text:p>NaN</text:p>
              </table:table-cell>
              <table:table-cell office:value-type="float" office:value="7.92113">
                <text:p>7.92113</text:p>
              </table:table-cell>
              <table:table-cell office:value-type="float" office:value="10.181178">
                <text:p>10.181178</text:p>
              </table:table-cell>
              <table:table-cell office:value-type="float" office:value="12.783973">
                <text:p>12.783973</text:p>
              </table:table-cell>
              <table:table-cell office:value-type="float" office:value="15.696467">
                <text:p>15.696467</text:p>
              </table:table-cell>
              <table:table-cell office:value-type="float" office:value="18.885156">
                <text:p>18.885156</text:p>
              </table:table-cell>
              <table:table-cell office:value-type="float" office:value="22.539911">
                <text:p>22.539911</text:p>
              </table:table-cell>
              <table:table-cell office:value-type="float" office:value="22.539911">
                <text:p>22.539911</text:p>
              </table:table-cell>
              <table:table-cell office:value-type="float" office:value="30.976053">
                <text:p>30.976053</text:p>
              </table:table-cell>
              <table:table-cell office:value-type="float" office:value="35.749879">
                <text:p>35.749879</text:p>
              </table:table-cell>
              <table:table-cell office:value-type="float" office:value="40.951506">
                <text:p>40.951506</text:p>
              </table:table-cell>
              <table:table-cell office:value-type="float" office:value="46.634502">
                <text:p>46.634502</text:p>
              </table:table-cell>
              <table:table-cell office:value-type="float" office:value="52.886342">
                <text:p>52.886342</text:p>
              </table:table-cell>
              <table:table-cell office:value-type="float" office:value="59.292052">
                <text:p>59.292052</text:p>
              </table:table-cell>
              <table:table-cell office:value-type="float" office:value="66.613522">
                <text:p>66.613522</text:p>
              </table:table-cell>
              <table:table-cell office:value-type="float" office:value="74.265161">
                <text:p>74.265161</text:p>
              </table:table-cell>
              <table:table-cell office:value-type="float" office:value="82.522381">
                <text:p>82.522381</text:p>
              </table:table-cell>
              <table:table-cell office:value-type="float" office:value="90.893683">
                <text:p>90.8936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